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00"/>
    <style:style style:name="ce5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0000">
      <style:text-properties fo:font-weight="normal" style:font-weight-asian="normal" style:font-weight-complex="normal"/>
    </style:style>
    <style:style style:name="ce8" style:family="table-cell" style:parent-style-name="Default" style:data-style-name="N10000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1-mean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1019" table:default-cell-style-name="Default"/>
        <table:table-row table:style-name="ro1">
          <table:table-cell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v22</text:p>
          </table:table-cell>
          <table:table-cell table:style-name="ce1" office:value-type="string" calcext:value-type="string">
            <text:p>V22_2</text:p>
          </table:table-cell>
          <table:table-cell table:style-name="ce1" office:value-type="string" calcext:value-type="string">
            <text:p>V22_3</text:p>
          </table:table-cell>
          <table:table-cell table:style-name="ce1" office:value-type="string" calcext:value-type="string">
            <text:p>V22_4</text:p>
          </table:table-cell>
          <table:table-cell table:style-name="ce1" office:value-type="string" calcext:value-type="string">
            <text:p>V22_5</text:p>
          </table:table-cell>
          <table:table-cell table:style-name="ce1" office:value-type="string" calcext:value-type="string">
            <text:p>v23</text:p>
          </table:table-cell>
          <table:table-cell table:style-name="ce1" office:value-type="string" calcext:value-type="string">
            <text:p>v24</text:p>
          </table:table-cell>
          <table:table-cell table:style-name="ce1" office:value-type="string" calcext:value-type="string">
            <text:p>V24_2</text:p>
          </table:table-cell>
          <table:table-cell table:style-name="ce1" office:value-type="string" calcext:value-type="string">
            <text:p>v25</text:p>
          </table:table-cell>
          <table:table-cell table:style-name="ce1" office:value-type="string" calcext:value-type="string">
            <text:p>v26</text:p>
          </table:table-cell>
          <table:table-cell table:style-name="ce1"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67798" calcext:value-type="float">
            <text:p>0.567798</text:p>
          </table:table-cell>
          <table:table-cell office:value-type="float" office:value="0.61413" calcext:value-type="float">
            <text:p>0.61413</text:p>
          </table:table-cell>
          <table:table-cell office:value-type="float" office:value="0.205655" calcext:value-type="float">
            <text:p>0.205655</text:p>
          </table:table-cell>
          <table:table-cell office:value-type="float" office:value="0.095408" calcext:value-type="float">
            <text:p>0.095408</text:p>
          </table:table-cell>
          <table:table-cell office:value-type="float" office:value="0.550019" calcext:value-type="float">
            <text:p>0.550019</text:p>
          </table:table-cell>
          <table:table-cell table:style-name="ce2" office:value-type="float" office:value="0.075976" calcext:value-type="float">
            <text:p>0.075976</text:p>
          </table:table-cell>
          <table:table-cell table:style-name="ce2" office:value-type="float" office:value="0.52531" calcext:value-type="float">
            <text:p>0.525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470952" calcext:value-type="float">
            <text:p>0.470952</text:p>
          </table:table-cell>
          <table:table-cell office:value-type="float" office:value="0.593275" calcext:value-type="float">
            <text:p>0.593275</text:p>
          </table:table-cell>
          <table:table-cell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3]+10" office:value-type="float" office:value="20" calcext:value-type="float">
            <text:p>20</text:p>
          </table:table-cell>
          <table:table-cell office:value-type="float" office:value="0.598035" calcext:value-type="float">
            <text:p>0.598035</text:p>
          </table:table-cell>
          <table:table-cell office:value-type="float" office:value="0.564866" calcext:value-type="float">
            <text:p>0.564866</text:p>
          </table:table-cell>
          <table:table-cell office:value-type="float" office:value="0.610602" calcext:value-type="float">
            <text:p>0.610602</text:p>
          </table:table-cell>
          <table:table-cell office:value-type="float" office:value="0.476314" calcext:value-type="float">
            <text:p>0.476314</text:p>
          </table:table-cell>
          <table:table-cell office:value-type="float" office:value="0.615118" calcext:value-type="float">
            <text:p>0.615118</text:p>
          </table:table-cell>
          <table:table-cell table:style-name="ce2" office:value-type="float" office:value="0.549681" calcext:value-type="float">
            <text:p>0.549681</text:p>
          </table:table-cell>
          <table:table-cell table:style-name="ce2" office:value-type="float" office:value="0.621198" calcext:value-type="float">
            <text:p>0.6211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602978" calcext:value-type="float">
            <text:p>0.602978</text:p>
          </table:table-cell>
          <table:table-cell office:value-type="float" office:value="0.640522" calcext:value-type="float">
            <text:p>0.640522</text:p>
          </table:table-cell>
          <table:table-cell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4]+10" office:value-type="float" office:value="30" calcext:value-type="float">
            <text:p>30</text:p>
          </table:table-cell>
          <table:table-cell office:value-type="float" office:value="0.63742" calcext:value-type="float">
            <text:p>0.63742</text:p>
          </table:table-cell>
          <table:table-cell office:value-type="float" office:value="0.649903" calcext:value-type="float">
            <text:p>0.649903</text:p>
          </table:table-cell>
          <table:table-cell office:value-type="float" office:value="0.64697" calcext:value-type="float">
            <text:p>0.64697</text:p>
          </table:table-cell>
          <table:table-cell office:value-type="float" office:value="0.540708" calcext:value-type="float">
            <text:p>0.540708</text:p>
          </table:table-cell>
          <table:table-cell office:value-type="float" office:value="0.639276" calcext:value-type="float">
            <text:p>0.639276</text:p>
          </table:table-cell>
          <table:table-cell table:style-name="ce2" office:value-type="float" office:value="0.583352" calcext:value-type="float">
            <text:p>0.583352</text:p>
          </table:table-cell>
          <table:table-cell table:style-name="ce2" office:value-type="float" office:value="0.65396" calcext:value-type="float">
            <text:p>0.65396</text:p>
          </table:table-cell>
          <table:table-cell table:style-name="ce2" office:value-type="float" office:value="0.36143" calcext:value-type="float">
            <text:p>0.36143</text:p>
          </table:table-cell>
          <table:table-cell table:style-name="ce2" office:value-type="float" office:value="0.635816" calcext:value-type="float">
            <text:p>0.635816</text:p>
          </table:table-cell>
          <table:table-cell office:value-type="float" office:value="0.644158" calcext:value-type="float">
            <text:p>0.644158</text:p>
          </table:table-cell>
          <table:table-cell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5]+10" office:value-type="float" office:value="40" calcext:value-type="float">
            <text:p>40</text:p>
          </table:table-cell>
          <table:table-cell office:value-type="float" office:value="0.657243" calcext:value-type="float">
            <text:p>0.657243</text:p>
          </table:table-cell>
          <table:table-cell office:value-type="float" office:value="0.656454" calcext:value-type="float">
            <text:p>0.656454</text:p>
          </table:table-cell>
          <table:table-cell office:value-type="float" office:value="0.622113" calcext:value-type="float">
            <text:p>0.622113</text:p>
          </table:table-cell>
          <table:table-cell office:value-type="float" office:value="0.548099" calcext:value-type="float">
            <text:p>0.548099</text:p>
          </table:table-cell>
          <table:table-cell office:value-type="float" office:value="0.654108" calcext:value-type="float">
            <text:p>0.654108</text:p>
          </table:table-cell>
          <table:table-cell table:style-name="ce2" office:value-type="float" office:value="0.595916" calcext:value-type="float">
            <text:p>0.595916</text:p>
          </table:table-cell>
          <table:table-cell table:style-name="ce2" office:value-type="float" office:value="0.650886" calcext:value-type="float">
            <text:p>0.650886</text:p>
          </table:table-cell>
          <table:table-cell table:style-name="ce2" office:value-type="float" office:value="0.596184" calcext:value-type="float">
            <text:p>0.596184</text:p>
          </table:table-cell>
          <table:table-cell table:style-name="ce2"/>
          <table:table-cell office:value-type="float" office:value="0.625938" calcext:value-type="float">
            <text:p>0.625938</text:p>
          </table:table-cell>
          <table:table-cell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6]+10" office:value-type="float" office:value="50" calcext:value-type="float">
            <text:p>50</text:p>
          </table:table-cell>
          <table:table-cell office:value-type="float" office:value="0.659481" calcext:value-type="float">
            <text:p>0.659481</text:p>
          </table:table-cell>
          <table:table-cell office:value-type="float" office:value="0.616058" calcext:value-type="float">
            <text:p>0.616058</text:p>
          </table:table-cell>
          <table:table-cell office:value-type="float" office:value="0.659256" calcext:value-type="float">
            <text:p>0.659256</text:p>
          </table:table-cell>
          <table:table-cell office:value-type="float" office:value="0.566275" calcext:value-type="float">
            <text:p>0.566275</text:p>
          </table:table-cell>
          <table:table-cell office:value-type="float" office:value="0.616636" calcext:value-type="float">
            <text:p>0.616636</text:p>
          </table:table-cell>
          <table:table-cell table:style-name="ce2" office:value-type="float" office:value="0.620729" calcext:value-type="float">
            <text:p>0.620729</text:p>
          </table:table-cell>
          <table:table-cell table:style-name="ce2" office:value-type="float" office:value="0.661981" calcext:value-type="float">
            <text:p>0.661981</text:p>
          </table:table-cell>
          <table:table-cell table:style-name="ce2" office:value-type="float" office:value="0.614736" calcext:value-type="float">
            <text:p>0.614736</text:p>
          </table:table-cell>
          <table:table-cell table:style-name="ce2"/>
          <table:table-cell office:value-type="float" office:value="0.660941" calcext:value-type="float">
            <text:p>0.660941</text:p>
          </table:table-cell>
          <table:table-cell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7]+10" office:value-type="float" office:value="60" calcext:value-type="float">
            <text:p>60</text:p>
          </table:table-cell>
          <table:table-cell office:value-type="float" office:value="0.648629" calcext:value-type="float">
            <text:p>0.648629</text:p>
          </table:table-cell>
          <table:table-cell office:value-type="float" office:value="0.651341" calcext:value-type="float">
            <text:p>0.651341</text:p>
          </table:table-cell>
          <table:table-cell office:value-type="float" office:value="0.630931" calcext:value-type="float">
            <text:p>0.630931</text:p>
          </table:table-cell>
          <table:table-cell office:value-type="float" office:value="0.5729" calcext:value-type="float">
            <text:p>0.5729</text:p>
          </table:table-cell>
          <table:table-cell office:value-type="float" office:value="0.665669" calcext:value-type="float">
            <text:p>0.665669</text:p>
          </table:table-cell>
          <table:table-cell table:style-name="ce2" office:value-type="float" office:value="0.655592" calcext:value-type="float">
            <text:p>0.655592</text:p>
          </table:table-cell>
          <table:table-cell table:style-name="ce2" office:value-type="float" office:value="0.669113" calcext:value-type="float">
            <text:p>0.669113</text:p>
          </table:table-cell>
          <table:table-cell table:style-name="ce2" office:value-type="float" office:value="0.641604" calcext:value-type="float">
            <text:p>0.641604</text:p>
          </table:table-cell>
          <table:table-cell table:style-name="ce2"/>
          <table:table-cell office:value-type="float" office:value="0.673775" calcext:value-type="float">
            <text:p>0.673775</text:p>
          </table:table-cell>
          <table:table-cell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8]+10" office:value-type="float" office:value="70" calcext:value-type="float">
            <text:p>70</text:p>
          </table:table-cell>
          <table:table-cell office:value-type="float" office:value="0.669622" calcext:value-type="float">
            <text:p>0.669622</text:p>
          </table:table-cell>
          <table:table-cell office:value-type="float" office:value="0.66587" calcext:value-type="float">
            <text:p>0.66587</text:p>
          </table:table-cell>
          <table:table-cell office:value-type="float" office:value="0.666523" calcext:value-type="float">
            <text:p>0.666523</text:p>
          </table:table-cell>
          <table:table-cell office:value-type="float" office:value="0.574761" calcext:value-type="float">
            <text:p>0.574761</text:p>
          </table:table-cell>
          <table:table-cell office:value-type="float" office:value="0.658904" calcext:value-type="float">
            <text:p>0.658904</text:p>
          </table:table-cell>
          <table:table-cell table:style-name="ce2" office:value-type="float" office:value="0.656153" calcext:value-type="float">
            <text:p>0.656153</text:p>
          </table:table-cell>
          <table:table-cell table:style-name="ce2" office:value-type="float" office:value="0.673115" calcext:value-type="float">
            <text:p>0.673115</text:p>
          </table:table-cell>
          <table:table-cell table:style-name="ce2" office:value-type="float" office:value="0.651614" calcext:value-type="float">
            <text:p>0.651614</text:p>
          </table:table-cell>
          <table:table-cell table:style-name="ce2"/>
          <table:table-cell office:value-type="float" office:value="0.660313" calcext:value-type="float">
            <text:p>0.660313</text:p>
          </table:table-cell>
          <table:table-cell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9]+10" office:value-type="float" office:value="80" calcext:value-type="float">
            <text:p>80</text:p>
          </table:table-cell>
          <table:table-cell table:style-name="ce5" office:value-type="float" office:value="0.678586" calcext:value-type="float">
            <text:p>0.678586</text:p>
          </table:table-cell>
          <table:table-cell office:value-type="float" office:value="0.686585" calcext:value-type="float">
            <text:p>0.686585</text:p>
          </table:table-cell>
          <table:table-cell office:value-type="float" office:value="0.667742" calcext:value-type="float">
            <text:p>0.667742</text:p>
          </table:table-cell>
          <table:table-cell office:value-type="float" office:value="0.590779" calcext:value-type="float">
            <text:p>0.590779</text:p>
          </table:table-cell>
          <table:table-cell office:value-type="float" office:value="0.685691" calcext:value-type="float">
            <text:p>0.685691</text:p>
          </table:table-cell>
          <table:table-cell table:style-name="ce2" office:value-type="float" office:value="0.662615" calcext:value-type="float">
            <text:p>0.662615</text:p>
          </table:table-cell>
          <table:table-cell table:style-name="ce5" office:value-type="float" office:value="0.673324" calcext:value-type="float">
            <text:p>0.673324</text:p>
          </table:table-cell>
          <table:table-cell table:style-name="ce2" office:value-type="float" office:value="0.659692" calcext:value-type="float">
            <text:p>0.659692</text:p>
          </table:table-cell>
          <table:table-cell table:style-name="ce2"/>
          <table:table-cell office:value-type="float" office:value="0.664109" calcext:value-type="float">
            <text:p>0.664109</text:p>
          </table:table-cell>
          <table:table-cell/>
          <table:table-cell table:style-name="ce2"/>
          <table:table-cell table:style-name="ce5"/>
          <table:table-cell table:style-name="ce2" table:number-columns-repeated="2"/>
          <table:table-cell table:number-columns-repeated="2"/>
          <table:table-cell table:style-name="ce2"/>
          <table:table-cell table:style-name="ce5"/>
          <table:table-cell table:number-columns-repeated="1003"/>
        </table:table-row>
        <table:table-row table:style-name="ro1">
          <table:table-cell table:formula="of:=[.A10]+10" office:value-type="float" office:value="90" calcext:value-type="float">
            <text:p>90</text:p>
          </table:table-cell>
          <table:table-cell office:value-type="float" office:value="0.679238" calcext:value-type="float">
            <text:p>0.679238</text:p>
          </table:table-cell>
          <table:table-cell office:value-type="float" office:value="0.684194" calcext:value-type="float">
            <text:p>0.684194</text:p>
          </table:table-cell>
          <table:table-cell table:style-name="Default" office:value-type="float" office:value="0.681222" calcext:value-type="float">
            <text:p>0.681222</text:p>
          </table:table-cell>
          <table:table-cell office:value-type="float" office:value="0.585378" calcext:value-type="float">
            <text:p>0.585378</text:p>
          </table:table-cell>
          <table:table-cell table:style-name="ce5" office:value-type="float" office:value="0.680372" calcext:value-type="float">
            <text:p>0.680372</text:p>
          </table:table-cell>
          <table:table-cell table:style-name="ce2" office:value-type="float" office:value="0.654934" calcext:value-type="float">
            <text:p>0.654934</text:p>
          </table:table-cell>
          <table:table-cell table:style-name="ce2" office:value-type="float" office:value="0.66287" calcext:value-type="float">
            <text:p>0.66287</text:p>
          </table:table-cell>
          <table:table-cell table:style-name="ce2" office:value-type="float" office:value="0.66286" calcext:value-type="float">
            <text:p>0.66286</text:p>
          </table:table-cell>
          <table:table-cell/>
          <table:table-cell office:value-type="float" office:value="0.663807" calcext:value-type="float">
            <text:p>0.663807</text:p>
          </table:table-cell>
          <table:table-cell table:style-name="ce5"/>
          <table:table-cell table:style-name="ce2" table:number-columns-repeated="3"/>
          <table:table-cell table:number-columns-repeated="2"/>
          <table:table-cell table:style-name="ce5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1]+10" office:value-type="float" office:value="100" calcext:value-type="float">
            <text:p>100</text:p>
          </table:table-cell>
          <table:table-cell office:value-type="float" office:value="0.6737" calcext:value-type="float">
            <text:p>0.6737</text:p>
          </table:table-cell>
          <table:table-cell office:value-type="float" office:value="0.681989" calcext:value-type="float">
            <text:p>0.681989</text:p>
          </table:table-cell>
          <table:table-cell office:value-type="float" office:value="0.678247" calcext:value-type="float">
            <text:p>0.678247</text:p>
          </table:table-cell>
          <table:table-cell office:value-type="float" office:value="0.597154" calcext:value-type="float">
            <text:p>0.597154</text:p>
          </table:table-cell>
          <table:table-cell office:value-type="float" office:value="0.667917" calcext:value-type="float">
            <text:p>0.667917</text:p>
          </table:table-cell>
          <table:table-cell table:style-name="ce2" office:value-type="float" office:value="0.652132" calcext:value-type="float">
            <text:p>0.652132</text:p>
          </table:table-cell>
          <table:table-cell table:style-name="ce2" office:value-type="float" office:value="0.647032" calcext:value-type="float">
            <text:p>0.647032</text:p>
          </table:table-cell>
          <table:table-cell table:style-name="ce2" office:value-type="float" office:value="0.668318" calcext:value-type="float">
            <text:p>0.668318</text:p>
          </table:table-cell>
          <table:table-cell table:style-name="ce2"/>
          <table:table-cell office:value-type="float" office:value="0.677808" calcext:value-type="float">
            <text:p>0.677808</text:p>
          </table:table-cell>
          <table:table-cell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2]+10" office:value-type="float" office:value="110" calcext:value-type="float">
            <text:p>110</text:p>
          </table:table-cell>
          <table:table-cell office:value-type="float" office:value="0.67185" calcext:value-type="float">
            <text:p>0.67185</text:p>
          </table:table-cell>
          <table:table-cell office:value-type="float" office:value="0.670344" calcext:value-type="float">
            <text:p>0.670344</text:p>
          </table:table-cell>
          <table:table-cell table:style-name="ce5" office:value-type="float" office:value="0.657258" calcext:value-type="float">
            <text:p>0.657258</text:p>
          </table:table-cell>
          <table:table-cell office:value-type="float" office:value="0.523841" calcext:value-type="float">
            <text:p>0.523841</text:p>
          </table:table-cell>
          <table:table-cell office:value-type="float" office:value="0.674313" calcext:value-type="float">
            <text:p>0.674313</text:p>
          </table:table-cell>
          <table:table-cell table:style-name="ce2" office:value-type="float" office:value="0.64988" calcext:value-type="float">
            <text:p>0.64988</text:p>
          </table:table-cell>
          <table:table-cell table:style-name="ce2" office:value-type="float" office:value="0.65573" calcext:value-type="float">
            <text:p>0.65573</text:p>
          </table:table-cell>
          <table:table-cell table:style-name="ce2" office:value-type="float" office:value="0.644315" calcext:value-type="float">
            <text:p>0.644315</text:p>
          </table:table-cell>
          <table:table-cell table:style-name="ce5"/>
          <table:table-cell office:value-type="float" office:value="0.672468" calcext:value-type="float">
            <text:p>0.672468</text:p>
          </table:table-cell>
          <table:table-cell/>
          <table:table-cell table:style-name="ce2" table:number-columns-repeated="3"/>
          <table:table-cell table:style-name="ce5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3]+10" office:value-type="float" office:value="120" calcext:value-type="float">
            <text:p>120</text:p>
          </table:table-cell>
          <table:table-cell office:value-type="float" office:value="0.652944" calcext:value-type="float">
            <text:p>0.652944</text:p>
          </table:table-cell>
          <table:table-cell office:value-type="float" office:value="0.655398" calcext:value-type="float">
            <text:p>0.655398</text:p>
          </table:table-cell>
          <table:table-cell office:value-type="float" office:value="0.674851" calcext:value-type="float">
            <text:p>0.674851</text:p>
          </table:table-cell>
          <table:table-cell office:value-type="float" office:value="0.57383" calcext:value-type="float">
            <text:p>0.57383</text:p>
          </table:table-cell>
          <table:table-cell office:value-type="float" office:value="0.666949" calcext:value-type="float">
            <text:p>0.666949</text:p>
          </table:table-cell>
          <table:table-cell table:style-name="ce2" office:value-type="float" office:value="0.668719" calcext:value-type="float">
            <text:p>0.668719</text:p>
          </table:table-cell>
          <table:table-cell table:style-name="ce2" office:value-type="float" office:value="0.672885" calcext:value-type="float">
            <text:p>0.672885</text:p>
          </table:table-cell>
          <table:table-cell table:style-name="ce2" office:value-type="float" office:value="0.65754" calcext:value-type="float">
            <text:p>0.65754</text:p>
          </table:table-cell>
          <table:table-cell table:style-name="ce2"/>
          <table:table-cell office:value-type="float" office:value="0.665645" calcext:value-type="float">
            <text:p>0.665645</text:p>
          </table:table-cell>
          <table:table-cell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4]+10" office:value-type="float" office:value="130" calcext:value-type="float">
            <text:p>130</text:p>
          </table:table-cell>
          <table:table-cell office:value-type="float" office:value="0.66894" calcext:value-type="float">
            <text:p>0.66894</text:p>
          </table:table-cell>
          <table:table-cell table:style-name="ce7" office:value-type="float" office:value="0.674051" calcext:value-type="float">
            <text:p>0.674051</text:p>
          </table:table-cell>
          <table:table-cell office:value-type="float" office:value="0.67681" calcext:value-type="float">
            <text:p>0.67681</text:p>
          </table:table-cell>
          <table:table-cell office:value-type="float" office:value="0.605122" calcext:value-type="float">
            <text:p>0.605122</text:p>
          </table:table-cell>
          <table:table-cell office:value-type="float" office:value="0.675451" calcext:value-type="float">
            <text:p>0.675451</text:p>
          </table:table-cell>
          <table:table-cell table:style-name="ce2" office:value-type="float" office:value="0.673847" calcext:value-type="float">
            <text:p>0.673847</text:p>
          </table:table-cell>
          <table:table-cell table:style-name="ce2" office:value-type="float" office:value="0.691537" calcext:value-type="float">
            <text:p>0.691537</text:p>
          </table:table-cell>
          <table:table-cell table:style-name="ce7" office:value-type="float" office:value="0.673666" calcext:value-type="float">
            <text:p>0.673666</text:p>
          </table:table-cell>
          <table:table-cell table:style-name="ce2"/>
          <table:table-cell office:value-type="float" office:value="0.676321" calcext:value-type="float">
            <text:p>0.676321</text:p>
          </table:table-cell>
          <table:table-cell/>
          <table:table-cell table:style-name="ce2" table:number-columns-repeated="2"/>
          <table:table-cell table:style-name="ce7"/>
          <table:table-cell table:style-name="ce2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5]+10" office:value-type="float" office:value="140" calcext:value-type="float">
            <text:p>140</text:p>
          </table:table-cell>
          <table:table-cell office:value-type="float" office:value="0.67963" calcext:value-type="float">
            <text:p>0.67963</text:p>
          </table:table-cell>
          <table:table-cell office:value-type="float" office:value="0.681549" calcext:value-type="float">
            <text:p>0.681549</text:p>
          </table:table-cell>
          <table:table-cell office:value-type="float" office:value="0.677533" calcext:value-type="float">
            <text:p>0.677533</text:p>
          </table:table-cell>
          <table:table-cell office:value-type="float" office:value="0.577592" calcext:value-type="float">
            <text:p>0.577592</text:p>
          </table:table-cell>
          <table:table-cell office:value-type="float" office:value="0.660978" calcext:value-type="float">
            <text:p>0.660978</text:p>
          </table:table-cell>
          <table:table-cell table:style-name="ce2" office:value-type="float" office:value="0.672918" calcext:value-type="float">
            <text:p>0.672918</text:p>
          </table:table-cell>
          <table:table-cell table:style-name="ce2" office:value-type="float" office:value="0.649711" calcext:value-type="float">
            <text:p>0.649711</text:p>
          </table:table-cell>
          <table:table-cell table:style-name="ce2" office:value-type="float" office:value="0.676968" calcext:value-type="float">
            <text:p>0.676968</text:p>
          </table:table-cell>
          <table:table-cell table:style-name="ce2"/>
          <table:table-cell office:value-type="float" office:value="0.671459" calcext:value-type="float">
            <text:p>0.671459</text:p>
          </table:table-cell>
          <table:table-cell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6]+10" office:value-type="float" office:value="150" calcext:value-type="float">
            <text:p>150</text:p>
          </table:table-cell>
          <table:table-cell office:value-type="float" office:value="0.647389" calcext:value-type="float">
            <text:p>0.647389</text:p>
          </table:table-cell>
          <table:table-cell office:value-type="float" office:value="0.666968" calcext:value-type="float">
            <text:p>0.666968</text:p>
          </table:table-cell>
          <table:table-cell office:value-type="float" office:value="0.646154" calcext:value-type="float">
            <text:p>0.646154</text:p>
          </table:table-cell>
          <table:table-cell office:value-type="float" office:value="0.586347" calcext:value-type="float">
            <text:p>0.586347</text:p>
          </table:table-cell>
          <table:table-cell office:value-type="float" office:value="0.674378" calcext:value-type="float">
            <text:p>0.674378</text:p>
          </table:table-cell>
          <table:table-cell table:style-name="ce2" office:value-type="float" office:value="0.675256" calcext:value-type="float">
            <text:p>0.675256</text:p>
          </table:table-cell>
          <table:table-cell table:style-name="ce2" office:value-type="float" office:value="0.636041" calcext:value-type="float">
            <text:p>0.636041</text:p>
          </table:table-cell>
          <table:table-cell table:style-name="ce2" office:value-type="float" office:value="0.676557" calcext:value-type="float">
            <text:p>0.676557</text:p>
          </table:table-cell>
          <table:table-cell table:style-name="ce2"/>
          <table:table-cell office:value-type="float" office:value="0.640064" calcext:value-type="float">
            <text:p>0.640064</text:p>
          </table:table-cell>
          <table:table-cell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7]+10" office:value-type="float" office:value="160" calcext:value-type="float">
            <text:p>160</text:p>
          </table:table-cell>
          <table:table-cell office:value-type="float" office:value="0.691277" calcext:value-type="float">
            <text:p>0.691277</text:p>
          </table:table-cell>
          <table:table-cell table:style-name="ce7" office:value-type="float" office:value="0.694692" calcext:value-type="float">
            <text:p>0.694692</text:p>
          </table:table-cell>
          <table:table-cell office:value-type="float" office:value="0.689779" calcext:value-type="float">
            <text:p>0.689779</text:p>
          </table:table-cell>
          <table:table-cell table:style-name="ce5" office:value-type="float" office:value="0.603924" calcext:value-type="float">
            <text:p>0.603924</text:p>
          </table:table-cell>
          <table:table-cell table:style-name="ce5" office:value-type="float" office:value="0.697411" calcext:value-type="float">
            <text:p>0.697411</text:p>
          </table:table-cell>
          <table:table-cell table:style-name="ce2" office:value-type="float" office:value="0.687332" calcext:value-type="float">
            <text:p>0.687332</text:p>
          </table:table-cell>
          <table:table-cell table:style-name="ce2" office:value-type="float" office:value="0.686774" calcext:value-type="float">
            <text:p>0.686774</text:p>
          </table:table-cell>
          <table:table-cell table:style-name="ce7" office:value-type="float" office:value="0.684103" calcext:value-type="float">
            <text:p>0.684103</text:p>
          </table:table-cell>
          <table:table-cell table:style-name="ce2"/>
          <table:table-cell table:style-name="ce5" office:value-type="float" office:value="0.678829" calcext:value-type="float">
            <text:p>0.678829</text:p>
          </table:table-cell>
          <table:table-cell table:style-name="ce5"/>
          <table:table-cell table:style-name="ce2" table:number-columns-repeated="2"/>
          <table:table-cell table:style-name="ce8"/>
          <table:table-cell table:style-name="ce2"/>
          <table:table-cell table:style-name="ce5"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8]+10" office:value-type="float" office:value="170" calcext:value-type="float">
            <text:p>170</text:p>
          </table:table-cell>
          <table:table-cell office:value-type="float" office:value="0.669718" calcext:value-type="float">
            <text:p>0.669718</text:p>
          </table:table-cell>
          <table:table-cell office:value-type="float" office:value="0.678297" calcext:value-type="float">
            <text:p>0.678297</text:p>
          </table:table-cell>
          <table:table-cell office:value-type="float" office:value="0.678223" calcext:value-type="float">
            <text:p>0.678223</text:p>
          </table:table-cell>
          <table:table-cell office:value-type="float" office:value="0.607449" calcext:value-type="float">
            <text:p>0.607449</text:p>
          </table:table-cell>
          <table:table-cell office:value-type="float" office:value="0.67771" calcext:value-type="float">
            <text:p>0.67771</text:p>
          </table:table-cell>
          <table:table-cell table:style-name="ce2" office:value-type="float" office:value="0.688569" calcext:value-type="float">
            <text:p>0.688569</text:p>
          </table:table-cell>
          <table:table-cell table:style-name="ce2" office:value-type="float" office:value="0.641225" calcext:value-type="float">
            <text:p>0.641225</text:p>
          </table:table-cell>
          <table:table-cell table:style-name="ce2" office:value-type="float" office:value="0.657572" calcext:value-type="float">
            <text:p>0.657572</text:p>
          </table:table-cell>
          <table:table-cell table:style-name="ce2"/>
          <table:table-cell office:value-type="float" office:value="0.659063" calcext:value-type="float">
            <text:p>0.659063</text:p>
          </table:table-cell>
          <table:table-cell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9]+10" office:value-type="float" office:value="180" calcext:value-type="float">
            <text:p>180</text:p>
          </table:table-cell>
          <table:table-cell office:value-type="float" office:value="0.685777" calcext:value-type="float">
            <text:p>0.685777</text:p>
          </table:table-cell>
          <table:table-cell office:value-type="float" office:value="0.692032" calcext:value-type="float">
            <text:p>0.692032</text:p>
          </table:table-cell>
          <table:table-cell office:value-type="float" office:value="0.68834" calcext:value-type="float">
            <text:p>0.68834</text:p>
          </table:table-cell>
          <table:table-cell office:value-type="float" office:value="0.605865" calcext:value-type="float">
            <text:p>0.605865</text:p>
          </table:table-cell>
          <table:table-cell office:value-type="float" office:value="0.695746" calcext:value-type="float">
            <text:p>0.695746</text:p>
          </table:table-cell>
          <table:table-cell office:value-type="float" office:value="0.654471" calcext:value-type="float">
            <text:p>0.654471</text:p>
          </table:table-cell>
          <table:table-cell office:value-type="float" office:value="0.671586" calcext:value-type="float">
            <text:p>0.671586</text:p>
          </table:table-cell>
          <table:table-cell office:value-type="float" office:value="0.614615" calcext:value-type="float">
            <text:p>0.614615</text:p>
          </table:table-cell>
          <table:table-cell table:number-columns-repeated="1014"/>
        </table:table-row>
        <table:table-row table:style-name="ro1">
          <table:table-cell table:formula="of:=[.A20]+10" office:value-type="float" office:value="190" calcext:value-type="float">
            <text:p>190</text:p>
          </table:table-cell>
          <table:table-cell office:value-type="float" office:value="0.673923" calcext:value-type="float">
            <text:p>0.673923</text:p>
          </table:table-cell>
          <table:table-cell office:value-type="float" office:value="0.687786" calcext:value-type="float">
            <text:p>0.687786</text:p>
          </table:table-cell>
          <table:table-cell office:value-type="float" office:value="0.683059" calcext:value-type="float">
            <text:p>0.683059</text:p>
          </table:table-cell>
          <table:table-cell office:value-type="float" office:value="0.583883" calcext:value-type="float">
            <text:p>0.583883</text:p>
          </table:table-cell>
          <table:table-cell office:value-type="float" office:value="0.684988" calcext:value-type="float">
            <text:p>0.684988</text:p>
          </table:table-cell>
          <table:table-cell office:value-type="float" office:value="0.672028" calcext:value-type="float">
            <text:p>0.672028</text:p>
          </table:table-cell>
          <table:table-cell office:value-type="float" office:value="0.631199" calcext:value-type="float">
            <text:p>0.631199</text:p>
          </table:table-cell>
          <table:table-cell office:value-type="float" office:value="0.680119" calcext:value-type="float">
            <text:p>0.680119</text:p>
          </table:table-cell>
          <table:table-cell table:number-columns-repeated="4"/>
          <table:table-cell table:style-name="ce5"/>
          <table:table-cell table:number-columns-repeated="1009"/>
        </table:table-row>
        <table:table-row table:style-name="ro1">
          <table:table-cell table:formula="of:=[.A21]+10" office:value-type="float" office:value="200" calcext:value-type="float">
            <text:p>200</text:p>
          </table:table-cell>
          <table:table-cell office:value-type="float" office:value="0.699915" calcext:value-type="float">
            <text:p>0.699915</text:p>
          </table:table-cell>
          <table:table-cell office:value-type="float" office:value="0.648962" calcext:value-type="float">
            <text:p>0.648962</text:p>
          </table:table-cell>
          <table:table-cell office:value-type="float" office:value="0.640315" calcext:value-type="float">
            <text:p>0.640315</text:p>
          </table:table-cell>
          <table:table-cell office:value-type="float" office:value="0.594881" calcext:value-type="float">
            <text:p>0.594881</text:p>
          </table:table-cell>
          <table:table-cell office:value-type="float" office:value="0.680141" calcext:value-type="float">
            <text:p>0.680141</text:p>
          </table:table-cell>
          <table:table-cell/>
          <table:table-cell office:value-type="float" office:value="0.671078" calcext:value-type="float">
            <text:p>0.671078</text:p>
          </table:table-cell>
          <table:table-cell office:value-type="float" office:value="0.691105" calcext:value-type="float">
            <text:p>0.691105</text:p>
          </table:table-cell>
          <table:table-cell table:number-columns-repeated="1014"/>
        </table:table-row>
        <table:table-row table:style-name="ro1">
          <table:table-cell table:formula="of:=[.A22]+10" office:value-type="float" office:value="210" calcext:value-type="float">
            <text:p>210</text:p>
          </table:table-cell>
          <table:table-cell office:value-type="float" office:value="0.67201" calcext:value-type="float">
            <text:p>0.67201</text:p>
          </table:table-cell>
          <table:table-cell office:value-type="float" office:value="0.663536" calcext:value-type="float">
            <text:p>0.663536</text:p>
          </table:table-cell>
          <table:table-cell office:value-type="float" office:value="0.654963" calcext:value-type="float">
            <text:p>0.654963</text:p>
          </table:table-cell>
          <table:table-cell office:value-type="float" office:value="0.552982" calcext:value-type="float">
            <text:p>0.552982</text:p>
          </table:table-cell>
          <table:table-cell office:value-type="float" office:value="0.635872" calcext:value-type="float">
            <text:p>0.635872</text:p>
          </table:table-cell>
          <table:table-cell table:number-columns-repeated="3"/>
          <table:table-cell table:style-name="ce5"/>
          <table:table-cell table:number-columns-repeated="1013"/>
        </table:table-row>
        <table:table-row table:style-name="ro1">
          <table:table-cell table:formula="of:=[.A23]+10" office:value-type="float" office:value="220" calcext:value-type="float">
            <text:p>220</text:p>
          </table:table-cell>
          <table:table-cell office:value-type="float" office:value="0.693688" calcext:value-type="float">
            <text:p>0.693688</text:p>
          </table:table-cell>
          <table:table-cell table:style-name="ce5" office:value-type="float" office:value="0.68215" calcext:value-type="float">
            <text:p>0.68215</text:p>
          </table:table-cell>
          <table:table-cell office:value-type="float" office:value="0.686023" calcext:value-type="float">
            <text:p>0.686023</text:p>
          </table:table-cell>
          <table:table-cell office:value-type="float" office:value="0.588897" calcext:value-type="float">
            <text:p>0.588897</text:p>
          </table:table-cell>
          <table:table-cell office:value-type="float" office:value="0.66265" calcext:value-type="float">
            <text:p>0.66265</text:p>
          </table:table-cell>
          <table:table-cell table:number-columns-repeated="5"/>
          <table:table-cell table:style-name="ce5"/>
          <table:table-cell table:number-columns-repeated="1011"/>
        </table:table-row>
        <table:table-row table:style-name="ro1">
          <table:table-cell table:formula="of:=[.A24]+10" office:value-type="float" office:value="230" calcext:value-type="float">
            <text:p>230</text:p>
          </table:table-cell>
          <table:table-cell office:value-type="float" office:value="0.698474" calcext:value-type="float">
            <text:p>0.698474</text:p>
          </table:table-cell>
          <table:table-cell office:value-type="float" office:value="0.707615" calcext:value-type="float">
            <text:p>0.707615</text:p>
          </table:table-cell>
          <table:table-cell office:value-type="float" office:value="0.689735" calcext:value-type="float">
            <text:p>0.689735</text:p>
          </table:table-cell>
          <table:table-cell office:value-type="float" office:value="0.586525" calcext:value-type="float">
            <text:p>0.586525</text:p>
          </table:table-cell>
          <table:table-cell office:value-type="float" office:value="0.685455" calcext:value-type="float">
            <text:p>0.685455</text:p>
          </table:table-cell>
          <table:table-cell table:number-columns-repeated="1017"/>
        </table:table-row>
        <table:table-row table:style-name="ro1">
          <table:table-cell table:formula="of:=[.A25]+10" office:value-type="float" office:value="240" calcext:value-type="float">
            <text:p>240</text:p>
          </table:table-cell>
          <table:table-cell office:value-type="float" office:value="0.680417" calcext:value-type="float">
            <text:p>0.680417</text:p>
          </table:table-cell>
          <table:table-cell office:value-type="float" office:value="0.707904" calcext:value-type="float">
            <text:p>0.707904</text:p>
          </table:table-cell>
          <table:table-cell office:value-type="float" office:value="0.669822" calcext:value-type="float">
            <text:p>0.669822</text:p>
          </table:table-cell>
          <table:table-cell office:value-type="float" office:value="0.585134" calcext:value-type="float">
            <text:p>0.585134</text:p>
          </table:table-cell>
          <table:table-cell office:value-type="float" office:value="0.672181" calcext:value-type="float">
            <text:p>0.672181</text:p>
          </table:table-cell>
          <table:table-cell table:number-columns-repeated="1017"/>
        </table:table-row>
        <table:table-row table:style-name="ro1">
          <table:table-cell table:formula="of:=[.A26]+10" office:value-type="float" office:value="250" calcext:value-type="float">
            <text:p>250</text:p>
          </table:table-cell>
          <table:table-cell office:value-type="float" office:value="0.69713" calcext:value-type="float">
            <text:p>0.69713</text:p>
          </table:table-cell>
          <table:table-cell office:value-type="float" office:value="0.672899" calcext:value-type="float">
            <text:p>0.672899</text:p>
          </table:table-cell>
          <table:table-cell office:value-type="float" office:value="0.693254" calcext:value-type="float">
            <text:p>0.693254</text:p>
          </table:table-cell>
          <table:table-cell office:value-type="float" office:value="0.598331" calcext:value-type="float">
            <text:p>0.598331</text:p>
          </table:table-cell>
          <table:table-cell office:value-type="float" office:value="0.675716" calcext:value-type="float">
            <text:p>0.675716</text:p>
          </table:table-cell>
          <table:table-cell table:number-columns-repeated="1017"/>
        </table:table-row>
        <table:table-row table:style-name="ro1">
          <table:table-cell table:formula="of:=[.A27]+10" office:value-type="float" office:value="260" calcext:value-type="float">
            <text:p>260</text:p>
          </table:table-cell>
          <table:table-cell office:value-type="float" office:value="0.686492" calcext:value-type="float">
            <text:p>0.686492</text:p>
          </table:table-cell>
          <table:table-cell office:value-type="float" office:value="0.692197" calcext:value-type="float">
            <text:p>0.692197</text:p>
          </table:table-cell>
          <table:table-cell office:value-type="float" office:value="0.673284" calcext:value-type="float">
            <text:p>0.673284</text:p>
          </table:table-cell>
          <table:table-cell office:value-type="float" office:value="0.603467" calcext:value-type="float">
            <text:p>0.603467</text:p>
          </table:table-cell>
          <table:table-cell office:value-type="float" office:value="0.704563" calcext:value-type="float">
            <text:p>0.704563</text:p>
          </table:table-cell>
          <table:table-cell table:number-columns-repeated="5"/>
          <table:table-cell table:style-name="ce5"/>
          <table:table-cell table:number-columns-repeated="1011"/>
        </table:table-row>
        <table:table-row table:style-name="ro1">
          <table:table-cell table:formula="of:=[.A28]+10" office:value-type="float" office:value="270" calcext:value-type="float">
            <text:p>270</text:p>
          </table:table-cell>
          <table:table-cell office:value-type="float" office:value="0.695406" calcext:value-type="float">
            <text:p>0.695406</text:p>
          </table:table-cell>
          <table:table-cell office:value-type="float" office:value="0.697559" calcext:value-type="float">
            <text:p>0.697559</text:p>
          </table:table-cell>
          <table:table-cell office:value-type="float" office:value="0.683051" calcext:value-type="float">
            <text:p>0.683051</text:p>
          </table:table-cell>
          <table:table-cell office:value-type="float" office:value="0.580843" calcext:value-type="float">
            <text:p>0.580843</text:p>
          </table:table-cell>
          <table:table-cell office:value-type="float" office:value="0.703919" calcext:value-type="float">
            <text:p>0.703919</text:p>
          </table:table-cell>
          <table:table-cell table:number-columns-repeated="1017"/>
        </table:table-row>
        <table:table-row table:style-name="ro1">
          <table:table-cell table:formula="of:=[.A29]+10" office:value-type="float" office:value="280" calcext:value-type="float">
            <text:p>280</text:p>
          </table:table-cell>
          <table:table-cell table:style-name="Default" office:value-type="float" office:value="0.682514" calcext:value-type="float">
            <text:p>0.682514</text:p>
          </table:table-cell>
          <table:table-cell table:style-name="Default" office:value-type="float" office:value="0.669148" calcext:value-type="float">
            <text:p>0.669148</text:p>
          </table:table-cell>
          <table:table-cell table:style-name="Default" office:value-type="float" office:value="0.695647" calcext:value-type="float">
            <text:p>0.695647</text:p>
          </table:table-cell>
          <table:table-cell office:value-type="float" office:value="0.586735" calcext:value-type="float">
            <text:p>0.586735</text:p>
          </table:table-cell>
          <table:table-cell office:value-type="float" office:value="0.683489" calcext:value-type="float">
            <text:p>0.683489</text:p>
          </table:table-cell>
          <table:table-cell table:number-columns-repeated="1017"/>
        </table:table-row>
        <table:table-row table:style-name="ro1">
          <table:table-cell table:formula="of:=[.A30]+10" office:value-type="float" office:value="290" calcext:value-type="float">
            <text:p>290</text:p>
          </table:table-cell>
          <table:table-cell table:style-name="Default" office:value-type="float" office:value="0.688601" calcext:value-type="float">
            <text:p>0.688601</text:p>
          </table:table-cell>
          <table:table-cell table:style-name="Default" office:value-type="float" office:value="0.702898" calcext:value-type="float">
            <text:p>0.702898</text:p>
          </table:table-cell>
          <table:table-cell table:style-name="Default" office:value-type="float" office:value="0.685651" calcext:value-type="float">
            <text:p>0.685651</text:p>
          </table:table-cell>
          <table:table-cell office:value-type="float" office:value="0.609195" calcext:value-type="float">
            <text:p>0.609195</text:p>
          </table:table-cell>
          <table:table-cell office:value-type="float" office:value="0.707931" calcext:value-type="float">
            <text:p>0.707931</text:p>
          </table:table-cell>
          <table:table-cell table:number-columns-repeated="5"/>
          <table:table-cell table:style-name="ce5"/>
          <table:table-cell table:number-columns-repeated="1011"/>
        </table:table-row>
        <table:table-row table:style-name="ro1">
          <table:table-cell table:formula="of:=[.A31]+10" office:value-type="float" office:value="300" calcext:value-type="float">
            <text:p>300</text:p>
          </table:table-cell>
          <table:table-cell table:style-name="Default" office:value-type="float" office:value="0.661736" calcext:value-type="float">
            <text:p>0.661736</text:p>
          </table:table-cell>
          <table:table-cell table:style-name="Default" office:value-type="float" office:value="0.708609" calcext:value-type="float">
            <text:p>0.708609</text:p>
          </table:table-cell>
          <table:table-cell table:style-name="Default" office:value-type="float" office:value="0.662833" calcext:value-type="float">
            <text:p>0.662833</text:p>
          </table:table-cell>
          <table:table-cell office:value-type="float" office:value="0.617886" calcext:value-type="float">
            <text:p>0.617886</text:p>
          </table:table-cell>
          <table:table-cell office:value-type="float" office:value="0.677665" calcext:value-type="float">
            <text:p>0.677665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table:formula="of:=[.A32]+10" office:value-type="float" office:value="310" calcext:value-type="float">
            <text:p>310</text:p>
          </table:table-cell>
          <table:table-cell table:style-name="Default" office:value-type="float" office:value="0.669886" calcext:value-type="float">
            <text:p>0.669886</text:p>
          </table:table-cell>
          <table:table-cell table:style-name="Default" office:value-type="float" office:value="0.660532" calcext:value-type="float">
            <text:p>0.660532</text:p>
          </table:table-cell>
          <table:table-cell table:style-name="Default" office:value-type="float" office:value="0.662993" calcext:value-type="float">
            <text:p>0.662993</text:p>
          </table:table-cell>
          <table:table-cell office:value-type="float" office:value="0.610353" calcext:value-type="float">
            <text:p>0.610353</text:p>
          </table:table-cell>
          <table:table-cell office:value-type="float" office:value="0.677892" calcext:value-type="float">
            <text:p>0.677892</text:p>
          </table:table-cell>
          <table:table-cell table:number-columns-repeated="1017"/>
        </table:table-row>
        <table:table-row table:style-name="ro1">
          <table:table-cell table:formula="of:=[.A33]+10" office:value-type="float" office:value="320" calcext:value-type="float">
            <text:p>320</text:p>
          </table:table-cell>
          <table:table-cell table:style-name="Default" office:value-type="float" office:value="0.675511" calcext:value-type="float">
            <text:p>0.675511</text:p>
          </table:table-cell>
          <table:table-cell table:style-name="Default" office:value-type="float" office:value="0.699593" calcext:value-type="float">
            <text:p>0.699593</text:p>
          </table:table-cell>
          <table:table-cell table:style-name="Default" office:value-type="float" office:value="0.69017" calcext:value-type="float">
            <text:p>0.69017</text:p>
          </table:table-cell>
          <table:table-cell office:value-type="float" office:value="0.601477" calcext:value-type="float">
            <text:p>0.601477</text:p>
          </table:table-cell>
          <table:table-cell office:value-type="float" office:value="0.695201" calcext:value-type="float">
            <text:p>0.695201</text:p>
          </table:table-cell>
          <table:table-cell table:number-columns-repeated="1017"/>
        </table:table-row>
        <table:table-row table:style-name="ro1">
          <table:table-cell table:formula="of:=[.A34]+10" office:value-type="float" office:value="330" calcext:value-type="float">
            <text:p>330</text:p>
          </table:table-cell>
          <table:table-cell table:style-name="Default" office:value-type="float" office:value="0.684284" calcext:value-type="float">
            <text:p>0.684284</text:p>
          </table:table-cell>
          <table:table-cell table:style-name="Default" office:value-type="float" office:value="0.677566" calcext:value-type="float">
            <text:p>0.677566</text:p>
          </table:table-cell>
          <table:table-cell table:style-name="Default" office:value-type="float" office:value="0.692847" calcext:value-type="float">
            <text:p>0.692847</text:p>
          </table:table-cell>
          <table:table-cell office:value-type="float" office:value="0.607929" calcext:value-type="float">
            <text:p>0.607929</text:p>
          </table:table-cell>
          <table:table-cell office:value-type="float" office:value="0.705246" calcext:value-type="float">
            <text:p>0.705246</text:p>
          </table:table-cell>
          <table:table-cell table:number-columns-repeated="1017"/>
        </table:table-row>
        <table:table-row table:style-name="ro1">
          <table:table-cell table:formula="of:=[.A35]+10" office:value-type="float" office:value="340" calcext:value-type="float">
            <text:p>340</text:p>
          </table:table-cell>
          <table:table-cell table:style-name="Default" office:value-type="float" office:value="0.675009" calcext:value-type="float">
            <text:p>0.675009</text:p>
          </table:table-cell>
          <table:table-cell table:style-name="Default" office:value-type="float" office:value="0.67638" calcext:value-type="float">
            <text:p>0.67638</text:p>
          </table:table-cell>
          <table:table-cell table:style-name="Default" office:value-type="float" office:value="0.695606" calcext:value-type="float">
            <text:p>0.695606</text:p>
          </table:table-cell>
          <table:table-cell office:value-type="float" office:value="0.596294" calcext:value-type="float">
            <text:p>0.596294</text:p>
          </table:table-cell>
          <table:table-cell office:value-type="float" office:value="0.708694" calcext:value-type="float">
            <text:p>0.708694</text:p>
          </table:table-cell>
          <table:table-cell table:number-columns-repeated="1017"/>
        </table:table-row>
        <table:table-row table:style-name="ro1">
          <table:table-cell table:formula="of:=[.A36]+10" office:value-type="float" office:value="350" calcext:value-type="float">
            <text:p>350</text:p>
          </table:table-cell>
          <table:table-cell table:style-name="Default" office:value-type="float" office:value="0.701415" calcext:value-type="float">
            <text:p>0.701415</text:p>
          </table:table-cell>
          <table:table-cell table:style-name="Default" office:value-type="float" office:value="0.688348" calcext:value-type="float">
            <text:p>0.688348</text:p>
          </table:table-cell>
          <table:table-cell table:style-name="Default" office:value-type="float" office:value="0.685423" calcext:value-type="float">
            <text:p>0.685423</text:p>
          </table:table-cell>
          <table:table-cell office:value-type="float" office:value="0.506453" calcext:value-type="float">
            <text:p>0.506453</text:p>
          </table:table-cell>
          <table:table-cell office:value-type="float" office:value="0.683139" calcext:value-type="float">
            <text:p>0.683139</text:p>
          </table:table-cell>
          <table:table-cell table:number-columns-repeated="1017"/>
        </table:table-row>
        <table:table-row table:style-name="ro1">
          <table:table-cell table:formula="of:=[.A37]+10" office:value-type="float" office:value="360" calcext:value-type="float">
            <text:p>360</text:p>
          </table:table-cell>
          <table:table-cell table:style-name="Default" office:value-type="float" office:value="0.661327" calcext:value-type="float">
            <text:p>0.661327</text:p>
          </table:table-cell>
          <table:table-cell table:style-name="Default" office:value-type="float" office:value="0.698736" calcext:value-type="float">
            <text:p>0.698736</text:p>
          </table:table-cell>
          <table:table-cell table:style-name="Default" office:value-type="float" office:value="0.698295" calcext:value-type="float">
            <text:p>0.698295</text:p>
          </table:table-cell>
          <table:table-cell office:value-type="float" office:value="0.53644" calcext:value-type="float">
            <text:p>0.53644</text:p>
          </table:table-cell>
          <table:table-cell office:value-type="float" office:value="0.683539" calcext:value-type="float">
            <text:p>0.683539</text:p>
          </table:table-cell>
          <table:table-cell table:number-columns-repeated="1017"/>
        </table:table-row>
        <table:table-row table:style-name="ro1">
          <table:table-cell table:formula="of:=[.A38]+10" office:value-type="float" office:value="370" calcext:value-type="float">
            <text:p>370</text:p>
          </table:table-cell>
          <table:table-cell table:style-name="Default" office:value-type="float" office:value="0.686683" calcext:value-type="float">
            <text:p>0.686683</text:p>
          </table:table-cell>
          <table:table-cell table:style-name="Default" office:value-type="float" office:value="0.691726" calcext:value-type="float">
            <text:p>0.691726</text:p>
          </table:table-cell>
          <table:table-cell table:style-name="Default" office:value-type="float" office:value="0.678983" calcext:value-type="float">
            <text:p>0.678983</text:p>
          </table:table-cell>
          <table:table-cell office:value-type="float" office:value="0.575923" calcext:value-type="float">
            <text:p>0.575923</text:p>
          </table:table-cell>
          <table:table-cell office:value-type="float" office:value="0.700361" calcext:value-type="float">
            <text:p>0.700361</text:p>
          </table:table-cell>
          <table:table-cell table:number-columns-repeated="1017"/>
        </table:table-row>
        <table:table-row table:style-name="ro1">
          <table:table-cell table:formula="of:=[.A39]+10" office:value-type="float" office:value="380" calcext:value-type="float">
            <text:p>380</text:p>
          </table:table-cell>
          <table:table-cell table:style-name="Default" office:value-type="float" office:value="0.691234" calcext:value-type="float">
            <text:p>0.691234</text:p>
          </table:table-cell>
          <table:table-cell table:style-name="Default" office:value-type="float" office:value="0.680694" calcext:value-type="float">
            <text:p>0.680694</text:p>
          </table:table-cell>
          <table:table-cell table:style-name="Default" office:value-type="float" office:value="0.686648" calcext:value-type="float">
            <text:p>0.686648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684568" calcext:value-type="float">
            <text:p>0.684568</text:p>
          </table:table-cell>
          <table:table-cell table:number-columns-repeated="1017"/>
        </table:table-row>
        <table:table-row table:style-name="ro1">
          <table:table-cell table:formula="of:=[.A40]+10" office:value-type="float" office:value="390" calcext:value-type="float">
            <text:p>390</text:p>
          </table:table-cell>
          <table:table-cell table:style-name="Default" office:value-type="float" office:value="0.682169" calcext:value-type="float">
            <text:p>0.682169</text:p>
          </table:table-cell>
          <table:table-cell table:style-name="Default" office:value-type="float" office:value="0.699152" calcext:value-type="float">
            <text:p>0.699152</text:p>
          </table:table-cell>
          <table:table-cell table:style-name="Default" office:value-type="float" office:value="0.677056" calcext:value-type="float">
            <text:p>0.677056</text:p>
          </table:table-cell>
          <table:table-cell office:value-type="float" office:value="0.580941" calcext:value-type="float">
            <text:p>0.580941</text:p>
          </table:table-cell>
          <table:table-cell office:value-type="float" office:value="0.708161" calcext:value-type="float">
            <text:p>0.708161</text:p>
          </table:table-cell>
          <table:table-cell table:number-columns-repeated="1017"/>
        </table:table-row>
        <table:table-row table:style-name="ro1">
          <table:table-cell table:formula="of:=[.A41]+10" office:value-type="float" office:value="400" calcext:value-type="float">
            <text:p>400</text:p>
          </table:table-cell>
          <table:table-cell table:style-name="Default" office:value-type="float" office:value="0.679717" calcext:value-type="float">
            <text:p>0.679717</text:p>
          </table:table-cell>
          <table:table-cell table:style-name="Default" office:value-type="float" office:value="0.696991" calcext:value-type="float">
            <text:p>0.696991</text:p>
          </table:table-cell>
          <table:table-cell table:style-name="Default" office:value-type="float" office:value="0.695097" calcext:value-type="float">
            <text:p>0.695097</text:p>
          </table:table-cell>
          <table:table-cell office:value-type="float" office:value="0.602032" calcext:value-type="float">
            <text:p>0.602032</text:p>
          </table:table-cell>
          <table:table-cell office:value-type="float" office:value="0.69448" calcext:value-type="float">
            <text:p>0.69448</text:p>
          </table:table-cell>
          <table:table-cell table:number-columns-repeated="1017"/>
        </table:table-row>
      </table:table>
      <table:table table:name="f-AUC" table:style-name="ta1">
        <table:shapes>
          <draw:frame draw:z-index="0" draw:style-name="gr1" draw:text-style-name="P1" svg:width="8.5323in" svg:height="4.7992in" svg:x="3.5315in" svg:y="8.2425in">
            <draw:object draw:notify-on-update-of-ranges="'f-AUC'.A2:'f-AUC'.A2 'f-AUC'.A3:'f-AUC'.A42 'f-AUC'.B2:'f-AUC'.B2 'f-AUC'.B3:'f-AUC'.B42 'f-AUC'.J2:'f-AUC'.J2 'f-AUC'.J3:'f-AUC'.J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8.6114in" svg:height="4.8437in" svg:x="12.2283in" svg:y="8.2291in">
            <draw:object draw:notify-on-update-of-ranges="'f-AUC'.A2:'f-AUC'.A2 'f-AUC'.A3:'f-AUC'.A42 'f-AUC'.B2:'f-AUC'.B2 'f-AUC'.B3:'f-AUC'.B42 'f-AUC'.H2:'f-AUC'.H2 'f-AUC'.H3:'f-AUC'.H42 'f-AUC'.I2:'f-AUC'.I2 'f-AUC'.I3:'f-AUC'.I4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8.6311in" svg:height="4.8547in" svg:x="20.9287in" svg:y="8.2276in">
            <draw:object draw:notify-on-update-of-ranges="'f-AUC'.A2:'f-AUC'.A2 'f-AUC'.A3:'f-AUC'.A42 'f-AUC'.B2:'f-AUC'.B2 'f-AUC'.B3:'f-AUC'.B42 'f-AUC'.G2:'f-AUC'.G2 'f-AUC'.G3:'f-AUC'.G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023" table:default-cell-style-name="Default"/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v22</text:p>
          </table:table-cell>
          <table:table-cell table:style-name="ce1" office:value-type="string" calcext:value-type="string">
            <text:p>V22_2</text:p>
          </table:table-cell>
          <table:table-cell table:style-name="ce1" office:value-type="string" calcext:value-type="string">
            <text:p>V22_3</text:p>
          </table:table-cell>
          <table:table-cell table:style-name="ce1" office:value-type="string" calcext:value-type="string">
            <text:p>V22_4</text:p>
          </table:table-cell>
          <table:table-cell table:style-name="ce1" office:value-type="string" calcext:value-type="string">
            <text:p>V22_5</text:p>
          </table:table-cell>
          <table:table-cell table:style-name="ce1" office:value-type="string" calcext:value-type="string">
            <text:p>v23</text:p>
          </table:table-cell>
          <table:table-cell table:style-name="ce1" office:value-type="string" calcext:value-type="string">
            <text:p>v24</text:p>
          </table:table-cell>
          <table:table-cell table:style-name="ce1" office:value-type="string" calcext:value-type="string">
            <text:p>V24_2</text:p>
          </table:table-cell>
          <table:table-cell table:style-name="ce1" office:value-type="string" calcext:value-type="string">
            <text:p>v25</text:p>
          </table:table-cell>
          <table:table-cell table:style-name="ce1" office:value-type="string" calcext:value-type="string">
            <text:p>v26</text:p>
          </table:table-cell>
          <table:table-cell table:style-name="ce1" table:number-columns-repeated="1012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office:value-type="float" office:value="0.641406" calcext:value-type="float">
            <text:p>0.641406</text:p>
          </table:table-cell>
          <table:table-cell office:value-type="float" office:value="0.689708" calcext:value-type="float">
            <text:p>0.689708</text:p>
          </table:table-cell>
          <table:table-cell office:value-type="float" office:value="0.606191" calcext:value-type="float">
            <text:p>0.606191</text:p>
          </table:table-cell>
          <table:table-cell office:value-type="float" office:value="0.575538" calcext:value-type="float">
            <text:p>0.575538</text:p>
          </table:table-cell>
          <table:table-cell office:value-type="float" office:value="0.678711" calcext:value-type="float">
            <text:p>0.678711</text:p>
          </table:table-cell>
          <table:table-cell office:value-type="float" office:value="0.629399" calcext:value-type="float">
            <text:p>0.629399</text:p>
          </table:table-cell>
          <table:table-cell office:value-type="float" office:value="0.705752" calcext:value-type="float">
            <text:p>0.705752</text:p>
          </table:table-cell>
          <table:table-cell office:value-type="float" office:value="0.649216" calcext:value-type="float">
            <text:p>0.649216</text:p>
          </table:table-cell>
          <table:table-cell office:value-type="float" office:value="0.67179" calcext:value-type="float">
            <text:p>0.67179</text:p>
          </table:table-cell>
          <table:table-cell office:value-type="float" office:value="0.670239" calcext:value-type="float">
            <text:p>0.670239</text:p>
          </table:table-cell>
          <table:table-cell table:number-columns-repeated="1012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office:value-type="float" office:value="0.706167" calcext:value-type="float">
            <text:p>0.706167</text:p>
          </table:table-cell>
          <table:table-cell office:value-type="float" office:value="0.727795" calcext:value-type="float">
            <text:p>0.727795</text:p>
          </table:table-cell>
          <table:table-cell office:value-type="float" office:value="0.705037" calcext:value-type="float">
            <text:p>0.705037</text:p>
          </table:table-cell>
          <table:table-cell office:value-type="float" office:value="0.589233" calcext:value-type="float">
            <text:p>0.589233</text:p>
          </table:table-cell>
          <table:table-cell office:value-type="float" office:value="0.709315" calcext:value-type="float">
            <text:p>0.709315</text:p>
          </table:table-cell>
          <table:table-cell office:value-type="float" office:value="0.674892" calcext:value-type="float">
            <text:p>0.674892</text:p>
          </table:table-cell>
          <table:table-cell office:value-type="float" office:value="0.737651" calcext:value-type="float">
            <text:p>0.737651</text:p>
          </table:table-cell>
          <table:table-cell office:value-type="float" office:value="0.664549" calcext:value-type="float">
            <text:p>0.664549</text:p>
          </table:table-cell>
          <table:table-cell office:value-type="float" office:value="0.714959" calcext:value-type="float">
            <text:p>0.714959</text:p>
          </table:table-cell>
          <table:table-cell office:value-type="float" office:value="0.718501" calcext:value-type="float">
            <text:p>0.718501</text:p>
          </table:table-cell>
          <table:table-cell table:number-columns-repeated="1012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office:value-type="float" office:value="0.725483" calcext:value-type="float">
            <text:p>0.725483</text:p>
          </table:table-cell>
          <table:table-cell office:value-type="float" office:value="0.733951" calcext:value-type="float">
            <text:p>0.733951</text:p>
          </table:table-cell>
          <table:table-cell office:value-type="float" office:value="0.723193" calcext:value-type="float">
            <text:p>0.723193</text:p>
          </table:table-cell>
          <table:table-cell office:value-type="float" office:value="0.591868" calcext:value-type="float">
            <text:p>0.591868</text:p>
          </table:table-cell>
          <table:table-cell office:value-type="float" office:value="0.731602" calcext:value-type="float">
            <text:p>0.731602</text:p>
          </table:table-cell>
          <table:table-cell office:value-type="float" office:value="0.719383" calcext:value-type="float">
            <text:p>0.719383</text:p>
          </table:table-cell>
          <table:table-cell office:value-type="float" office:value="0.738737" calcext:value-type="float">
            <text:p>0.738737</text:p>
          </table:table-cell>
          <table:table-cell office:value-type="float" office:value="0.672492" calcext:value-type="float">
            <text:p>0.672492</text:p>
          </table:table-cell>
          <table:table-cell office:value-type="float" office:value="0.724585" calcext:value-type="float">
            <text:p>0.724585</text:p>
          </table:table-cell>
          <table:table-cell office:value-type="float" office:value="0.739234" calcext:value-type="float">
            <text:p>0.739234</text:p>
          </table:table-cell>
          <table:table-cell table:number-columns-repeated="1012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office:value-type="float" office:value="0.733774" calcext:value-type="float">
            <text:p>0.733774</text:p>
          </table:table-cell>
          <table:table-cell office:value-type="float" office:value="0.735611" calcext:value-type="float">
            <text:p>0.735611</text:p>
          </table:table-cell>
          <table:table-cell table:style-name="ce11" office:value-type="float" office:value="0.739109" calcext:value-type="float">
            <text:p>0.739109</text:p>
          </table:table-cell>
          <table:table-cell office:value-type="float" office:value="0.601902" calcext:value-type="float">
            <text:p>0.601902</text:p>
          </table:table-cell>
          <table:table-cell office:value-type="float" office:value="0.731934" calcext:value-type="float">
            <text:p>0.731934</text:p>
          </table:table-cell>
          <table:table-cell office:value-type="float" office:value="0.737631" calcext:value-type="float">
            <text:p>0.737631</text:p>
          </table:table-cell>
          <table:table-cell office:value-type="float" office:value="0.74626" calcext:value-type="float">
            <text:p>0.74626</text:p>
          </table:table-cell>
          <table:table-cell office:value-type="float" office:value="0.688253" calcext:value-type="float">
            <text:p>0.688253</text:p>
          </table:table-cell>
          <table:table-cell/>
          <table:table-cell office:value-type="float" office:value="0.74585" calcext:value-type="float">
            <text:p>0.74585</text:p>
          </table:table-cell>
          <table:table-cell table:number-columns-repeated="1012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office:value-type="float" office:value="0.744895" calcext:value-type="float">
            <text:p>0.744895</text:p>
          </table:table-cell>
          <table:table-cell office:value-type="float" office:value="0.746414" calcext:value-type="float">
            <text:p>0.746414</text:p>
          </table:table-cell>
          <table:table-cell office:value-type="float" office:value="0.74902" calcext:value-type="float">
            <text:p>0.74902</text:p>
          </table:table-cell>
          <table:table-cell office:value-type="float" office:value="0.621179" calcext:value-type="float">
            <text:p>0.621179</text:p>
          </table:table-cell>
          <table:table-cell office:value-type="float" office:value="0.750318" calcext:value-type="float">
            <text:p>0.750318</text:p>
          </table:table-cell>
          <table:table-cell office:value-type="float" office:value="0.749" calcext:value-type="float">
            <text:p>0.749</text:p>
          </table:table-cell>
          <table:table-cell office:value-type="float" office:value="0.76028" calcext:value-type="float">
            <text:p>0.76028</text:p>
          </table:table-cell>
          <table:table-cell office:value-type="float" office:value="0.712683" calcext:value-type="float">
            <text:p>0.712683</text:p>
          </table:table-cell>
          <table:table-cell/>
          <table:table-cell office:value-type="float" office:value="0.756021" calcext:value-type="float">
            <text:p>0.756021</text:p>
          </table:table-cell>
          <table:table-cell table:number-columns-repeated="1012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office:value-type="float" office:value="0.755417" calcext:value-type="float">
            <text:p>0.755417</text:p>
          </table:table-cell>
          <table:table-cell office:value-type="float" office:value="0.755711" calcext:value-type="float">
            <text:p>0.755711</text:p>
          </table:table-cell>
          <table:table-cell office:value-type="float" office:value="0.750495" calcext:value-type="float">
            <text:p>0.750495</text:p>
          </table:table-cell>
          <table:table-cell office:value-type="float" office:value="0.633866" calcext:value-type="float">
            <text:p>0.633866</text:p>
          </table:table-cell>
          <table:table-cell office:value-type="float" office:value="0.748038" calcext:value-type="float">
            <text:p>0.748038</text:p>
          </table:table-cell>
          <table:table-cell office:value-type="float" office:value="0.746746" calcext:value-type="float">
            <text:p>0.746746</text:p>
          </table:table-cell>
          <table:table-cell office:value-type="float" office:value="0.765099" calcext:value-type="float">
            <text:p>0.765099</text:p>
          </table:table-cell>
          <table:table-cell office:value-type="float" office:value="0.718729" calcext:value-type="float">
            <text:p>0.718729</text:p>
          </table:table-cell>
          <table:table-cell/>
          <table:table-cell office:value-type="float" office:value="0.760596" calcext:value-type="float">
            <text:p>0.760596</text:p>
          </table:table-cell>
          <table:table-cell table:number-columns-repeated="1012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office:value-type="float" office:value="0.761437" calcext:value-type="float">
            <text:p>0.761437</text:p>
          </table:table-cell>
          <table:table-cell office:value-type="float" office:value="0.759573" calcext:value-type="float">
            <text:p>0.759573</text:p>
          </table:table-cell>
          <table:table-cell office:value-type="float" office:value="0.756724" calcext:value-type="float">
            <text:p>0.756724</text:p>
          </table:table-cell>
          <table:table-cell office:value-type="float" office:value="0.636599" calcext:value-type="float">
            <text:p>0.636599</text:p>
          </table:table-cell>
          <table:table-cell office:value-type="float" office:value="0.759316" calcext:value-type="float">
            <text:p>0.759316</text:p>
          </table:table-cell>
          <table:table-cell office:value-type="float" office:value="0.755027" calcext:value-type="float">
            <text:p>0.755027</text:p>
          </table:table-cell>
          <table:table-cell office:value-type="float" office:value="0.769032" calcext:value-type="float">
            <text:p>0.769032</text:p>
          </table:table-cell>
          <table:table-cell office:value-type="float" office:value="0.724623" calcext:value-type="float">
            <text:p>0.724623</text:p>
          </table:table-cell>
          <table:table-cell/>
          <table:table-cell office:value-type="float" office:value="0.769412" calcext:value-type="float">
            <text:p>0.769412</text:p>
          </table:table-cell>
          <table:table-cell table:number-columns-repeated="1012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office:value-type="float" office:value="0.768809" calcext:value-type="float">
            <text:p>0.768809</text:p>
          </table:table-cell>
          <table:table-cell office:value-type="float" office:value="0.768505" calcext:value-type="float">
            <text:p>0.768505</text:p>
          </table:table-cell>
          <table:table-cell office:value-type="float" office:value="0.765007" calcext:value-type="float">
            <text:p>0.765007</text:p>
          </table:table-cell>
          <table:table-cell office:value-type="float" office:value="0.650573" calcext:value-type="float">
            <text:p>0.650573</text:p>
          </table:table-cell>
          <table:table-cell office:value-type="float" office:value="0.765965" calcext:value-type="float">
            <text:p>0.765965</text:p>
          </table:table-cell>
          <table:table-cell office:value-type="float" office:value="0.754872" calcext:value-type="float">
            <text:p>0.754872</text:p>
          </table:table-cell>
          <table:table-cell office:value-type="float" office:value="0.768329" calcext:value-type="float">
            <text:p>0.768329</text:p>
          </table:table-cell>
          <table:table-cell office:value-type="float" office:value="0.734632" calcext:value-type="float">
            <text:p>0.734632</text:p>
          </table:table-cell>
          <table:table-cell/>
          <table:table-cell office:value-type="float" office:value="0.76973" calcext:value-type="float">
            <text:p>0.76973</text:p>
          </table:table-cell>
          <table:table-cell table:number-columns-repeated="1012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office:value-type="float" office:value="0.767827" calcext:value-type="float">
            <text:p>0.767827</text:p>
          </table:table-cell>
          <table:table-cell office:value-type="float" office:value="0.769283" calcext:value-type="float">
            <text:p>0.769283</text:p>
          </table:table-cell>
          <table:table-cell office:value-type="float" office:value="0.765765" calcext:value-type="float">
            <text:p>0.765765</text:p>
          </table:table-cell>
          <table:table-cell office:value-type="float" office:value="0.653128" calcext:value-type="float">
            <text:p>0.653128</text:p>
          </table:table-cell>
          <table:table-cell office:value-type="float" office:value="0.764412" calcext:value-type="float">
            <text:p>0.764412</text:p>
          </table:table-cell>
          <table:table-cell office:value-type="float" office:value="0.762881" calcext:value-type="float">
            <text:p>0.762881</text:p>
          </table:table-cell>
          <table:table-cell office:value-type="float" office:value="0.773362" calcext:value-type="float">
            <text:p>0.773362</text:p>
          </table:table-cell>
          <table:table-cell office:value-type="float" office:value="0.734952" calcext:value-type="float">
            <text:p>0.734952</text:p>
          </table:table-cell>
          <table:table-cell/>
          <table:table-cell office:value-type="float" office:value="0.773892" calcext:value-type="float">
            <text:p>0.773892</text:p>
          </table:table-cell>
          <table:table-cell table:number-columns-repeated="1012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office:value-type="float" office:value="0.768281" calcext:value-type="float">
            <text:p>0.768281</text:p>
          </table:table-cell>
          <table:table-cell office:value-type="float" office:value="0.771829" calcext:value-type="float">
            <text:p>0.771829</text:p>
          </table:table-cell>
          <table:table-cell office:value-type="float" office:value="0.768095" calcext:value-type="float">
            <text:p>0.768095</text:p>
          </table:table-cell>
          <table:table-cell office:value-type="float" office:value="0.658203" calcext:value-type="float">
            <text:p>0.658203</text:p>
          </table:table-cell>
          <table:table-cell office:value-type="float" office:value="0.76977" calcext:value-type="float">
            <text:p>0.76977</text:p>
          </table:table-cell>
          <table:table-cell office:value-type="float" office:value="0.763884" calcext:value-type="float">
            <text:p>0.763884</text:p>
          </table:table-cell>
          <table:table-cell office:value-type="float" office:value="0.776362" calcext:value-type="float">
            <text:p>0.776362</text:p>
          </table:table-cell>
          <table:table-cell office:value-type="float" office:value="0.747237" calcext:value-type="float">
            <text:p>0.747237</text:p>
          </table:table-cell>
          <table:table-cell/>
          <table:table-cell office:value-type="float" office:value="0.773102" calcext:value-type="float">
            <text:p>0.773102</text:p>
          </table:table-cell>
          <table:table-cell table:number-columns-repeated="1012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office:value-type="float" office:value="0.774482" calcext:value-type="float">
            <text:p>0.774482</text:p>
          </table:table-cell>
          <table:table-cell office:value-type="float" office:value="0.770452" calcext:value-type="float">
            <text:p>0.770452</text:p>
          </table:table-cell>
          <table:table-cell office:value-type="float" office:value="0.766868" calcext:value-type="float">
            <text:p>0.766868</text:p>
          </table:table-cell>
          <table:table-cell office:value-type="float" office:value="0.663776" calcext:value-type="float">
            <text:p>0.663776</text:p>
          </table:table-cell>
          <table:table-cell office:value-type="float" office:value="0.777634" calcext:value-type="float">
            <text:p>0.777634</text:p>
          </table:table-cell>
          <table:table-cell office:value-type="float" office:value="0.769152" calcext:value-type="float">
            <text:p>0.769152</text:p>
          </table:table-cell>
          <table:table-cell office:value-type="float" office:value="0.776281" calcext:value-type="float">
            <text:p>0.776281</text:p>
          </table:table-cell>
          <table:table-cell office:value-type="float" office:value="0.748181" calcext:value-type="float">
            <text:p>0.748181</text:p>
          </table:table-cell>
          <table:table-cell/>
          <table:table-cell office:value-type="float" office:value="0.77464" calcext:value-type="float">
            <text:p>0.77464</text:p>
          </table:table-cell>
          <table:table-cell table:number-columns-repeated="1012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office:value-type="float" office:value="0.775599" calcext:value-type="float">
            <text:p>0.775599</text:p>
          </table:table-cell>
          <table:table-cell office:value-type="float" office:value="0.779562" calcext:value-type="float">
            <text:p>0.779562</text:p>
          </table:table-cell>
          <table:table-cell office:value-type="float" office:value="0.774738" calcext:value-type="float">
            <text:p>0.774738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779629" calcext:value-type="float">
            <text:p>0.779629</text:p>
          </table:table-cell>
          <table:table-cell office:value-type="float" office:value="0.765844" calcext:value-type="float">
            <text:p>0.765844</text:p>
          </table:table-cell>
          <table:table-cell office:value-type="float" office:value="0.77708" calcext:value-type="float">
            <text:p>0.77708</text:p>
          </table:table-cell>
          <table:table-cell office:value-type="float" office:value="0.748891" calcext:value-type="float">
            <text:p>0.748891</text:p>
          </table:table-cell>
          <table:table-cell/>
          <table:table-cell office:value-type="float" office:value="0.775205" calcext:value-type="float">
            <text:p>0.775205</text:p>
          </table:table-cell>
          <table:table-cell table:number-columns-repeated="1012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office:value-type="float" office:value="0.782686" calcext:value-type="float">
            <text:p>0.782686</text:p>
          </table:table-cell>
          <table:table-cell office:value-type="float" office:value="0.783571" calcext:value-type="float">
            <text:p>0.783571</text:p>
          </table:table-cell>
          <table:table-cell office:value-type="float" office:value="0.776333" calcext:value-type="float">
            <text:p>0.776333</text:p>
          </table:table-cell>
          <table:table-cell office:value-type="float" office:value="0.672203" calcext:value-type="float">
            <text:p>0.672203</text:p>
          </table:table-cell>
          <table:table-cell office:value-type="float" office:value="0.782236" calcext:value-type="float">
            <text:p>0.782236</text:p>
          </table:table-cell>
          <table:table-cell office:value-type="float" office:value="0.772908" calcext:value-type="float">
            <text:p>0.772908</text:p>
          </table:table-cell>
          <table:table-cell office:value-type="float" office:value="0.782732" calcext:value-type="float">
            <text:p>0.782732</text:p>
          </table:table-cell>
          <table:table-cell office:value-type="float" office:value="0.753741" calcext:value-type="float">
            <text:p>0.753741</text:p>
          </table:table-cell>
          <table:table-cell/>
          <table:table-cell office:value-type="float" office:value="0.775637" calcext:value-type="float">
            <text:p>0.775637</text:p>
          </table:table-cell>
          <table:table-cell table:number-columns-repeated="1012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office:value-type="float" office:value="0.775085" calcext:value-type="float">
            <text:p>0.775085</text:p>
          </table:table-cell>
          <table:table-cell office:value-type="float" office:value="0.782848" calcext:value-type="float">
            <text:p>0.782848</text:p>
          </table:table-cell>
          <table:table-cell office:value-type="float" office:value="0.777791" calcext:value-type="float">
            <text:p>0.777791</text:p>
          </table:table-cell>
          <table:table-cell office:value-type="float" office:value="0.669311" calcext:value-type="float">
            <text:p>0.669311</text:p>
          </table:table-cell>
          <table:table-cell office:value-type="float" office:value="0.788147" calcext:value-type="float">
            <text:p>0.788147</text:p>
          </table:table-cell>
          <table:table-cell office:value-type="float" office:value="0.774795" calcext:value-type="float">
            <text:p>0.774795</text:p>
          </table:table-cell>
          <table:table-cell office:value-type="float" office:value="0.784279" calcext:value-type="float">
            <text:p>0.784279</text:p>
          </table:table-cell>
          <table:table-cell office:value-type="float" office:value="0.754215" calcext:value-type="float">
            <text:p>0.754215</text:p>
          </table:table-cell>
          <table:table-cell/>
          <table:table-cell office:value-type="float" office:value="0.770694" calcext:value-type="float">
            <text:p>0.770694</text:p>
          </table:table-cell>
          <table:table-cell table:number-columns-repeated="1012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office:value-type="float" office:value="0.780555" calcext:value-type="float">
            <text:p>0.780555</text:p>
          </table:table-cell>
          <table:table-cell office:value-type="float" office:value="0.78328" calcext:value-type="float">
            <text:p>0.78328</text:p>
          </table:table-cell>
          <table:table-cell office:value-type="float" office:value="0.778834" calcext:value-type="float">
            <text:p>0.778834</text:p>
          </table:table-cell>
          <table:table-cell office:value-type="float" office:value="0.66675" calcext:value-type="float">
            <text:p>0.66675</text:p>
          </table:table-cell>
          <table:table-cell office:value-type="float" office:value="0.78874" calcext:value-type="float">
            <text:p>0.78874</text:p>
          </table:table-cell>
          <table:table-cell office:value-type="float" office:value="0.772097" calcext:value-type="float">
            <text:p>0.772097</text:p>
          </table:table-cell>
          <table:table-cell office:value-type="float" office:value="0.775379" calcext:value-type="float">
            <text:p>0.775379</text:p>
          </table:table-cell>
          <table:table-cell office:value-type="float" office:value="0.762356" calcext:value-type="float">
            <text:p>0.762356</text:p>
          </table:table-cell>
          <table:table-cell/>
          <table:table-cell office:value-type="float" office:value="0.776921" calcext:value-type="float">
            <text:p>0.776921</text:p>
          </table:table-cell>
          <table:table-cell table:number-columns-repeated="1012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office:value-type="float" office:value="0.78366" calcext:value-type="float">
            <text:p>0.78366</text:p>
          </table:table-cell>
          <table:table-cell office:value-type="float" office:value="0.790624" calcext:value-type="float">
            <text:p>0.790624</text:p>
          </table:table-cell>
          <table:table-cell office:value-type="float" office:value="0.778203" calcext:value-type="float">
            <text:p>0.778203</text:p>
          </table:table-cell>
          <table:table-cell office:value-type="float" office:value="0.673403" calcext:value-type="float">
            <text:p>0.673403</text:p>
          </table:table-cell>
          <table:table-cell office:value-type="float" office:value="0.787012" calcext:value-type="float">
            <text:p>0.787012</text:p>
          </table:table-cell>
          <table:table-cell office:value-type="float" office:value="0.776756" calcext:value-type="float">
            <text:p>0.776756</text:p>
          </table:table-cell>
          <table:table-cell office:value-type="float" office:value="0.779806" calcext:value-type="float">
            <text:p>0.779806</text:p>
          </table:table-cell>
          <table:table-cell office:value-type="float" office:value="0.762429" calcext:value-type="float">
            <text:p>0.762429</text:p>
          </table:table-cell>
          <table:table-cell/>
          <table:table-cell office:value-type="float" office:value="0.773545" calcext:value-type="float">
            <text:p>0.773545</text:p>
          </table:table-cell>
          <table:table-cell table:number-columns-repeated="1012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office:value-type="float" office:value="0.783498" calcext:value-type="float">
            <text:p>0.783498</text:p>
          </table:table-cell>
          <table:table-cell office:value-type="float" office:value="0.78316" calcext:value-type="float">
            <text:p>0.78316</text:p>
          </table:table-cell>
          <table:table-cell office:value-type="float" office:value="0.777988" calcext:value-type="float">
            <text:p>0.777988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784659" calcext:value-type="float">
            <text:p>0.784659</text:p>
          </table:table-cell>
          <table:table-cell office:value-type="float" office:value="0.774833" calcext:value-type="float">
            <text:p>0.774833</text:p>
          </table:table-cell>
          <table:table-cell office:value-type="float" office:value="0.787775" calcext:value-type="float">
            <text:p>0.787775</text:p>
          </table:table-cell>
          <table:table-cell office:value-type="float" office:value="0.764684" calcext:value-type="float">
            <text:p>0.764684</text:p>
          </table:table-cell>
          <table:table-cell/>
          <table:table-cell office:value-type="float" office:value="0.777235" calcext:value-type="float">
            <text:p>0.777235</text:p>
          </table:table-cell>
          <table:table-cell table:number-columns-repeated="1012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office:value-type="float" office:value="0.778648" calcext:value-type="float">
            <text:p>0.778648</text:p>
          </table:table-cell>
          <table:table-cell office:value-type="float" office:value="0.785396" calcext:value-type="float">
            <text:p>0.785396</text:p>
          </table:table-cell>
          <table:table-cell office:value-type="float" office:value="0.776882" calcext:value-type="float">
            <text:p>0.776882</text:p>
          </table:table-cell>
          <table:table-cell office:value-type="float" office:value="0.671889" calcext:value-type="float">
            <text:p>0.671889</text:p>
          </table:table-cell>
          <table:table-cell office:value-type="float" office:value="0.782617" calcext:value-type="float">
            <text:p>0.782617</text:p>
          </table:table-cell>
          <table:table-cell office:value-type="float" office:value="0.775386" calcext:value-type="float">
            <text:p>0.775386</text:p>
          </table:table-cell>
          <table:table-cell office:value-type="float" office:value="0.782733" calcext:value-type="float">
            <text:p>0.782733</text:p>
          </table:table-cell>
          <table:table-cell office:value-type="float" office:value="0.763183" calcext:value-type="float">
            <text:p>0.763183</text:p>
          </table:table-cell>
          <table:table-cell table:number-columns-repeated="1014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90707" calcext:value-type="float">
            <text:p>0.790707</text:p>
          </table:table-cell>
          <table:table-cell office:value-type="float" office:value="0.780486" calcext:value-type="float">
            <text:p>0.780486</text:p>
          </table:table-cell>
          <table:table-cell office:value-type="float" office:value="0.671551" calcext:value-type="float">
            <text:p>0.671551</text:p>
          </table:table-cell>
          <table:table-cell office:value-type="float" office:value="0.787433" calcext:value-type="float">
            <text:p>0.787433</text:p>
          </table:table-cell>
          <table:table-cell office:value-type="float" office:value="0.781962" calcext:value-type="float">
            <text:p>0.781962</text:p>
          </table:table-cell>
          <table:table-cell office:value-type="float" office:value="0.732011" calcext:value-type="float">
            <text:p>0.732011</text:p>
          </table:table-cell>
          <table:table-cell office:value-type="float" office:value="0.773921" calcext:value-type="float">
            <text:p>0.773921</text:p>
          </table:table-cell>
          <table:table-cell table:number-columns-repeated="1014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office:value-type="float" office:value="0.787989" calcext:value-type="float">
            <text:p>0.787989</text:p>
          </table:table-cell>
          <table:table-cell office:value-type="float" office:value="0.795204" calcext:value-type="float">
            <text:p>0.795204</text:p>
          </table:table-cell>
          <table:table-cell office:value-type="float" office:value="0.784966" calcext:value-type="float">
            <text:p>0.784966</text:p>
          </table:table-cell>
          <table:table-cell office:value-type="float" office:value="0.673432" calcext:value-type="float">
            <text:p>0.673432</text:p>
          </table:table-cell>
          <table:table-cell office:value-type="float" office:value="0.786443" calcext:value-type="float">
            <text:p>0.786443</text:p>
          </table:table-cell>
          <table:table-cell/>
          <table:table-cell office:value-type="float" office:value="0.77614" calcext:value-type="float">
            <text:p>0.77614</text:p>
          </table:table-cell>
          <table:table-cell office:value-type="float" office:value="0.772859" calcext:value-type="float">
            <text:p>0.772859</text:p>
          </table:table-cell>
          <table:table-cell table:number-columns-repeated="1014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office:value-type="float" office:value="0.788555" calcext:value-type="float">
            <text:p>0.788555</text:p>
          </table:table-cell>
          <table:table-cell office:value-type="float" office:value="0.790492" calcext:value-type="float">
            <text:p>0.790492</text:p>
          </table:table-cell>
          <table:table-cell office:value-type="float" office:value="0.785185" calcext:value-type="float">
            <text:p>0.785185</text:p>
          </table:table-cell>
          <table:table-cell office:value-type="float" office:value="0.676838" calcext:value-type="float">
            <text:p>0.676838</text:p>
          </table:table-cell>
          <table:table-cell office:value-type="float" office:value="0.790641" calcext:value-type="float">
            <text:p>0.790641</text:p>
          </table:table-cell>
          <table:table-cell table:number-columns-repeated="1017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office:value-type="float" office:value="0.786155" calcext:value-type="float">
            <text:p>0.786155</text:p>
          </table:table-cell>
          <table:table-cell office:value-type="float" office:value="0.793954" calcext:value-type="float">
            <text:p>0.793954</text:p>
          </table:table-cell>
          <table:table-cell office:value-type="float" office:value="0.780745" calcext:value-type="float">
            <text:p>0.780745</text:p>
          </table:table-cell>
          <table:table-cell office:value-type="float" office:value="0.672088" calcext:value-type="float">
            <text:p>0.672088</text:p>
          </table:table-cell>
          <table:table-cell office:value-type="float" office:value="0.789674" calcext:value-type="float">
            <text:p>0.789674</text:p>
          </table:table-cell>
          <table:table-cell table:number-columns-repeated="1017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office:value-type="float" office:value="0.788601" calcext:value-type="float">
            <text:p>0.788601</text:p>
          </table:table-cell>
          <table:table-cell office:value-type="float" office:value="0.796317" calcext:value-type="float">
            <text:p>0.796317</text:p>
          </table:table-cell>
          <table:table-cell office:value-type="float" office:value="0.788273" calcext:value-type="float">
            <text:p>0.788273</text:p>
          </table:table-cell>
          <table:table-cell office:value-type="float" office:value="0.675582" calcext:value-type="float">
            <text:p>0.675582</text:p>
          </table:table-cell>
          <table:table-cell office:value-type="float" office:value="0.791477" calcext:value-type="float">
            <text:p>0.791477</text:p>
          </table:table-cell>
          <table:table-cell table:number-columns-repeated="1017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office:value-type="float" office:value="0.784044" calcext:value-type="float">
            <text:p>0.784044</text:p>
          </table:table-cell>
          <table:table-cell office:value-type="float" office:value="0.796263" calcext:value-type="float">
            <text:p>0.796263</text:p>
          </table:table-cell>
          <table:table-cell office:value-type="float" office:value="0.782029" calcext:value-type="float">
            <text:p>0.782029</text:p>
          </table:table-cell>
          <table:table-cell office:value-type="float" office:value="0.673597" calcext:value-type="float">
            <text:p>0.673597</text:p>
          </table:table-cell>
          <table:table-cell office:value-type="float" office:value="0.793803" calcext:value-type="float">
            <text:p>0.793803</text:p>
          </table:table-cell>
          <table:table-cell table:number-columns-repeated="1017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office:value-type="float" office:value="0.787022" calcext:value-type="float">
            <text:p>0.787022</text:p>
          </table:table-cell>
          <table:table-cell office:value-type="float" office:value="0.791605" calcext:value-type="float">
            <text:p>0.791605</text:p>
          </table:table-cell>
          <table:table-cell office:value-type="float" office:value="0.783483" calcext:value-type="float">
            <text:p>0.783483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79498" calcext:value-type="float">
            <text:p>0.79498</text:p>
          </table:table-cell>
          <table:table-cell table:number-columns-repeated="1017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office:value-type="float" office:value="0.784875" calcext:value-type="float">
            <text:p>0.784875</text:p>
          </table:table-cell>
          <table:table-cell office:value-type="float" office:value="0.787675" calcext:value-type="float">
            <text:p>0.787675</text:p>
          </table:table-cell>
          <table:table-cell office:value-type="float" office:value="0.792006" calcext:value-type="float">
            <text:p>0.792006</text:p>
          </table:table-cell>
          <table:table-cell office:value-type="float" office:value="0.678249" calcext:value-type="float">
            <text:p>0.678249</text:p>
          </table:table-cell>
          <table:table-cell office:value-type="float" office:value="0.794297" calcext:value-type="float">
            <text:p>0.794297</text:p>
          </table:table-cell>
          <table:table-cell table:number-columns-repeated="1017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office:value-type="float" office:value="0.792127" calcext:value-type="float">
            <text:p>0.792127</text:p>
          </table:table-cell>
          <table:table-cell office:value-type="float" office:value="0.795084" calcext:value-type="float">
            <text:p>0.795084</text:p>
          </table:table-cell>
          <table:table-cell office:value-type="float" office:value="0.785804" calcext:value-type="float">
            <text:p>0.785804</text:p>
          </table:table-cell>
          <table:table-cell office:value-type="float" office:value="0.676841" calcext:value-type="float">
            <text:p>0.676841</text:p>
          </table:table-cell>
          <table:table-cell office:value-type="float" office:value="0.786202" calcext:value-type="float">
            <text:p>0.786202</text:p>
          </table:table-cell>
          <table:table-cell table:number-columns-repeated="1017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office:value-type="float" office:value="0.788254" calcext:value-type="float">
            <text:p>0.788254</text:p>
          </table:table-cell>
          <table:table-cell office:value-type="float" office:value="0.792672" calcext:value-type="float">
            <text:p>0.792672</text:p>
          </table:table-cell>
          <table:table-cell office:value-type="float" office:value="0.787503" calcext:value-type="float">
            <text:p>0.787503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6659" calcext:value-type="float">
            <text:p>0.796659</text:p>
          </table:table-cell>
          <table:table-cell table:number-columns-repeated="1017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office:value-type="float" office:value="0.789312" calcext:value-type="float">
            <text:p>0.789312</text:p>
          </table:table-cell>
          <table:table-cell office:value-type="float" office:value="0.795845" calcext:value-type="float">
            <text:p>0.795845</text:p>
          </table:table-cell>
          <table:table-cell office:value-type="float" office:value="0.781438" calcext:value-type="float">
            <text:p>0.781438</text:p>
          </table:table-cell>
          <table:table-cell office:value-type="float" office:value="0.679975" calcext:value-type="float">
            <text:p>0.679975</text:p>
          </table:table-cell>
          <table:table-cell office:value-type="float" office:value="0.793177" calcext:value-type="float">
            <text:p>0.793177</text:p>
          </table:table-cell>
          <table:table-cell table:number-columns-repeated="1017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office:value-type="float" office:value="0.785342" calcext:value-type="float">
            <text:p>0.785342</text:p>
          </table:table-cell>
          <table:table-cell office:value-type="float" office:value="0.798186" calcext:value-type="float">
            <text:p>0.798186</text:p>
          </table:table-cell>
          <table:table-cell office:value-type="float" office:value="0.784077" calcext:value-type="float">
            <text:p>0.784077</text:p>
          </table:table-cell>
          <table:table-cell office:value-type="float" office:value="0.687625" calcext:value-type="float">
            <text:p>0.687625</text:p>
          </table:table-cell>
          <table:table-cell office:value-type="float" office:value="0.792892" calcext:value-type="float">
            <text:p>0.792892</text:p>
          </table:table-cell>
          <table:table-cell table:number-columns-repeated="1017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office:value-type="float" office:value="0.781903" calcext:value-type="float">
            <text:p>0.781903</text:p>
          </table:table-cell>
          <table:table-cell office:value-type="float" office:value="0.79886" calcext:value-type="float">
            <text:p>0.79886</text:p>
          </table:table-cell>
          <table:table-cell office:value-type="float" office:value="0.791188" calcext:value-type="float">
            <text:p>0.791188</text:p>
          </table:table-cell>
          <table:table-cell office:value-type="float" office:value="0.680624" calcext:value-type="float">
            <text:p>0.680624</text:p>
          </table:table-cell>
          <table:table-cell office:value-type="float" office:value="0.795995" calcext:value-type="float">
            <text:p>0.795995</text:p>
          </table:table-cell>
          <table:table-cell table:number-columns-repeated="1017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office:value-type="float" office:value="0.788769" calcext:value-type="float">
            <text:p>0.788769</text:p>
          </table:table-cell>
          <table:table-cell office:value-type="float" office:value="0.791094" calcext:value-type="float">
            <text:p>0.791094</text:p>
          </table:table-cell>
          <table:table-cell office:value-type="float" office:value="0.785392" calcext:value-type="float">
            <text:p>0.785392</text:p>
          </table:table-cell>
          <table:table-cell office:value-type="float" office:value="0.668361" calcext:value-type="float">
            <text:p>0.668361</text:p>
          </table:table-cell>
          <table:table-cell office:value-type="float" office:value="0.788203" calcext:value-type="float">
            <text:p>0.788203</text:p>
          </table:table-cell>
          <table:table-cell table:number-columns-repeated="1017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office:value-type="float" office:value="0.787437" calcext:value-type="float">
            <text:p>0.787437</text:p>
          </table:table-cell>
          <table:table-cell office:value-type="float" office:value="0.793114" calcext:value-type="float">
            <text:p>0.793114</text:p>
          </table:table-cell>
          <table:table-cell office:value-type="float" office:value="0.786795" calcext:value-type="float">
            <text:p>0.786795</text:p>
          </table:table-cell>
          <table:table-cell office:value-type="float" office:value="0.681555" calcext:value-type="float">
            <text:p>0.681555</text:p>
          </table:table-cell>
          <table:table-cell office:value-type="float" office:value="0.796251" calcext:value-type="float">
            <text:p>0.796251</text:p>
          </table:table-cell>
          <table:table-cell table:number-columns-repeated="1017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office:value-type="float" office:value="0.784804" calcext:value-type="float">
            <text:p>0.784804</text:p>
          </table:table-cell>
          <table:table-cell office:value-type="float" office:value="0.797723" calcext:value-type="float">
            <text:p>0.797723</text:p>
          </table:table-cell>
          <table:table-cell office:value-type="float" office:value="0.785454" calcext:value-type="float">
            <text:p>0.785454</text:p>
          </table:table-cell>
          <table:table-cell office:value-type="float" office:value="0.672313" calcext:value-type="float">
            <text:p>0.672313</text:p>
          </table:table-cell>
          <table:table-cell office:value-type="float" office:value="0.791079" calcext:value-type="float">
            <text:p>0.791079</text:p>
          </table:table-cell>
          <table:table-cell table:number-columns-repeated="1017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office:value-type="float" office:value="0.784472" calcext:value-type="float">
            <text:p>0.784472</text:p>
          </table:table-cell>
          <table:table-cell office:value-type="float" office:value="0.79649" calcext:value-type="float">
            <text:p>0.79649</text:p>
          </table:table-cell>
          <table:table-cell office:value-type="float" office:value="0.785001" calcext:value-type="float">
            <text:p>0.785001</text:p>
          </table:table-cell>
          <table:table-cell office:value-type="float" office:value="0.555327" calcext:value-type="float">
            <text:p>0.555327</text:p>
          </table:table-cell>
          <table:table-cell office:value-type="float" office:value="0.790264" calcext:value-type="float">
            <text:p>0.790264</text:p>
          </table:table-cell>
          <table:table-cell table:number-columns-repeated="1017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office:value-type="float" office:value="0.779131" calcext:value-type="float">
            <text:p>0.779131</text:p>
          </table:table-cell>
          <table:table-cell office:value-type="float" office:value="0.799846" calcext:value-type="float">
            <text:p>0.799846</text:p>
          </table:table-cell>
          <table:table-cell office:value-type="float" office:value="0.789215" calcext:value-type="float">
            <text:p>0.789215</text:p>
          </table:table-cell>
          <table:table-cell office:value-type="float" office:value="0.608016" calcext:value-type="float">
            <text:p>0.608016</text:p>
          </table:table-cell>
          <table:table-cell office:value-type="float" office:value="0.794432" calcext:value-type="float">
            <text:p>0.794432</text:p>
          </table:table-cell>
          <table:table-cell table:number-columns-repeated="1017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office:value-type="float" office:value="0.778423" calcext:value-type="float">
            <text:p>0.778423</text:p>
          </table:table-cell>
          <table:table-cell office:value-type="float" office:value="0.800278" calcext:value-type="float">
            <text:p>0.800278</text:p>
          </table:table-cell>
          <table:table-cell office:value-type="float" office:value="0.779739" calcext:value-type="float">
            <text:p>0.779739</text:p>
          </table:table-cell>
          <table:table-cell office:value-type="float" office:value="0.642908" calcext:value-type="float">
            <text:p>0.642908</text:p>
          </table:table-cell>
          <table:table-cell office:value-type="float" office:value="0.789283" calcext:value-type="float">
            <text:p>0.789283</text:p>
          </table:table-cell>
          <table:table-cell table:number-columns-repeated="1017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office:value-type="float" office:value="0.783455" calcext:value-type="float">
            <text:p>0.783455</text:p>
          </table:table-cell>
          <table:table-cell office:value-type="float" office:value="0.792919" calcext:value-type="float">
            <text:p>0.792919</text:p>
          </table:table-cell>
          <table:table-cell office:value-type="float" office:value="0.787442" calcext:value-type="float">
            <text:p>0.787442</text:p>
          </table:table-cell>
          <table:table-cell office:value-type="float" office:value="0.65586" calcext:value-type="float">
            <text:p>0.65586</text:p>
          </table:table-cell>
          <table:table-cell office:value-type="float" office:value="0.789833" calcext:value-type="float">
            <text:p>0.789833</text:p>
          </table:table-cell>
          <table:table-cell table:number-columns-repeated="1017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office:value-type="float" office:value="0.775897" calcext:value-type="float">
            <text:p>0.775897</text:p>
          </table:table-cell>
          <table:table-cell office:value-type="float" office:value="0.801323" calcext:value-type="float">
            <text:p>0.801323</text:p>
          </table:table-cell>
          <table:table-cell office:value-type="float" office:value="0.788635" calcext:value-type="float">
            <text:p>0.788635</text:p>
          </table:table-cell>
          <table:table-cell office:value-type="float" office:value="0.663286" calcext:value-type="float">
            <text:p>0.663286</text:p>
          </table:table-cell>
          <table:table-cell office:value-type="float" office:value="0.791596" calcext:value-type="float">
            <text:p>0.791596</text:p>
          </table:table-cell>
          <table:table-cell table:number-columns-repeated="1017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office:value-type="float" office:value="0.770054" calcext:value-type="float">
            <text:p>0.770054</text:p>
          </table:table-cell>
          <table:table-cell office:value-type="float" office:value="0.791209" calcext:value-type="float">
            <text:p>0.791209</text:p>
          </table:table-cell>
          <table:table-cell office:value-type="float" office:value="0.789108" calcext:value-type="float">
            <text:p>0.789108</text:p>
          </table:table-cell>
          <table:table-cell office:value-type="float" office:value="0.669759" calcext:value-type="float">
            <text:p>0.669759</text:p>
          </table:table-cell>
          <table:table-cell office:value-type="float" office:value="0.786019" calcext:value-type="float">
            <text:p>0.786019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42])" office:value-type="float" office:value="0.792127" calcext:value-type="float">
            <text:p>0.792127</text:p>
          </table:table-cell>
          <table:table-cell table:formula="of:=MAX([.C3:.C42])" office:value-type="float" office:value="0.801323" calcext:value-type="float">
            <text:p>0.801323</text:p>
          </table:table-cell>
          <table:table-cell table:formula="of:=MAX([.D3:.D42])" office:value-type="float" office:value="0.792006" calcext:value-type="float">
            <text:p>0.792006</text:p>
          </table:table-cell>
          <table:table-cell table:formula="of:=MAX([.E3:.E42])" office:value-type="float" office:value="0.687625" calcext:value-type="float">
            <text:p>0.687625</text:p>
          </table:table-cell>
          <table:table-cell table:formula="of:=MAX([.F3:.F42])" office:value-type="float" office:value="0.796659" calcext:value-type="float">
            <text:p>0.796659</text:p>
          </table:table-cell>
          <table:table-cell table:formula="of:=MAX([.G3:.G42])" office:value-type="float" office:value="0.781962" calcext:value-type="float">
            <text:p>0.781962</text:p>
          </table:table-cell>
          <table:table-cell table:number-columns-repeated="1016"/>
        </table:table-row>
      </table:table>
      <table:table table:name="F1-mean f-AUC" table:style-name="ta1">
        <table:shapes>
          <draw:frame draw:z-index="0" draw:style-name="gr1" draw:text-style-name="P1" svg:width="9.2091in" svg:height="5.1799in" svg:x="7.037in" svg:y="5.4358in">
            <draw:object draw:notify-on-update-of-ranges="'F1-mean f-AUC'.A2:'F1-mean f-AUC'.A2 'F1-mean f-AUC'.A3:'F1-mean f-AUC'.A42 'F1-mean f-AUC'.B2:'F1-mean f-AUC'.B2 'F1-mean f-AUC'.B3:'F1-mean f-AUC'.B42 'F1-mean f-AUC'.C2:'F1-mean f-AUC'.C2 'F1-mean f-AUC'.C3:'F1-mean f-AUC'.C42 'F1-mean f-AUC'.D2:'F1-mean f-AUC'.D2 'F1-mean f-AUC'.D3:'F1-mean f-AUC'.D42 'F1-mean f-AUC'.E2:'F1-mean f-AUC'.E2 'F1-mean f-AUC'.E3:'F1-mean f-AUC'.E42 'F1-mean f-AUC'.F2:'F1-mean f-AUC'.F2 'F1-mean f-AUC'.F3:'F1-mean f-AUC'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6.4587in" svg:y="5.4866in">
            <draw:object draw:notify-on-update-of-ranges="'F1-mean f-AUC'.A2:'F1-mean f-AUC'.A2 'F1-mean f-AUC'.A3:'F1-mean f-AUC'.A21 'F1-mean f-AUC'.B2:'F1-mean f-AUC'.B2 'F1-mean f-AUC'.B3:'F1-mean f-AUC'.B21 'F1-mean f-AUC'.G2:'F1-mean f-AUC'.G2 'F1-mean f-AUC'.G3:'F1-mean f-AUC'.G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065in" svg:height="5.0988in" svg:x="7.0874in" svg:y="10.8457in">
            <draw:object draw:notify-on-update-of-ranges="'F1-mean f-AUC'.B2:'F1-mean f-AUC'.B2 'F1-mean f-AUC'.B3:'F1-mean f-AUC'.B42 'F1-mean f-AUC'.H2:'F1-mean f-AUC'.H2 'F1-mean f-AUC'.H3:'F1-mean f-AUC'.H42 'F1-mean f-AUC'.I2:'F1-mean f-AUC'.I2 'F1-mean f-AUC'.I3:'F1-mean f-AUC'.I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8921in" svg:height="5.0016in" svg:x="16.3441in" svg:y="10.8083in">
            <draw:object draw:notify-on-update-of-ranges="'F1-mean f-AUC'.B2:'F1-mean f-AUC'.B2 'F1-mean f-AUC'.B3:'F1-mean f-AUC'.B42 'F1-mean f-AUC'.J2:'F1-mean f-AUC'.J2 'F1-mean f-AUC'.J3:'F1-mean f-AUC'.J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0394in" svg:height="5.0843in" svg:x="7.1386in" svg:y="16.2295in">
            <draw:object draw:notify-on-update-of-ranges="'F1-mean f-AUC'.H2:'F1-mean f-AUC'.H2 'F1-mean f-AUC'.H3:'F1-mean f-AUC'.H27 'F1-mean f-AUC'.K2:'F1-mean f-AUC'.K2 'F1-mean f-AUC'.K3:'F1-mean f-AUC'.K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023" table:default-cell-style-name="Default"/>
        <table:table-row table:style-name="ro1">
          <table:table-cell/>
          <table:table-cell office:value-type="string" calcext:value-type="string">
            <text:p>Fb 3</text:p>
          </table:table-cell>
          <table:table-cell office:value-type="string" calcext:value-type="string">
            <text:p>Fb 4</text:p>
          </table:table-cell>
          <table:table-cell office:value-type="string" calcext:value-type="string">
            <text:p>Fb 2</text:p>
          </table:table-cell>
          <table:table-cell office:value-type="string" calcext:value-type="string">
            <text:p>Fb 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v22</text:p>
          </table:table-cell>
          <table:table-cell table:style-name="ce1" office:value-type="string" calcext:value-type="string">
            <text:p>V22_2</text:p>
          </table:table-cell>
          <table:table-cell table:style-name="ce1" office:value-type="string" calcext:value-type="string">
            <text:p>V22_3</text:p>
          </table:table-cell>
          <table:table-cell table:style-name="ce1" office:value-type="string" calcext:value-type="string">
            <text:p>V22_4</text:p>
          </table:table-cell>
          <table:table-cell table:style-name="ce1" office:value-type="string" calcext:value-type="string">
            <text:p>V22_5</text:p>
          </table:table-cell>
          <table:table-cell table:style-name="ce1" office:value-type="string" calcext:value-type="string">
            <text:p>v23</text:p>
          </table:table-cell>
          <table:table-cell table:style-name="ce1" office:value-type="string" calcext:value-type="string">
            <text:p>v24</text:p>
          </table:table-cell>
          <table:table-cell table:style-name="ce1" office:value-type="string" calcext:value-type="string">
            <text:p>V24_2</text:p>
          </table:table-cell>
          <table:table-cell table:style-name="ce1" office:value-type="string" calcext:value-type="string">
            <text:p>v25</text:p>
          </table:table-cell>
          <table:table-cell table:style-name="ce1" office:value-type="string" calcext:value-type="string">
            <text:p>v26</text:p>
          </table:table-cell>
          <table:table-cell table:style-name="ce1" table:number-columns-repeated="1012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table:formula="of:=([$'F1-mean'.B3]*[$'f-AUC'.B3])/([$'F1-mean'.B3]+[$'f-AUC'.B3])" office:value-type="float" office:value="0.301180813153116" calcext:value-type="float">
            <text:p>0.301180813153116</text:p>
          </table:table-cell>
          <table:table-cell table:formula="of:=([$'F1-mean'.C3]*[$'f-AUC'.C3])/([$'F1-mean'.C3]+[$'f-AUC'.C3])" office:value-type="float" office:value="0.324864265376527" calcext:value-type="float">
            <text:p>0.324864265376527</text:p>
          </table:table-cell>
          <table:table-cell table:formula="of:=([$'F1-mean'.D3]*[$'f-AUC'.D3])/([$'F1-mean'.D3]+[$'f-AUC'.D3])" office:value-type="float" office:value="0.153558938647231" calcext:value-type="float">
            <text:p>0.153558938647231</text:p>
          </table:table-cell>
          <table:table-cell table:formula="of:=([$'F1-mean'.E3]*[$'f-AUC'.E3])/([$'F1-mean'.E3]+[$'f-AUC'.E3])" office:value-type="float" office:value="0.0818410565142351" calcext:value-type="float">
            <text:p>0.081841056514235</text:p>
          </table:table-cell>
          <table:table-cell table:formula="of:=([$'F1-mean'.F3]*[$'f-AUC'.F3])/([$'F1-mean'.F3]+[$'f-AUC'.F3])" office:value-type="float" office:value="0.303812835618077" calcext:value-type="float">
            <text:p>0.303812835618077</text:p>
          </table:table-cell>
          <table:table-cell table:formula="of:=([$'F1-mean'.G3]*[$'f-AUC'.G3])/([$'F1-mean'.G3]+[$'f-AUC'.G3])" office:value-type="float" office:value="0.0677926187120326" calcext:value-type="float">
            <text:p>0.067792618712033</text:p>
          </table:table-cell>
          <table:table-cell table:formula="of:=([$'F1-mean'.H3]*[$'f-AUC'.H3])/([$'F1-mean'.H3]+[$'f-AUC'.H3])" office:value-type="float" office:value="0.301153461905249" calcext:value-type="float">
            <text:p>0.301153461905249</text:p>
          </table:table-cell>
          <table:table-cell table:formula="of:=([$'F1-mean'.I3]*[$'f-AUC'.I3])/([$'F1-mean'.I3]+[$'f-AUC'.I3])" office:value-type="float" office:value="0" calcext:value-type="float">
            <text:p>0</text:p>
          </table:table-cell>
          <table:table-cell table:formula="of:=([$'F1-mean'.J3]*[$'f-AUC'.J3])/([$'F1-mean'.J3]+[$'f-AUC'.J3])" office:value-type="float" office:value="0.276861132329082" calcext:value-type="float">
            <text:p>0.276861132329082</text:p>
          </table:table-cell>
          <table:table-cell table:formula="of:=([$'F1-mean'.K3]*[$'f-AUC'.K3])/([$'F1-mean'.K3]+[$'f-AUC'.K3])" office:value-type="float" office:value="0.314706479488949" calcext:value-type="float">
            <text:p>0.314706479488949</text:p>
          </table:table-cell>
          <table:table-cell table:number-columns-repeated="1012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table:formula="of:=([$'F1-mean'.B4]*[$'f-AUC'.B4])/([$'F1-mean'.B4]+[$'f-AUC'.B4])" office:value-type="float" office:value="0.323809181280967" calcext:value-type="float">
            <text:p>0.323809181280967</text:p>
          </table:table-cell>
          <table:table-cell table:formula="of:=([$'F1-mean'.C4]*[$'f-AUC'.C4])/([$'F1-mean'.C4]+[$'f-AUC'.C4])" office:value-type="float" office:value="0.318031293951005" calcext:value-type="float">
            <text:p>0.318031293951005</text:p>
          </table:table-cell>
          <table:table-cell table:formula="of:=([$'F1-mean'.D4]*[$'f-AUC'.D4])/([$'F1-mean'.D4]+[$'f-AUC'.D4])" office:value-type="float" office:value="0.327215142051885" calcext:value-type="float">
            <text:p>0.327215142051885</text:p>
          </table:table-cell>
          <table:table-cell table:formula="of:=([$'F1-mean'.E4]*[$'f-AUC'.E4])/([$'F1-mean'.E4]+[$'f-AUC'.E4])" office:value-type="float" office:value="0.263395164325928" calcext:value-type="float">
            <text:p>0.263395164325928</text:p>
          </table:table-cell>
          <table:table-cell table:formula="of:=([$'F1-mean'.F4]*[$'f-AUC'.F4])/([$'F1-mean'.F4]+[$'f-AUC'.F4])" office:value-type="float" office:value="0.329433368218702" calcext:value-type="float">
            <text:p>0.329433368218702</text:p>
          </table:table-cell>
          <table:table-cell table:formula="of:=([$'F1-mean'.G4]*[$'f-AUC'.G4])/([$'F1-mean'.G4]+[$'f-AUC'.G4])" office:value-type="float" office:value="0.302942584437187" calcext:value-type="float">
            <text:p>0.302942584437187</text:p>
          </table:table-cell>
          <table:table-cell table:formula="of:=([$'F1-mean'.H4]*[$'f-AUC'.H4])/([$'F1-mean'.H4]+[$'f-AUC'.H4])" office:value-type="float" office:value="0.337217252172979" calcext:value-type="float">
            <text:p>0.337217252172979</text:p>
          </table:table-cell>
          <table:table-cell table:formula="of:=([$'F1-mean'.I4]*[$'f-AUC'.I4])/([$'F1-mean'.I4]+[$'f-AUC'.I4])" office:value-type="float" office:value="0" calcext:value-type="float">
            <text:p>0</text:p>
          </table:table-cell>
          <table:table-cell table:formula="of:=([$'F1-mean'.J4]*[$'f-AUC'.J4])/([$'F1-mean'.J4]+[$'f-AUC'.J4])" office:value-type="float" office:value="0.327105580844911" calcext:value-type="float">
            <text:p>0.327105580844911</text:p>
          </table:table-cell>
          <table:table-cell table:formula="of:=([$'F1-mean'.K4]*[$'f-AUC'.K4])/([$'F1-mean'.K4]+[$'f-AUC'.K4])" office:value-type="float" office:value="0.338637166201013" calcext:value-type="float">
            <text:p>0.338637166201013</text:p>
          </table:table-cell>
          <table:table-cell table:number-columns-repeated="1012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table:formula="of:=([$'F1-mean'.B5]*[$'f-AUC'.B5])/([$'F1-mean'.B5]+[$'f-AUC'.B5])" office:value-type="float" office:value="0.339303218101362" calcext:value-type="float">
            <text:p>0.339303218101362</text:p>
          </table:table-cell>
          <table:table-cell table:formula="of:=([$'F1-mean'.C5]*[$'f-AUC'.C5])/([$'F1-mean'.C5]+[$'f-AUC'.C5])" office:value-type="float" office:value="0.344687341838807" calcext:value-type="float">
            <text:p>0.344687341838807</text:p>
          </table:table-cell>
          <table:table-cell table:formula="of:=([$'F1-mean'.D5]*[$'f-AUC'.D5])/([$'F1-mean'.D5]+[$'f-AUC'.D5])" office:value-type="float" office:value="0.341480667052022" calcext:value-type="float">
            <text:p>0.341480667052022</text:p>
          </table:table-cell>
          <table:table-cell table:formula="of:=([$'F1-mean'.E5]*[$'f-AUC'.E5])/([$'F1-mean'.E5]+[$'f-AUC'.E5])" office:value-type="float" office:value="0.282566258285537" calcext:value-type="float">
            <text:p>0.282566258285537</text:p>
          </table:table-cell>
          <table:table-cell table:formula="of:=([$'F1-mean'.F5]*[$'f-AUC'.F5])/([$'F1-mean'.F5]+[$'f-AUC'.F5])" office:value-type="float" office:value="0.341165005311924" calcext:value-type="float">
            <text:p>0.341165005311924</text:p>
          </table:table-cell>
          <table:table-cell table:formula="of:=([$'F1-mean'.G5]*[$'f-AUC'.G5])/([$'F1-mean'.G5]+[$'f-AUC'.G5])" office:value-type="float" office:value="0.322132676112947" calcext:value-type="float">
            <text:p>0.322132676112947</text:p>
          </table:table-cell>
          <table:table-cell table:formula="of:=([$'F1-mean'.H5]*[$'f-AUC'.H5])/([$'F1-mean'.H5]+[$'f-AUC'.H5])" office:value-type="float" office:value="0.346884102227548" calcext:value-type="float">
            <text:p>0.346884102227548</text:p>
          </table:table-cell>
          <table:table-cell table:formula="of:=([$'F1-mean'.I5]*[$'f-AUC'.I5])/([$'F1-mean'.I5]+[$'f-AUC'.I5])" office:value-type="float" office:value="0.235084255446736" calcext:value-type="float">
            <text:p>0.235084255446736</text:p>
          </table:table-cell>
          <table:table-cell table:formula="of:=([$'F1-mean'.J5]*[$'f-AUC'.J5])/([$'F1-mean'.J5]+[$'f-AUC'.J5])" office:value-type="float" office:value="0.338652159444164" calcext:value-type="float">
            <text:p>0.338652159444164</text:p>
          </table:table-cell>
          <table:table-cell table:formula="of:=([$'F1-mean'.K5]*[$'f-AUC'.K5])/([$'F1-mean'.K5]+[$'f-AUC'.K5])" office:value-type="float" office:value="0.344214434500127" calcext:value-type="float">
            <text:p>0.344214434500127</text:p>
          </table:table-cell>
          <table:table-cell table:number-columns-repeated="1012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table:formula="of:=([$'F1-mean'.B6]*[$'f-AUC'.B6])/([$'F1-mean'.B6]+[$'f-AUC'.B6])" office:value-type="float" office:value="0.346701603993337" calcext:value-type="float">
            <text:p>0.346701603993337</text:p>
          </table:table-cell>
          <table:table-cell table:formula="of:=([$'F1-mean'.C6]*[$'f-AUC'.C6])/([$'F1-mean'.C6]+[$'f-AUC'.C6])" office:value-type="float" office:value="0.346890973764874" calcext:value-type="float">
            <text:p>0.346890973764874</text:p>
          </table:table-cell>
          <table:table-cell table:formula="of:=([$'F1-mean'.D6]*[$'f-AUC'.D6])/([$'F1-mean'.D6]+[$'f-AUC'.D6])" office:value-type="float" office:value="0.337791570601269" calcext:value-type="float">
            <text:p>0.337791570601269</text:p>
          </table:table-cell>
          <table:table-cell table:formula="of:=([$'F1-mean'.E6]*[$'f-AUC'.E6])/([$'F1-mean'.E6]+[$'f-AUC'.E6])" office:value-type="float" office:value="0.286870954284388" calcext:value-type="float">
            <text:p>0.286870954284388</text:p>
          </table:table-cell>
          <table:table-cell table:formula="of:=([$'F1-mean'.F6]*[$'f-AUC'.F6])/([$'F1-mean'.F6]+[$'f-AUC'.F6])" office:value-type="float" office:value="0.345418021150874" calcext:value-type="float">
            <text:p>0.345418021150874</text:p>
          </table:table-cell>
          <table:table-cell table:formula="of:=([$'F1-mean'.G6]*[$'f-AUC'.G6])/([$'F1-mean'.G6]+[$'f-AUC'.G6])" office:value-type="float" office:value="0.329621764359261" calcext:value-type="float">
            <text:p>0.329621764359261</text:p>
          </table:table-cell>
          <table:table-cell table:formula="of:=([$'F1-mean'.H6]*[$'f-AUC'.H6])/([$'F1-mean'.H6]+[$'f-AUC'.H6])" office:value-type="float" office:value="0.347658860534261" calcext:value-type="float">
            <text:p>0.347658860534261</text:p>
          </table:table-cell>
          <table:table-cell table:formula="of:=([$'F1-mean'.I6]*[$'f-AUC'.I6])/([$'F1-mean'.I6]+[$'f-AUC'.I6])" office:value-type="float" office:value="0.319459363559287" calcext:value-type="float">
            <text:p>0.319459363559287</text:p>
          </table:table-cell>
          <table:table-cell/>
          <table:table-cell table:formula="of:=([$'F1-mean'.K6]*[$'f-AUC'.K6])/([$'F1-mean'.K6]+[$'f-AUC'.K6])" office:value-type="float" office:value="0.340326535368439" calcext:value-type="float">
            <text:p>0.340326535368439</text:p>
          </table:table-cell>
          <table:table-cell table:number-columns-repeated="1012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table:formula="of:=([$'F1-mean'.B7]*[$'f-AUC'.B7])/([$'F1-mean'.B7]+[$'f-AUC'.B7])" office:value-type="float" office:value="0.349795282385202" calcext:value-type="float">
            <text:p>0.349795282385202</text:p>
          </table:table-cell>
          <table:table-cell table:formula="of:=([$'F1-mean'.C7]*[$'f-AUC'.C7])/([$'F1-mean'.C7]+[$'f-AUC'.C7])" office:value-type="float" office:value="0.337500011752168" calcext:value-type="float">
            <text:p>0.337500011752168</text:p>
          </table:table-cell>
          <table:table-cell table:formula="of:=([$'F1-mean'.D7]*[$'f-AUC'.D7])/([$'F1-mean'.D7]+[$'f-AUC'.D7])" office:value-type="float" office:value="0.350638602887502" calcext:value-type="float">
            <text:p>0.350638602887502</text:p>
          </table:table-cell>
          <table:table-cell table:formula="of:=([$'F1-mean'.E7]*[$'f-AUC'.E7])/([$'F1-mean'.E7]+[$'f-AUC'.E7])" office:value-type="float" office:value="0.29622885452826" calcext:value-type="float">
            <text:p>0.29622885452826</text:p>
          </table:table-cell>
          <table:table-cell table:formula="of:=([$'F1-mean'.F7]*[$'f-AUC'.F7])/([$'F1-mean'.F7]+[$'f-AUC'.F7])" office:value-type="float" office:value="0.338470124267532" calcext:value-type="float">
            <text:p>0.338470124267532</text:p>
          </table:table-cell>
          <table:table-cell table:formula="of:=([$'F1-mean'.G7]*[$'f-AUC'.G7])/([$'F1-mean'.G7]+[$'f-AUC'.G7])" office:value-type="float" office:value="0.339429201688801" calcext:value-type="float">
            <text:p>0.339429201688801</text:p>
          </table:table-cell>
          <table:table-cell table:formula="of:=([$'F1-mean'.H7]*[$'f-AUC'.H7])/([$'F1-mean'.H7]+[$'f-AUC'.H7])" office:value-type="float" office:value="0.353866775985561" calcext:value-type="float">
            <text:p>0.353866775985561</text:p>
          </table:table-cell>
          <table:table-cell table:formula="of:=([$'F1-mean'.I7]*[$'f-AUC'.I7])/([$'F1-mean'.I7]+[$'f-AUC'.I7])" office:value-type="float" office:value="0.330047932633178" calcext:value-type="float">
            <text:p>0.330047932633178</text:p>
          </table:table-cell>
          <table:table-cell/>
          <table:table-cell table:formula="of:=([$'F1-mean'.K7]*[$'f-AUC'.K7])/([$'F1-mean'.K7]+[$'f-AUC'.K7])" office:value-type="float" office:value="0.352645501969001" calcext:value-type="float">
            <text:p>0.352645501969001</text:p>
          </table:table-cell>
          <table:table-cell table:number-columns-repeated="1012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table:formula="of:=([$'F1-mean'.B8]*[$'f-AUC'.B8])/([$'F1-mean'.B8]+[$'f-AUC'.B8])" office:value-type="float" office:value="0.348980997270032" calcext:value-type="float">
            <text:p>0.348980997270032</text:p>
          </table:table-cell>
          <table:table-cell table:formula="of:=([$'F1-mean'.C8]*[$'f-AUC'.C8])/([$'F1-mean'.C8]+[$'f-AUC'.C8])" office:value-type="float" office:value="0.349827553246788" calcext:value-type="float">
            <text:p>0.349827553246788</text:p>
          </table:table-cell>
          <table:table-cell table:formula="of:=([$'F1-mean'.D8]*[$'f-AUC'.D8])/([$'F1-mean'.D8]+[$'f-AUC'.D8])" office:value-type="float" office:value="0.34276939976879" calcext:value-type="float">
            <text:p>0.34276939976879</text:p>
          </table:table-cell>
          <table:table-cell table:formula="of:=([$'F1-mean'.E8]*[$'f-AUC'.E8])/([$'F1-mean'.E8]+[$'f-AUC'.E8])" office:value-type="float" office:value="0.300921497125375" calcext:value-type="float">
            <text:p>0.300921497125375</text:p>
          </table:table-cell>
          <table:table-cell table:formula="of:=([$'F1-mean'.F8]*[$'f-AUC'.F8])/([$'F1-mean'.F8]+[$'f-AUC'.F8])" office:value-type="float" office:value="0.352226951852116" calcext:value-type="float">
            <text:p>0.352226951852116</text:p>
          </table:table-cell>
          <table:table-cell table:formula="of:=([$'F1-mean'.G8]*[$'f-AUC'.G8])/([$'F1-mean'.G8]+[$'f-AUC'.G8])" office:value-type="float" office:value="0.349103214511765" calcext:value-type="float">
            <text:p>0.349103214511765</text:p>
          </table:table-cell>
          <table:table-cell table:formula="of:=([$'F1-mean'.H8]*[$'f-AUC'.H8])/([$'F1-mean'.H8]+[$'f-AUC'.H8])" office:value-type="float" office:value="0.356947011450887" calcext:value-type="float">
            <text:p>0.356947011450887</text:p>
          </table:table-cell>
          <table:table-cell table:formula="of:=([$'F1-mean'.I8]*[$'f-AUC'.I8])/([$'F1-mean'.I8]+[$'f-AUC'.I8])" office:value-type="float" office:value="0.338990086483236" calcext:value-type="float">
            <text:p>0.338990086483236</text:p>
          </table:table-cell>
          <table:table-cell/>
          <table:table-cell table:formula="of:=([$'F1-mean'.K8]*[$'f-AUC'.K8])/([$'F1-mean'.K8]+[$'f-AUC'.K8])" office:value-type="float" office:value="0.357278953562223" calcext:value-type="float">
            <text:p>0.357278953562223</text:p>
          </table:table-cell>
          <table:table-cell table:number-columns-repeated="1012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table:formula="of:=([$'F1-mean'.B9]*[$'f-AUC'.B9])/([$'F1-mean'.B9]+[$'f-AUC'.B9])" office:value-type="float" office:value="0.356292065396325" calcext:value-type="float">
            <text:p>0.356292065396325</text:p>
          </table:table-cell>
          <table:table-cell table:formula="of:=([$'F1-mean'.C9]*[$'f-AUC'.C9])/([$'F1-mean'.C9]+[$'f-AUC'.C9])" office:value-type="float" office:value="0.354820833600502" calcext:value-type="float">
            <text:p>0.354820833600502</text:p>
          </table:table-cell>
          <table:table-cell table:formula="of:=([$'F1-mean'.D9]*[$'f-AUC'.D9])/([$'F1-mean'.D9]+[$'f-AUC'.D9])" office:value-type="float" office:value="0.354382584788164" calcext:value-type="float">
            <text:p>0.354382584788164</text:p>
          </table:table-cell>
          <table:table-cell table:formula="of:=([$'F1-mean'.E9]*[$'f-AUC'.E9])/([$'F1-mean'.E9]+[$'f-AUC'.E9])" office:value-type="float" office:value="0.302050817130333" calcext:value-type="float">
            <text:p>0.302050817130333</text:p>
          </table:table-cell>
          <table:table-cell table:formula="of:=([$'F1-mean'.F9]*[$'f-AUC'.F9])/([$'F1-mean'.F9]+[$'f-AUC'.F9])" office:value-type="float" office:value="0.352777671774478" calcext:value-type="float">
            <text:p>0.352777671774478</text:p>
          </table:table-cell>
          <table:table-cell table:formula="of:=([$'F1-mean'.G9]*[$'f-AUC'.G9])/([$'F1-mean'.G9]+[$'f-AUC'.G9])" office:value-type="float" office:value="0.35106310402004" calcext:value-type="float">
            <text:p>0.35106310402004</text:p>
          </table:table-cell>
          <table:table-cell table:formula="of:=([$'F1-mean'.H9]*[$'f-AUC'.H9])/([$'F1-mean'.H9]+[$'f-AUC'.H9])" office:value-type="float" office:value="0.358941893357612" calcext:value-type="float">
            <text:p>0.358941893357612</text:p>
          </table:table-cell>
          <table:table-cell table:formula="of:=([$'F1-mean'.I9]*[$'f-AUC'.I9])/([$'F1-mean'.I9]+[$'f-AUC'.I9])" office:value-type="float" office:value="0.343090973082398" calcext:value-type="float">
            <text:p>0.343090973082398</text:p>
          </table:table-cell>
          <table:table-cell/>
          <table:table-cell table:formula="of:=([$'F1-mean'.K9]*[$'f-AUC'.K9])/([$'F1-mean'.K9]+[$'f-AUC'.K9])" office:value-type="float" office:value="0.355349977062722" calcext:value-type="float">
            <text:p>0.355349977062722</text:p>
          </table:table-cell>
          <table:table-cell table:number-columns-repeated="1012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table:formula="of:=([$'F1-mean'.B10]*[$'f-AUC'.B10])/([$'F1-mean'.B10]+[$'f-AUC'.B10])" office:value-type="float" office:value="0.360442743048028" calcext:value-type="float">
            <text:p>0.360442743048028</text:p>
          </table:table-cell>
          <table:table-cell table:formula="of:=([$'F1-mean'.C10]*[$'f-AUC'.C10])/([$'F1-mean'.C10]+[$'f-AUC'.C10])" office:value-type="float" office:value="0.362619498055103" calcext:value-type="float">
            <text:p>0.362619498055103</text:p>
          </table:table-cell>
          <table:table-cell table:formula="of:=([$'F1-mean'.D10]*[$'f-AUC'.D10])/([$'F1-mean'.D10]+[$'f-AUC'.D10])" office:value-type="float" office:value="0.356536493268535" calcext:value-type="float">
            <text:p>0.356536493268535</text:p>
          </table:table-cell>
          <table:table-cell table:formula="of:=([$'F1-mean'.E10]*[$'f-AUC'.E10])/([$'F1-mean'.E10]+[$'f-AUC'.E10])" office:value-type="float" office:value="0.309617953946181" calcext:value-type="float">
            <text:p>0.309617953946181</text:p>
          </table:table-cell>
          <table:table-cell table:formula="of:=([$'F1-mean'.F10]*[$'f-AUC'.F10])/([$'F1-mean'.F10]+[$'f-AUC'.F10])" office:value-type="float" office:value="0.361804247573116" calcext:value-type="float">
            <text:p>0.361804247573116</text:p>
          </table:table-cell>
          <table:table-cell table:formula="of:=([$'F1-mean'.G10]*[$'f-AUC'.G10])/([$'F1-mean'.G10]+[$'f-AUC'.G10])" office:value-type="float" office:value="0.35287061558942" calcext:value-type="float">
            <text:p>0.35287061558942</text:p>
          </table:table-cell>
          <table:table-cell table:formula="of:=([$'F1-mean'.H10]*[$'f-AUC'.H10])/([$'F1-mean'.H10]+[$'f-AUC'.H10])" office:value-type="float" office:value="0.358848041516232" calcext:value-type="float">
            <text:p>0.358848041516232</text:p>
          </table:table-cell>
          <table:table-cell table:formula="of:=([$'F1-mean'.I10]*[$'f-AUC'.I10])/([$'F1-mean'.I10]+[$'f-AUC'.I10])" office:value-type="float" office:value="0.347574059790981" calcext:value-type="float">
            <text:p>0.347574059790981</text:p>
          </table:table-cell>
          <table:table-cell/>
          <table:table-cell table:formula="of:=([$'F1-mean'.K10]*[$'f-AUC'.K10])/([$'F1-mean'.K10]+[$'f-AUC'.K10])" office:value-type="float" office:value="0.356514657900922" calcext:value-type="float">
            <text:p>0.356514657900922</text:p>
          </table:table-cell>
          <table:table-cell table:number-columns-repeated="1012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table:formula="of:=([$'F1-mean'.B11]*[$'f-AUC'.B11])/([$'F1-mean'.B11]+[$'f-AUC'.B11])" office:value-type="float" office:value="0.360410400241869" calcext:value-type="float">
            <text:p>0.360410400241869</text:p>
          </table:table-cell>
          <table:table-cell table:formula="of:=([$'F1-mean'.C11]*[$'f-AUC'.C11])/([$'F1-mean'.C11]+[$'f-AUC'.C11])" office:value-type="float" office:value="0.362123936534255" calcext:value-type="float">
            <text:p>0.362123936534255</text:p>
          </table:table-cell>
          <table:table-cell table:formula="of:=([$'F1-mean'.D11]*[$'f-AUC'.D11])/([$'F1-mean'.D11]+[$'f-AUC'.D11])" office:value-type="float" office:value="0.360511853133442" calcext:value-type="float">
            <text:p>0.360511853133442</text:p>
          </table:table-cell>
          <table:table-cell table:formula="of:=([$'F1-mean'.E11]*[$'f-AUC'.E11])/([$'F1-mean'.E11]+[$'f-AUC'.E11])" office:value-type="float" office:value="0.308699967851589" calcext:value-type="float">
            <text:p>0.308699967851589</text:p>
          </table:table-cell>
          <table:table-cell table:formula="of:=([$'F1-mean'.F11]*[$'f-AUC'.F11])/([$'F1-mean'.F11]+[$'f-AUC'.F11])" office:value-type="float" office:value="0.359973893166037" calcext:value-type="float">
            <text:p>0.359973893166037</text:p>
          </table:table-cell>
          <table:table-cell/>
          <table:table-cell table:formula="of:=([$'F1-mean'.H11]*[$'f-AUC'.H11])/([$'F1-mean'.H11]+[$'f-AUC'.H11])" office:value-type="float" office:value="0.356932911214901" calcext:value-type="float">
            <text:p>0.356932911214901</text:p>
          </table:table-cell>
          <table:table-cell table:formula="of:=([$'F1-mean'.I11]*[$'f-AUC'.I11])/([$'F1-mean'.I11]+[$'f-AUC'.I11])" office:value-type="float" office:value="0.348523465759344" calcext:value-type="float">
            <text:p>0.348523465759344</text:p>
          </table:table-cell>
          <table:table-cell/>
          <table:table-cell table:formula="of:=([$'F1-mean'.K11]*[$'f-AUC'.K11])/([$'F1-mean'.K11]+[$'f-AUC'.K11])" office:value-type="float" office:value="0.357317440468415" calcext:value-type="float">
            <text:p>0.357317440468415</text:p>
          </table:table-cell>
          <table:table-cell table:number-columns-repeated="1012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table:formula="of:=([$'F1-mean'.B12]*[$'f-AUC'.B12])/([$'F1-mean'.B12]+[$'f-AUC'.B12])" office:value-type="float" office:value="0.358944334009949" calcext:value-type="float">
            <text:p>0.358944334009949</text:p>
          </table:table-cell>
          <table:table-cell table:formula="of:=([$'F1-mean'.C12]*[$'f-AUC'.C12])/([$'F1-mean'.C12]+[$'f-AUC'.C12])" office:value-type="float" office:value="0.362066563958487" calcext:value-type="float">
            <text:p>0.362066563958487</text:p>
          </table:table-cell>
          <table:table-cell table:formula="of:=([$'F1-mean'.D12]*[$'f-AUC'.D12])/([$'F1-mean'.D12]+[$'f-AUC'.D12])" office:value-type="float" office:value="0.360190141380808" calcext:value-type="float">
            <text:p>0.360190141380808</text:p>
          </table:table-cell>
          <table:table-cell table:formula="of:=([$'F1-mean'.E12]*[$'f-AUC'.E12])/([$'F1-mean'.E12]+[$'f-AUC'.E12])" office:value-type="float" office:value="0.313097034757443" calcext:value-type="float">
            <text:p>0.313097034757443</text:p>
          </table:table-cell>
          <table:table-cell table:formula="of:=([$'F1-mean'.F12]*[$'f-AUC'.F12])/([$'F1-mean'.F12]+[$'f-AUC'.F12])" office:value-type="float" office:value="0.357617804911639" calcext:value-type="float">
            <text:p>0.357617804911639</text:p>
          </table:table-cell>
          <table:table-cell/>
          <table:table-cell table:formula="of:=([$'F1-mean'.H12]*[$'f-AUC'.H12])/([$'F1-mean'.H12]+[$'f-AUC'.H12])" office:value-type="float" office:value="0.352910759483319" calcext:value-type="float">
            <text:p>0.352910759483319</text:p>
          </table:table-cell>
          <table:table-cell table:formula="of:=([$'F1-mean'.I12]*[$'f-AUC'.I12])/([$'F1-mean'.I12]+[$'f-AUC'.I12])" office:value-type="float" office:value="0.352788791227469" calcext:value-type="float">
            <text:p>0.352788791227469</text:p>
          </table:table-cell>
          <table:table-cell/>
          <table:table-cell table:formula="of:=([$'F1-mean'.K12]*[$'f-AUC'.K12])/([$'F1-mean'.K12]+[$'f-AUC'.K12])" office:value-type="float" office:value="0.361162801563157" calcext:value-type="float">
            <text:p>0.361162801563157</text:p>
          </table:table-cell>
          <table:table-cell table:number-columns-repeated="1012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table:formula="of:=([$'F1-mean'.B13]*[$'f-AUC'.B13])/([$'F1-mean'.B13]+[$'f-AUC'.B13])" office:value-type="float" office:value="0.359762303330079" calcext:value-type="float">
            <text:p>0.359762303330079</text:p>
          </table:table-cell>
          <table:table-cell table:formula="of:=([$'F1-mean'.C13]*[$'f-AUC'.C13])/([$'F1-mean'.C13]+[$'f-AUC'.C13])" office:value-type="float" office:value="0.358460098090222" calcext:value-type="float">
            <text:p>0.358460098090222</text:p>
          </table:table-cell>
          <table:table-cell table:formula="of:=([$'F1-mean'.D13]*[$'f-AUC'.D13])/([$'F1-mean'.D13]+[$'f-AUC'.D13])" office:value-type="float" office:value="0.353922425364048" calcext:value-type="float">
            <text:p>0.353922425364048</text:p>
          </table:table-cell>
          <table:table-cell table:formula="of:=([$'F1-mean'.E13]*[$'f-AUC'.E13])/([$'F1-mean'.E13]+[$'f-AUC'.E13])" office:value-type="float" office:value="0.292782171033254" calcext:value-type="float">
            <text:p>0.292782171033254</text:p>
          </table:table-cell>
          <table:table-cell table:formula="of:=([$'F1-mean'.F13]*[$'f-AUC'.F13])/([$'F1-mean'.F13]+[$'f-AUC'.F13])" office:value-type="float" office:value="0.361148661378136" calcext:value-type="float">
            <text:p>0.361148661378136</text:p>
          </table:table-cell>
          <table:table-cell/>
          <table:table-cell table:formula="of:=([$'F1-mean'.H13]*[$'f-AUC'.H13])/([$'F1-mean'.H13]+[$'f-AUC'.H13])" office:value-type="float" office:value="0.3554656634132" calcext:value-type="float">
            <text:p>0.3554656634132</text:p>
          </table:table-cell>
          <table:table-cell table:formula="of:=([$'F1-mean'.I13]*[$'f-AUC'.I13])/([$'F1-mean'.I13]+[$'f-AUC'.I13])" office:value-type="float" office:value="0.346187163923631" calcext:value-type="float">
            <text:p>0.346187163923631</text:p>
          </table:table-cell>
          <table:table-cell/>
          <table:table-cell table:formula="of:=([$'F1-mean'.K13]*[$'f-AUC'.K13])/([$'F1-mean'.K13]+[$'f-AUC'.K13])" office:value-type="float" office:value="0.359973555201132" calcext:value-type="float">
            <text:p>0.359973555201132</text:p>
          </table:table-cell>
          <table:table-cell table:number-columns-repeated="1012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table:formula="of:=([$'F1-mean'.B14]*[$'f-AUC'.B14])/([$'F1-mean'.B14]+[$'f-AUC'.B14])" office:value-type="float" office:value="0.354502954027985" calcext:value-type="float">
            <text:p>0.354502954027985</text:p>
          </table:table-cell>
          <table:table-cell table:formula="of:=([$'F1-mean'.C14]*[$'f-AUC'.C14])/([$'F1-mean'.C14]+[$'f-AUC'.C14])" office:value-type="float" office:value="0.356054089086804" calcext:value-type="float">
            <text:p>0.356054089086804</text:p>
          </table:table-cell>
          <table:table-cell table:formula="of:=([$'F1-mean'.D14]*[$'f-AUC'.D14])/([$'F1-mean'.D14]+[$'f-AUC'.D14])" office:value-type="float" office:value="0.360676518680812" calcext:value-type="float">
            <text:p>0.360676518680812</text:p>
          </table:table-cell>
          <table:table-cell table:formula="of:=([$'F1-mean'.E14]*[$'f-AUC'.E14])/([$'F1-mean'.E14]+[$'f-AUC'.E14])" office:value-type="float" office:value="0.308051571113784" calcext:value-type="float">
            <text:p>0.308051571113784</text:p>
          </table:table-cell>
          <table:table-cell table:formula="of:=([$'F1-mean'.F14]*[$'f-AUC'.F14])/([$'F1-mean'.F14]+[$'f-AUC'.F14])" office:value-type="float" office:value="0.359450221087974" calcext:value-type="float">
            <text:p>0.359450221087974</text:p>
          </table:table-cell>
          <table:table-cell/>
          <table:table-cell table:formula="of:=([$'F1-mean'.H14]*[$'f-AUC'.H14])/([$'F1-mean'.H14]+[$'f-AUC'.H14])" office:value-type="float" office:value="0.360619377571183" calcext:value-type="float">
            <text:p>0.360619377571183</text:p>
          </table:table-cell>
          <table:table-cell table:formula="of:=([$'F1-mean'.I14]*[$'f-AUC'.I14])/([$'F1-mean'.I14]+[$'f-AUC'.I14])" office:value-type="float" office:value="0.350124384445451" calcext:value-type="float">
            <text:p>0.350124384445451</text:p>
          </table:table-cell>
          <table:table-cell/>
          <table:table-cell table:formula="of:=([$'F1-mean'.K14]*[$'f-AUC'.K14])/([$'F1-mean'.K14]+[$'f-AUC'.K14])" office:value-type="float" office:value="0.358129806867474" calcext:value-type="float">
            <text:p>0.358129806867474</text:p>
          </table:table-cell>
          <table:table-cell table:number-columns-repeated="1012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table:formula="of:=([$'F1-mean'.B15]*[$'f-AUC'.B15])/([$'F1-mean'.B15]+[$'f-AUC'.B15])" office:value-type="float" office:value="0.360678282725716" calcext:value-type="float">
            <text:p>0.360678282725716</text:p>
          </table:table-cell>
          <table:table-cell table:formula="of:=([$'F1-mean'.C15]*[$'f-AUC'.C15])/([$'F1-mean'.C15]+[$'f-AUC'.C15])" office:value-type="float" office:value="0.362348274189742" calcext:value-type="float">
            <text:p>0.362348274189742</text:p>
          </table:table-cell>
          <table:table-cell table:formula="of:=([$'F1-mean'.D15]*[$'f-AUC'.D15])/([$'F1-mean'.D15]+[$'f-AUC'.D15])" office:value-type="float" office:value="0.361581714758974" calcext:value-type="float">
            <text:p>0.361581714758974</text:p>
          </table:table-cell>
          <table:table-cell table:formula="of:=([$'F1-mean'.E15]*[$'f-AUC'.E15])/([$'F1-mean'.E15]+[$'f-AUC'.E15])" office:value-type="float" office:value="0.318450530417865" calcext:value-type="float">
            <text:p>0.318450530417865</text:p>
          </table:table-cell>
          <table:table-cell table:formula="of:=([$'F1-mean'.F15]*[$'f-AUC'.F15])/([$'F1-mean'.F15]+[$'f-AUC'.F15])" office:value-type="float" office:value="0.362466077035742" calcext:value-type="float">
            <text:p>0.362466077035742</text:p>
          </table:table-cell>
          <table:table-cell/>
          <table:table-cell table:formula="of:=([$'F1-mean'.H15]*[$'f-AUC'.H15])/([$'F1-mean'.H15]+[$'f-AUC'.H15])" office:value-type="float" office:value="0.367156970053633" calcext:value-type="float">
            <text:p>0.367156970053633</text:p>
          </table:table-cell>
          <table:table-cell table:formula="of:=([$'F1-mean'.I15]*[$'f-AUC'.I15])/([$'F1-mean'.I15]+[$'f-AUC'.I15])" office:value-type="float" office:value="0.355728733644994" calcext:value-type="float">
            <text:p>0.355728733644994</text:p>
          </table:table-cell>
          <table:table-cell/>
          <table:table-cell table:formula="of:=([$'F1-mean'.K15]*[$'f-AUC'.K15])/([$'F1-mean'.K15]+[$'f-AUC'.K15])" office:value-type="float" office:value="0.36129116095438" calcext:value-type="float">
            <text:p>0.36129116095438</text:p>
          </table:table-cell>
          <table:table-cell table:number-columns-repeated="1012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table:formula="of:=([$'F1-mean'.B16]*[$'f-AUC'.B16])/([$'F1-mean'.B16]+[$'f-AUC'.B16])" office:value-type="float" office:value="0.362112866472127" calcext:value-type="float">
            <text:p>0.362112866472127</text:p>
          </table:table-cell>
          <table:table-cell table:formula="of:=([$'F1-mean'.C16]*[$'f-AUC'.C16])/([$'F1-mean'.C16]+[$'f-AUC'.C16])" office:value-type="float" office:value="0.364347421875352" calcext:value-type="float">
            <text:p>0.364347421875352</text:p>
          </table:table-cell>
          <table:table-cell table:formula="of:=([$'F1-mean'.D16]*[$'f-AUC'.D16])/([$'F1-mean'.D16]+[$'f-AUC'.D16])" office:value-type="float" office:value="0.362104294028684" calcext:value-type="float">
            <text:p>0.362104294028684</text:p>
          </table:table-cell>
          <table:table-cell table:formula="of:=([$'F1-mean'.E16]*[$'f-AUC'.E16])/([$'F1-mean'.E16]+[$'f-AUC'.E16])" office:value-type="float" office:value="0.310039096154232" calcext:value-type="float">
            <text:p>0.310039096154232</text:p>
          </table:table-cell>
          <table:table-cell table:formula="of:=([$'F1-mean'.F16]*[$'f-AUC'.F16])/([$'F1-mean'.F16]+[$'f-AUC'.F16])" office:value-type="float" office:value="0.359491298380747" calcext:value-type="float">
            <text:p>0.359491298380747</text:p>
          </table:table-cell>
          <table:table-cell/>
          <table:table-cell table:formula="of:=([$'F1-mean'.H16]*[$'f-AUC'.H16])/([$'F1-mean'.H16]+[$'f-AUC'.H16])" office:value-type="float" office:value="0.35534047892175" calcext:value-type="float">
            <text:p>0.35534047892175</text:p>
          </table:table-cell>
          <table:table-cell table:formula="of:=([$'F1-mean'.I16]*[$'f-AUC'.I16])/([$'F1-mean'.I16]+[$'f-AUC'.I16])" office:value-type="float" office:value="0.356753413169385" calcext:value-type="float">
            <text:p>0.356753413169385</text:p>
          </table:table-cell>
          <table:table-cell/>
          <table:table-cell table:formula="of:=([$'F1-mean'.K16]*[$'f-AUC'.K16])/([$'F1-mean'.K16]+[$'f-AUC'.K16])" office:value-type="float" office:value="0.35883115213573" calcext:value-type="float">
            <text:p>0.35883115213573</text:p>
          </table:table-cell>
          <table:table-cell table:number-columns-repeated="1012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table:formula="of:=([$'F1-mean'.B17]*[$'f-AUC'.B17])/([$'F1-mean'.B17]+[$'f-AUC'.B17])" office:value-type="float" office:value="0.353881329306331" calcext:value-type="float">
            <text:p>0.353881329306331</text:p>
          </table:table-cell>
          <table:table-cell table:formula="of:=([$'F1-mean'.C17]*[$'f-AUC'.C17])/([$'F1-mean'.C17]+[$'f-AUC'.C17])" office:value-type="float" office:value="0.360229902085712" calcext:value-type="float">
            <text:p>0.360229902085712</text:p>
          </table:table-cell>
          <table:table-cell table:formula="of:=([$'F1-mean'.D17]*[$'f-AUC'.D17])/([$'F1-mean'.D17]+[$'f-AUC'.D17])" office:value-type="float" office:value="0.353158556027138" calcext:value-type="float">
            <text:p>0.353158556027138</text:p>
          </table:table-cell>
          <table:table-cell table:formula="of:=([$'F1-mean'.E17]*[$'f-AUC'.E17])/([$'F1-mean'.E17]+[$'f-AUC'.E17])" office:value-type="float" office:value="0.311984516960778" calcext:value-type="float">
            <text:p>0.311984516960778</text:p>
          </table:table-cell>
          <table:table-cell table:formula="of:=([$'F1-mean'.F17]*[$'f-AUC'.F17])/([$'F1-mean'.F17]+[$'f-AUC'.F17])" office:value-type="float" office:value="0.363544774734505" calcext:value-type="float">
            <text:p>0.363544774734505</text:p>
          </table:table-cell>
          <table:table-cell/>
          <table:table-cell table:formula="of:=([$'F1-mean'.H17]*[$'f-AUC'.H17])/([$'F1-mean'.H17]+[$'f-AUC'.H17])" office:value-type="float" office:value="0.349416073556418" calcext:value-type="float">
            <text:p>0.349416073556418</text:p>
          </table:table-cell>
          <table:table-cell table:formula="of:=([$'F1-mean'.I17]*[$'f-AUC'.I17])/([$'F1-mean'.I17]+[$'f-AUC'.I17])" office:value-type="float" office:value="0.35844925182551" calcext:value-type="float">
            <text:p>0.35844925182551</text:p>
          </table:table-cell>
          <table:table-cell/>
          <table:table-cell table:formula="of:=([$'F1-mean'.K17]*[$'f-AUC'.K17])/([$'F1-mean'.K17]+[$'f-AUC'.K17])" office:value-type="float" office:value="0.350941726937123" calcext:value-type="float">
            <text:p>0.350941726937123</text:p>
          </table:table-cell>
          <table:table-cell table:number-columns-repeated="1012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table:formula="of:=([$'F1-mean'.B18]*[$'f-AUC'.B18])/([$'F1-mean'.B18]+[$'f-AUC'.B18])" office:value-type="float" office:value="0.367287642672195" calcext:value-type="float">
            <text:p>0.367287642672195</text:p>
          </table:table-cell>
          <table:table-cell table:formula="of:=([$'F1-mean'.C18]*[$'f-AUC'.C18])/([$'F1-mean'.C18]+[$'f-AUC'.C18])" office:value-type="float" office:value="0.369780011666204" calcext:value-type="float">
            <text:p>0.369780011666204</text:p>
          </table:table-cell>
          <table:table-cell table:formula="of:=([$'F1-mean'.D18]*[$'f-AUC'.D18])/([$'F1-mean'.D18]+[$'f-AUC'.D18])" office:value-type="float" office:value="0.365663943520425" calcext:value-type="float">
            <text:p>0.365663943520425</text:p>
          </table:table-cell>
          <table:table-cell table:formula="of:=([$'F1-mean'.E18]*[$'f-AUC'.E18])/([$'F1-mean'.E18]+[$'f-AUC'.E18])" office:value-type="float" office:value="0.318386938796408" calcext:value-type="float">
            <text:p>0.318386938796408</text:p>
          </table:table-cell>
          <table:table-cell table:formula="of:=([$'F1-mean'.F18]*[$'f-AUC'.F18])/([$'F1-mean'.F18]+[$'f-AUC'.F18])" office:value-type="float" office:value="0.369753652383451" calcext:value-type="float">
            <text:p>0.369753652383451</text:p>
          </table:table-cell>
          <table:table-cell/>
          <table:table-cell table:formula="of:=([$'F1-mean'.H18]*[$'f-AUC'.H18])/([$'F1-mean'.H18]+[$'f-AUC'.H18])" office:value-type="float" office:value="0.365169636735807" calcext:value-type="float">
            <text:p>0.365169636735807</text:p>
          </table:table-cell>
          <table:table-cell table:formula="of:=([$'F1-mean'.I18]*[$'f-AUC'.I18])/([$'F1-mean'.I18]+[$'f-AUC'.I18])" office:value-type="float" office:value="0.360572711966966" calcext:value-type="float">
            <text:p>0.360572711966966</text:p>
          </table:table-cell>
          <table:table-cell/>
          <table:table-cell table:formula="of:=([$'F1-mean'.K18]*[$'f-AUC'.K18])/([$'F1-mean'.K18]+[$'f-AUC'.K18])" office:value-type="float" office:value="0.361549283314766" calcext:value-type="float">
            <text:p>0.361549283314766</text:p>
          </table:table-cell>
          <table:table-cell table:number-columns-repeated="1012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table:formula="of:=([$'F1-mean'.B19]*[$'f-AUC'.B19])/([$'F1-mean'.B19]+[$'f-AUC'.B19])" office:value-type="float" office:value="0.361076889852575" calcext:value-type="float">
            <text:p>0.361076889852575</text:p>
          </table:table-cell>
          <table:table-cell table:formula="of:=([$'F1-mean'.C19]*[$'f-AUC'.C19])/([$'F1-mean'.C19]+[$'f-AUC'.C19])" office:value-type="float" office:value="0.363483207867217" calcext:value-type="float">
            <text:p>0.363483207867217</text:p>
          </table:table-cell>
          <table:table-cell table:formula="of:=([$'F1-mean'.D19]*[$'f-AUC'.D19])/([$'F1-mean'.D19]+[$'f-AUC'.D19])" office:value-type="float" office:value="0.36234402522986" calcext:value-type="float">
            <text:p>0.36234402522986</text:p>
          </table:table-cell>
          <table:table-cell table:formula="of:=([$'F1-mean'.E19]*[$'f-AUC'.E19])/([$'F1-mean'.E19]+[$'f-AUC'.E19])" office:value-type="float" office:value="0.320505826047534" calcext:value-type="float">
            <text:p>0.320505826047534</text:p>
          </table:table-cell>
          <table:table-cell table:formula="of:=([$'F1-mean'.F19]*[$'f-AUC'.F19])/([$'F1-mean'.F19]+[$'f-AUC'.F19])" office:value-type="float" office:value="0.363636846028602" calcext:value-type="float">
            <text:p>0.363636846028602</text:p>
          </table:table-cell>
          <table:table-cell/>
          <table:table-cell table:formula="of:=([$'F1-mean'.H19]*[$'f-AUC'.H19])/([$'F1-mean'.H19]+[$'f-AUC'.H19])" office:value-type="float" office:value="0.353492669261722" calcext:value-type="float">
            <text:p>0.353492669261722</text:p>
          </table:table-cell>
          <table:table-cell table:formula="of:=([$'F1-mean'.I19]*[$'f-AUC'.I19])/([$'F1-mean'.I19]+[$'f-AUC'.I19])" office:value-type="float" office:value="0.353547313035065" calcext:value-type="float">
            <text:p>0.353547313035065</text:p>
          </table:table-cell>
          <table:table-cell/>
          <table:table-cell table:formula="of:=([$'F1-mean'.K19]*[$'f-AUC'.K19])/([$'F1-mean'.K19]+[$'f-AUC'.K19])" office:value-type="float" office:value="0.3566438377029" calcext:value-type="float">
            <text:p>0.3566438377029</text:p>
          </table:table-cell>
          <table:table-cell table:number-columns-repeated="1012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table:formula="of:=([$'F1-mean'.B20]*[$'f-AUC'.B20])/([$'F1-mean'.B20]+[$'f-AUC'.B20])" office:value-type="float" office:value="0.364633825218772" calcext:value-type="float">
            <text:p>0.364633825218772</text:p>
          </table:table-cell>
          <table:table-cell table:formula="of:=([$'F1-mean'.C20]*[$'f-AUC'.C20])/([$'F1-mean'.C20]+[$'f-AUC'.C20])" office:value-type="float" office:value="0.36788199808857" calcext:value-type="float">
            <text:p>0.36788199808857</text:p>
          </table:table-cell>
          <table:table-cell table:formula="of:=([$'F1-mean'.D20]*[$'f-AUC'.D20])/([$'F1-mean'.D20]+[$'f-AUC'.D20])" office:value-type="float" office:value="0.364967872363369" calcext:value-type="float">
            <text:p>0.364967872363369</text:p>
          </table:table-cell>
          <table:table-cell table:formula="of:=([$'F1-mean'.E20]*[$'f-AUC'.E20])/([$'F1-mean'.E20]+[$'f-AUC'.E20])" office:value-type="float" office:value="0.318585603320357" calcext:value-type="float">
            <text:p>0.318585603320357</text:p>
          </table:table-cell>
          <table:table-cell table:formula="of:=([$'F1-mean'.F20]*[$'f-AUC'.F20])/([$'F1-mean'.F20]+[$'f-AUC'.F20])" office:value-type="float" office:value="0.368314579898171" calcext:value-type="float">
            <text:p>0.368314579898171</text:p>
          </table:table-cell>
          <table:table-cell/>
          <table:table-cell table:formula="of:=([$'F1-mean'.H20]*[$'f-AUC'.H20])/([$'F1-mean'.H20]+[$'f-AUC'.H20])" office:value-type="float" office:value="0.361456134821865" calcext:value-type="float">
            <text:p>0.361456134821865</text:p>
          </table:table-cell>
          <table:table-cell table:formula="of:=([$'F1-mean'.I20]*[$'f-AUC'.I20])/([$'F1-mean'.I20]+[$'f-AUC'.I20])" office:value-type="float" office:value="0.34044447701695" calcext:value-type="float">
            <text:p>0.34044447701695</text:p>
          </table:table-cell>
          <table:table-cell table:number-columns-repeated="1014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table:formula="of:=([$'F1-mean'.B21]*[$'f-AUC'.B21])/([$'F1-mean'.B21]+[$'f-AUC'.B21])" office:value-type="float" office:value="0.362445917166853" calcext:value-type="float">
            <text:p>0.362445917166853</text:p>
          </table:table-cell>
          <table:table-cell table:formula="of:=([$'F1-mean'.C21]*[$'f-AUC'.C21])/([$'F1-mean'.C21]+[$'f-AUC'.C21])" office:value-type="float" office:value="0.367832113308619" calcext:value-type="float">
            <text:p>0.367832113308619</text:p>
          </table:table-cell>
          <table:table-cell table:formula="of:=([$'F1-mean'.D21]*[$'f-AUC'.D21])/([$'F1-mean'.D21]+[$'f-AUC'.D21])" office:value-type="float" office:value="0.36426484096765" calcext:value-type="float">
            <text:p>0.36426484096765</text:p>
          </table:table-cell>
          <table:table-cell table:formula="of:=([$'F1-mean'.E21]*[$'f-AUC'.E21])/([$'F1-mean'.E21]+[$'f-AUC'.E21])" office:value-type="float" office:value="0.312328017667994" calcext:value-type="float">
            <text:p>0.312328017667994</text:p>
          </table:table-cell>
          <table:table-cell table:formula="of:=([$'F1-mean'.F21]*[$'f-AUC'.F21])/([$'F1-mean'.F21]+[$'f-AUC'.F21])" office:value-type="float" office:value="0.366323324513845" calcext:value-type="float">
            <text:p>0.366323324513845</text:p>
          </table:table-cell>
          <table:table-cell/>
          <table:table-cell table:formula="of:=([$'F1-mean'.H21]*[$'f-AUC'.H21])/([$'F1-mean'.H21]+[$'f-AUC'.H21])" office:value-type="float" office:value="0.338938689702247" calcext:value-type="float">
            <text:p>0.338938689702247</text:p>
          </table:table-cell>
          <table:table-cell table:formula="of:=([$'F1-mean'.I21]*[$'f-AUC'.I21])/([$'F1-mean'.I21]+[$'f-AUC'.I21])" office:value-type="float" office:value="0.361997177931144" calcext:value-type="float">
            <text:p>0.361997177931144</text:p>
          </table:table-cell>
          <table:table-cell table:number-columns-repeated="1014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table:formula="of:=([$'F1-mean'.B22]*[$'f-AUC'.B22])/([$'F1-mean'.B22]+[$'f-AUC'.B22])" office:value-type="float" office:value="0.370672651552116" calcext:value-type="float">
            <text:p>0.370672651552116</text:p>
          </table:table-cell>
          <table:table-cell table:formula="of:=([$'F1-mean'.C22]*[$'f-AUC'.C22])/([$'F1-mean'.C22]+[$'f-AUC'.C22])" office:value-type="float" office:value="0.35733923818176" calcext:value-type="float">
            <text:p>0.35733923818176</text:p>
          </table:table-cell>
          <table:table-cell table:formula="of:=([$'F1-mean'.D22]*[$'f-AUC'.D22])/([$'F1-mean'.D22]+[$'f-AUC'.D22])" office:value-type="float" office:value="0.352650112005983" calcext:value-type="float">
            <text:p>0.352650112005983</text:p>
          </table:table-cell>
          <table:table-cell table:formula="of:=([$'F1-mean'.E22]*[$'f-AUC'.E22])/([$'F1-mean'.E22]+[$'f-AUC'.E22])" office:value-type="float" office:value="0.315862016388699" calcext:value-type="float">
            <text:p>0.315862016388699</text:p>
          </table:table-cell>
          <table:table-cell table:formula="of:=([$'F1-mean'.F22]*[$'f-AUC'.F22])/([$'F1-mean'.F22]+[$'f-AUC'.F22])" office:value-type="float" office:value="0.364719735428042" calcext:value-type="float">
            <text:p>0.364719735428042</text:p>
          </table:table-cell>
          <table:table-cell/>
          <table:table-cell table:formula="of:=([$'F1-mean'.H22]*[$'f-AUC'.H22])/([$'F1-mean'.H22]+[$'f-AUC'.H22])" office:value-type="float" office:value="0.359897734080146" calcext:value-type="float">
            <text:p>0.359897734080146</text:p>
          </table:table-cell>
          <table:table-cell table:formula="of:=([$'F1-mean'.I22]*[$'f-AUC'.I22])/([$'F1-mean'.I22]+[$'f-AUC'.I22])" office:value-type="float" office:value="0.364849626899978" calcext:value-type="float">
            <text:p>0.364849626899978</text:p>
          </table:table-cell>
          <table:table-cell table:number-columns-repeated="1014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table:formula="of:=([$'F1-mean'.B23]*[$'f-AUC'.B23])/([$'F1-mean'.B23]+[$'f-AUC'.B23])" office:value-type="float" office:value="0.362816338574456" calcext:value-type="float">
            <text:p>0.362816338574456</text:p>
          </table:table-cell>
          <table:table-cell table:formula="of:=([$'F1-mean'.C23]*[$'f-AUC'.C23])/([$'F1-mean'.C23]+[$'f-AUC'.C23])" office:value-type="float" office:value="0.360735762799616" calcext:value-type="float">
            <text:p>0.360735762799616</text:p>
          </table:table-cell>
          <table:table-cell table:formula="of:=([$'F1-mean'.D23]*[$'f-AUC'.D23])/([$'F1-mean'.D23]+[$'f-AUC'.D23])" office:value-type="float" office:value="0.357093245385197" calcext:value-type="float">
            <text:p>0.357093245385197</text:p>
          </table:table-cell>
          <table:table-cell table:formula="of:=([$'F1-mean'.E23]*[$'f-AUC'.E23])/([$'F1-mean'.E23]+[$'f-AUC'.E23])" office:value-type="float" office:value="0.304336594717926" calcext:value-type="float">
            <text:p>0.304336594717926</text:p>
          </table:table-cell>
          <table:table-cell table:formula="of:=([$'F1-mean'.F23]*[$'f-AUC'.F23])/([$'F1-mean'.F23]+[$'f-AUC'.F23])" office:value-type="float" office:value="0.352430348655778" calcext:value-type="float">
            <text:p>0.352430348655778</text:p>
          </table:table-cell>
          <table:table-cell table:number-columns-repeated="1017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table:formula="of:=([$'F1-mean'.B24]*[$'f-AUC'.B24])/([$'F1-mean'.B24]+[$'f-AUC'.B24])" office:value-type="float" office:value="0.368516315338857" calcext:value-type="float">
            <text:p>0.368516315338857</text:p>
          </table:table-cell>
          <table:table-cell table:formula="of:=([$'F1-mean'.C24]*[$'f-AUC'.C24])/([$'F1-mean'.C24]+[$'f-AUC'.C24])" office:value-type="float" office:value="0.366908917732084" calcext:value-type="float">
            <text:p>0.366908917732084</text:p>
          </table:table-cell>
          <table:table-cell table:formula="of:=([$'F1-mean'.D24]*[$'f-AUC'.D24])/([$'F1-mean'.D24]+[$'f-AUC'.D24])" office:value-type="float" office:value="0.365162743620668" calcext:value-type="float">
            <text:p>0.365162743620668</text:p>
          </table:table-cell>
          <table:table-cell table:formula="of:=([$'F1-mean'.E24]*[$'f-AUC'.E24])/([$'F1-mean'.E24]+[$'f-AUC'.E24])" office:value-type="float" office:value="0.313874159435679" calcext:value-type="float">
            <text:p>0.313874159435679</text:p>
          </table:table-cell>
          <table:table-cell table:formula="of:=([$'F1-mean'.F24]*[$'f-AUC'.F24])/([$'F1-mean'.F24]+[$'f-AUC'.F24])" office:value-type="float" office:value="0.360303538397768" calcext:value-type="float">
            <text:p>0.360303538397768</text:p>
          </table:table-cell>
          <table:table-cell table:number-columns-repeated="1017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table:formula="of:=([$'F1-mean'.B25]*[$'f-AUC'.B25])/([$'F1-mean'.B25]+[$'f-AUC'.B25])" office:value-type="float" office:value="0.37040317056907" calcext:value-type="float">
            <text:p>0.37040317056907</text:p>
          </table:table-cell>
          <table:table-cell table:formula="of:=([$'F1-mean'.C25]*[$'f-AUC'.C25])/([$'F1-mean'.C25]+[$'f-AUC'.C25])" office:value-type="float" office:value="0.374675087673512" calcext:value-type="float">
            <text:p>0.374675087673512</text:p>
          </table:table-cell>
          <table:table-cell table:formula="of:=([$'F1-mean'.D25]*[$'f-AUC'.D25])/([$'F1-mean'.D25]+[$'f-AUC'.D25])" office:value-type="float" office:value="0.367859631108221" calcext:value-type="float">
            <text:p>0.367859631108221</text:p>
          </table:table-cell>
          <table:table-cell table:formula="of:=([$'F1-mean'.E25]*[$'f-AUC'.E25])/([$'F1-mean'.E25]+[$'f-AUC'.E25])" office:value-type="float" office:value="0.313955736359912" calcext:value-type="float">
            <text:p>0.313955736359912</text:p>
          </table:table-cell>
          <table:table-cell table:formula="of:=([$'F1-mean'.F25]*[$'f-AUC'.F25])/([$'F1-mean'.F25]+[$'f-AUC'.F25])" office:value-type="float" office:value="0.367330294851083" calcext:value-type="float">
            <text:p>0.367330294851083</text:p>
          </table:table-cell>
          <table:table-cell table:number-columns-repeated="1017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table:formula="of:=([$'F1-mean'.B26]*[$'f-AUC'.B26])/([$'F1-mean'.B26]+[$'f-AUC'.B26])" office:value-type="float" office:value="0.364282057595252" calcext:value-type="float">
            <text:p>0.364282057595252</text:p>
          </table:table-cell>
          <table:table-cell table:formula="of:=([$'F1-mean'.C26]*[$'f-AUC'.C26])/([$'F1-mean'.C26]+[$'f-AUC'.C26])" office:value-type="float" office:value="0.374744135958308" calcext:value-type="float">
            <text:p>0.374744135958308</text:p>
          </table:table-cell>
          <table:table-cell table:formula="of:=([$'F1-mean'.D26]*[$'f-AUC'.D26])/([$'F1-mean'.D26]+[$'f-AUC'.D26])" office:value-type="float" office:value="0.360794757063914" calcext:value-type="float">
            <text:p>0.360794757063914</text:p>
          </table:table-cell>
          <table:table-cell table:formula="of:=([$'F1-mean'.E26]*[$'f-AUC'.E26])/([$'F1-mean'.E26]+[$'f-AUC'.E26])" office:value-type="float" office:value="0.313128465889853" calcext:value-type="float">
            <text:p>0.313128465889853</text:p>
          </table:table-cell>
          <table:table-cell table:formula="of:=([$'F1-mean'.F26]*[$'f-AUC'.F26])/([$'F1-mean'.F26]+[$'f-AUC'.F26])" office:value-type="float" office:value="0.363973477434269" calcext:value-type="float">
            <text:p>0.363973477434269</text:p>
          </table:table-cell>
          <table:table-cell table:number-columns-repeated="1017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table:formula="of:=([$'F1-mean'.B27]*[$'f-AUC'.B27])/([$'F1-mean'.B27]+[$'f-AUC'.B27])" office:value-type="float" office:value="0.369676857127841" calcext:value-type="float">
            <text:p>0.369676857127841</text:p>
          </table:table-cell>
          <table:table-cell table:formula="of:=([$'F1-mean'.C27]*[$'f-AUC'.C27])/([$'F1-mean'.C27]+[$'f-AUC'.C27])" office:value-type="float" office:value="0.363720558561124" calcext:value-type="float">
            <text:p>0.363720558561124</text:p>
          </table:table-cell>
          <table:table-cell table:formula="of:=([$'F1-mean'.D27]*[$'f-AUC'.D27])/([$'F1-mean'.D27]+[$'f-AUC'.D27])" office:value-type="float" office:value="0.367805996383919" calcext:value-type="float">
            <text:p>0.367805996383919</text:p>
          </table:table-cell>
          <table:table-cell table:formula="of:=([$'F1-mean'.E27]*[$'f-AUC'.E27])/([$'F1-mean'.E27]+[$'f-AUC'.E27])" office:value-type="float" office:value="0.316663255001373" calcext:value-type="float">
            <text:p>0.316663255001373</text:p>
          </table:table-cell>
          <table:table-cell table:formula="of:=([$'F1-mean'.F27]*[$'f-AUC'.F27])/([$'F1-mean'.F27]+[$'f-AUC'.F27])" office:value-type="float" office:value="0.365256113894374" calcext:value-type="float">
            <text:p>0.365256113894374</text:p>
          </table:table-cell>
          <table:table-cell table:number-columns-repeated="1017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table:formula="of:=([$'F1-mean'.B28]*[$'f-AUC'.B28])/([$'F1-mean'.B28]+[$'f-AUC'.B28])" office:value-type="float" office:value="0.366197154414908" calcext:value-type="float">
            <text:p>0.366197154414908</text:p>
          </table:table-cell>
          <table:table-cell table:formula="of:=([$'F1-mean'.C28]*[$'f-AUC'.C28])/([$'F1-mean'.C28]+[$'f-AUC'.C28])" office:value-type="float" office:value="0.368427993755541" calcext:value-type="float">
            <text:p>0.368427993755541</text:p>
          </table:table-cell>
          <table:table-cell table:formula="of:=([$'F1-mean'.D28]*[$'f-AUC'.D28])/([$'F1-mean'.D28]+[$'f-AUC'.D28])" office:value-type="float" office:value="0.363917700730913" calcext:value-type="float">
            <text:p>0.363917700730913</text:p>
          </table:table-cell>
          <table:table-cell table:formula="of:=([$'F1-mean'.E28]*[$'f-AUC'.E28])/([$'F1-mean'.E28]+[$'f-AUC'.E28])" office:value-type="float" office:value="0.319338206968626" calcext:value-type="float">
            <text:p>0.319338206968626</text:p>
          </table:table-cell>
          <table:table-cell table:formula="of:=([$'F1-mean'.F28]*[$'f-AUC'.F28])/([$'F1-mean'.F28]+[$'f-AUC'.F28])" office:value-type="float" office:value="0.373371947487424" calcext:value-type="float">
            <text:p>0.373371947487424</text:p>
          </table:table-cell>
          <table:table-cell table:number-columns-repeated="1017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table:formula="of:=([$'F1-mean'.B29]*[$'f-AUC'.B29])/([$'F1-mean'.B29]+[$'f-AUC'.B29])" office:value-type="float" office:value="0.370311024066021" calcext:value-type="float">
            <text:p>0.370311024066021</text:p>
          </table:table-cell>
          <table:table-cell table:formula="of:=([$'F1-mean'.C29]*[$'f-AUC'.C29])/([$'F1-mean'.C29]+[$'f-AUC'.C29])" office:value-type="float" office:value="0.371567749258195" calcext:value-type="float">
            <text:p>0.371567749258195</text:p>
          </table:table-cell>
          <table:table-cell table:formula="of:=([$'F1-mean'.D29]*[$'f-AUC'.D29])/([$'F1-mean'.D29]+[$'f-AUC'.D29])" office:value-type="float" office:value="0.365416741614387" calcext:value-type="float">
            <text:p>0.365416741614387</text:p>
          </table:table-cell>
          <table:table-cell table:formula="of:=([$'F1-mean'.E29]*[$'f-AUC'.E29])/([$'F1-mean'.E29]+[$'f-AUC'.E29])" office:value-type="float" office:value="0.3125891376236" calcext:value-type="float">
            <text:p>0.3125891376236</text:p>
          </table:table-cell>
          <table:table-cell table:formula="of:=([$'F1-mean'.F29]*[$'f-AUC'.F29])/([$'F1-mean'.F29]+[$'f-AUC'.F29])" office:value-type="float" office:value="0.371394353638396" calcext:value-type="float">
            <text:p>0.371394353638396</text:p>
          </table:table-cell>
          <table:table-cell table:number-columns-repeated="1017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table:formula="of:=([$'F1-mean'.B30]*[$'f-AUC'.B30])/([$'F1-mean'.B30]+[$'f-AUC'.B30])" office:value-type="float" office:value="0.365791471228637" calcext:value-type="float">
            <text:p>0.365791471228637</text:p>
          </table:table-cell>
          <table:table-cell table:formula="of:=([$'F1-mean'.C30]*[$'f-AUC'.C30])/([$'F1-mean'.C30]+[$'f-AUC'.C30])" office:value-type="float" office:value="0.362845551063742" calcext:value-type="float">
            <text:p>0.362845551063742</text:p>
          </table:table-cell>
          <table:table-cell table:formula="of:=([$'F1-mean'.D30]*[$'f-AUC'.D30])/([$'F1-mean'.D30]+[$'f-AUC'.D30])" office:value-type="float" office:value="0.369365269487914" calcext:value-type="float">
            <text:p>0.369365269487914</text:p>
          </table:table-cell>
          <table:table-cell table:formula="of:=([$'F1-mean'.E30]*[$'f-AUC'.E30])/([$'F1-mean'.E30]+[$'f-AUC'.E30])" office:value-type="float" office:value="0.315031408366778" calcext:value-type="float">
            <text:p>0.315031408366778</text:p>
          </table:table-cell>
          <table:table-cell table:formula="of:=([$'F1-mean'.F30]*[$'f-AUC'.F30])/([$'F1-mean'.F30]+[$'f-AUC'.F30])" office:value-type="float" office:value="0.367873795898113" calcext:value-type="float">
            <text:p>0.367873795898113</text:p>
          </table:table-cell>
          <table:table-cell table:number-columns-repeated="1017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table:formula="of:=([$'F1-mean'.B31]*[$'f-AUC'.B31])/([$'F1-mean'.B31]+[$'f-AUC'.B31])" office:value-type="float" office:value="0.367762535759547" calcext:value-type="float">
            <text:p>0.367762535759547</text:p>
          </table:table-cell>
          <table:table-cell table:formula="of:=([$'F1-mean'.C31]*[$'f-AUC'.C31])/([$'F1-mean'.C31]+[$'f-AUC'.C31])" office:value-type="float" office:value="0.373244684919296" calcext:value-type="float">
            <text:p>0.373244684919296</text:p>
          </table:table-cell>
          <table:table-cell table:formula="of:=([$'F1-mean'.D31]*[$'f-AUC'.D31])/([$'F1-mean'.D31]+[$'f-AUC'.D31])" office:value-type="float" office:value="0.365208754300523" calcext:value-type="float">
            <text:p>0.365208754300523</text:p>
          </table:table-cell>
          <table:table-cell table:formula="of:=([$'F1-mean'.E31]*[$'f-AUC'.E31])/([$'F1-mean'.E31]+[$'f-AUC'.E31])" office:value-type="float" office:value="0.32132098181388" calcext:value-type="float">
            <text:p>0.32132098181388</text:p>
          </table:table-cell>
          <table:table-cell table:formula="of:=([$'F1-mean'.F31]*[$'f-AUC'.F31])/([$'F1-mean'.F31]+[$'f-AUC'.F31])" office:value-type="float" office:value="0.37406674722072" calcext:value-type="float">
            <text:p>0.37406674722072</text:p>
          </table:table-cell>
          <table:table-cell table:number-columns-repeated="1017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table:formula="of:=([$'F1-mean'.B32]*[$'f-AUC'.B32])/([$'F1-mean'.B32]+[$'f-AUC'.B32])" office:value-type="float" office:value="0.359129966533939" calcext:value-type="float">
            <text:p>0.359129966533939</text:p>
          </table:table-cell>
          <table:table-cell table:formula="of:=([$'F1-mean'.C32]*[$'f-AUC'.C32])/([$'F1-mean'.C32]+[$'f-AUC'.C32])" office:value-type="float" office:value="0.375367441008233" calcext:value-type="float">
            <text:p>0.375367441008233</text:p>
          </table:table-cell>
          <table:table-cell table:formula="of:=([$'F1-mean'.D32]*[$'f-AUC'.D32])/([$'F1-mean'.D32]+[$'f-AUC'.D32])" office:value-type="float" office:value="0.359187586056493" calcext:value-type="float">
            <text:p>0.359187586056493</text:p>
          </table:table-cell>
          <table:table-cell table:formula="of:=([$'F1-mean'.E32]*[$'f-AUC'.E32])/([$'F1-mean'.E32]+[$'f-AUC'.E32])" office:value-type="float" office:value="0.325446404319841" calcext:value-type="float">
            <text:p>0.325446404319841</text:p>
          </table:table-cell>
          <table:table-cell table:formula="of:=([$'F1-mean'.F32]*[$'f-AUC'.F32])/([$'F1-mean'.F32]+[$'f-AUC'.F32])" office:value-type="float" office:value="0.365382067597516" calcext:value-type="float">
            <text:p>0.365382067597516</text:p>
          </table:table-cell>
          <table:table-cell table:number-columns-repeated="1017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table:formula="of:=([$'F1-mean'.B33]*[$'f-AUC'.B33])/([$'F1-mean'.B33]+[$'f-AUC'.B33])" office:value-type="float" office:value="0.360786500695349" calcext:value-type="float">
            <text:p>0.360786500695349</text:p>
          </table:table-cell>
          <table:table-cell table:formula="of:=([$'F1-mean'.C33]*[$'f-AUC'.C33])/([$'F1-mean'.C33]+[$'f-AUC'.C33])" office:value-type="float" office:value="0.361570156284261" calcext:value-type="float">
            <text:p>0.361570156284261</text:p>
          </table:table-cell>
          <table:table-cell table:formula="of:=([$'F1-mean'.D33]*[$'f-AUC'.D33])/([$'F1-mean'.D33]+[$'f-AUC'.D33])" office:value-type="float" office:value="0.360719955551613" calcext:value-type="float">
            <text:p>0.360719955551613</text:p>
          </table:table-cell>
          <table:table-cell table:formula="of:=([$'F1-mean'.E33]*[$'f-AUC'.E33])/([$'F1-mean'.E33]+[$'f-AUC'.E33])" office:value-type="float" office:value="0.321787994884494" calcext:value-type="float">
            <text:p>0.321787994884494</text:p>
          </table:table-cell>
          <table:table-cell table:formula="of:=([$'F1-mean'.F33]*[$'f-AUC'.F33])/([$'F1-mean'.F33]+[$'f-AUC'.F33])" office:value-type="float" office:value="0.366105842944541" calcext:value-type="float">
            <text:p>0.366105842944541</text:p>
          </table:table-cell>
          <table:table-cell table:number-columns-repeated="1017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table:formula="of:=([$'F1-mean'.B34]*[$'f-AUC'.B34])/([$'F1-mean'.B34]+[$'f-AUC'.B34])" office:value-type="float" office:value="0.363879951893763" calcext:value-type="float">
            <text:p>0.363879951893763</text:p>
          </table:table-cell>
          <table:table-cell table:formula="of:=([$'F1-mean'.C34]*[$'f-AUC'.C34])/([$'F1-mean'.C34]+[$'f-AUC'.C34])" office:value-type="float" office:value="0.371267626766719" calcext:value-type="float">
            <text:p>0.371267626766719</text:p>
          </table:table-cell>
          <table:table-cell table:formula="of:=([$'F1-mean'.D34]*[$'f-AUC'.D34])/([$'F1-mean'.D34]+[$'f-AUC'.D34])" office:value-type="float" office:value="0.367354266808172" calcext:value-type="float">
            <text:p>0.367354266808172</text:p>
          </table:table-cell>
          <table:table-cell table:formula="of:=([$'F1-mean'.E34]*[$'f-AUC'.E34])/([$'F1-mean'.E34]+[$'f-AUC'.E34])" office:value-type="float" office:value="0.316578783433005" calcext:value-type="float">
            <text:p>0.316578783433005</text:p>
          </table:table-cell>
          <table:table-cell table:formula="of:=([$'F1-mean'.F34]*[$'f-AUC'.F34])/([$'F1-mean'.F34]+[$'f-AUC'.F34])" office:value-type="float" office:value="0.369393310118484" calcext:value-type="float">
            <text:p>0.369393310118484</text:p>
          </table:table-cell>
          <table:table-cell table:number-columns-repeated="1017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table:formula="of:=([$'F1-mean'.B35]*[$'f-AUC'.B35])/([$'F1-mean'.B35]+[$'f-AUC'.B35])" office:value-type="float" office:value="0.366122750241384" calcext:value-type="float">
            <text:p>0.366122750241384</text:p>
          </table:table-cell>
          <table:table-cell table:formula="of:=([$'F1-mean'.C35]*[$'f-AUC'.C35])/([$'F1-mean'.C35]+[$'f-AUC'.C35])" office:value-type="float" office:value="0.365400413770501" calcext:value-type="float">
            <text:p>0.365400413770501</text:p>
          </table:table-cell>
          <table:table-cell table:formula="of:=([$'F1-mean'.D35]*[$'f-AUC'.D35])/([$'F1-mean'.D35]+[$'f-AUC'.D35])" office:value-type="float" office:value="0.368419222599115" calcext:value-type="float">
            <text:p>0.368419222599115</text:p>
          </table:table-cell>
          <table:table-cell table:formula="of:=([$'F1-mean'.E35]*[$'f-AUC'.E35])/([$'F1-mean'.E35]+[$'f-AUC'.E35])" office:value-type="float" office:value="0.321320039329685" calcext:value-type="float">
            <text:p>0.321320039329685</text:p>
          </table:table-cell>
          <table:table-cell table:formula="of:=([$'F1-mean'.F35]*[$'f-AUC'.F35])/([$'F1-mean'.F35]+[$'f-AUC'.F35])" office:value-type="float" office:value="0.373995307846769" calcext:value-type="float">
            <text:p>0.373995307846769</text:p>
          </table:table-cell>
          <table:table-cell table:number-columns-repeated="1017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table:formula="of:=([$'F1-mean'.B36]*[$'f-AUC'.B36])/([$'F1-mean'.B36]+[$'f-AUC'.B36])" office:value-type="float" office:value="0.362888783177023" calcext:value-type="float">
            <text:p>0.362888783177023</text:p>
          </table:table-cell>
          <table:table-cell table:formula="of:=([$'F1-mean'.C36]*[$'f-AUC'.C36])/([$'F1-mean'.C36]+[$'f-AUC'.C36])" office:value-type="float" office:value="0.366028617226883" calcext:value-type="float">
            <text:p>0.366028617226883</text:p>
          </table:table-cell>
          <table:table-cell table:formula="of:=([$'F1-mean'.D36]*[$'f-AUC'.D36])/([$'F1-mean'.D36]+[$'f-AUC'.D36])" office:value-type="float" office:value="0.368902350427397" calcext:value-type="float">
            <text:p>0.368902350427397</text:p>
          </table:table-cell>
          <table:table-cell table:formula="of:=([$'F1-mean'.E36]*[$'f-AUC'.E36])/([$'F1-mean'.E36]+[$'f-AUC'.E36])" office:value-type="float" office:value="0.316012924429709" calcext:value-type="float">
            <text:p>0.316012924429709</text:p>
          </table:table-cell>
          <table:table-cell table:formula="of:=([$'F1-mean'.F36]*[$'f-AUC'.F36])/([$'F1-mean'.F36]+[$'f-AUC'.F36])" office:value-type="float" office:value="0.373811864079431" calcext:value-type="float">
            <text:p>0.373811864079431</text:p>
          </table:table-cell>
          <table:table-cell table:number-columns-repeated="1017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table:formula="of:=([$'F1-mean'.B37]*[$'f-AUC'.B37])/([$'F1-mean'.B37]+[$'f-AUC'.B37])" office:value-type="float" office:value="0.370311085486312" calcext:value-type="float">
            <text:p>0.370311085486312</text:p>
          </table:table-cell>
          <table:table-cell table:formula="of:=([$'F1-mean'.C37]*[$'f-AUC'.C37])/([$'F1-mean'.C37]+[$'f-AUC'.C37])" office:value-type="float" office:value="0.369240481803402" calcext:value-type="float">
            <text:p>0.369240481803402</text:p>
          </table:table-cell>
          <table:table-cell table:formula="of:=([$'F1-mean'.D37]*[$'f-AUC'.D37])/([$'F1-mean'.D37]+[$'f-AUC'.D37])" office:value-type="float" office:value="0.365920129447697" calcext:value-type="float">
            <text:p>0.365920129447697</text:p>
          </table:table-cell>
          <table:table-cell table:formula="of:=([$'F1-mean'.E37]*[$'f-AUC'.E37])/([$'F1-mean'.E37]+[$'f-AUC'.E37])" office:value-type="float" office:value="0.264882579377084" calcext:value-type="float">
            <text:p>0.264882579377084</text:p>
          </table:table-cell>
          <table:table-cell table:formula="of:=([$'F1-mean'.F37]*[$'f-AUC'.F37])/([$'F1-mean'.F37]+[$'f-AUC'.F37])" office:value-type="float" office:value="0.366403596772913" calcext:value-type="float">
            <text:p>0.366403596772913</text:p>
          </table:table-cell>
          <table:table-cell table:number-columns-repeated="1017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table:formula="of:=([$'F1-mean'.B38]*[$'f-AUC'.B38])/([$'F1-mean'.B38]+[$'f-AUC'.B38])" office:value-type="float" office:value="0.35770592883444" calcext:value-type="float">
            <text:p>0.35770592883444</text:p>
          </table:table-cell>
          <table:table-cell table:formula="of:=([$'F1-mean'.C38]*[$'f-AUC'.C38])/([$'F1-mean'.C38]+[$'f-AUC'.C38])" office:value-type="float" office:value="0.372940015732205" calcext:value-type="float">
            <text:p>0.372940015732205</text:p>
          </table:table-cell>
          <table:table-cell table:formula="of:=([$'F1-mean'.D38]*[$'f-AUC'.D38])/([$'F1-mean'.D38]+[$'f-AUC'.D38])" office:value-type="float" office:value="0.370488190617206" calcext:value-type="float">
            <text:p>0.370488190617206</text:p>
          </table:table-cell>
          <table:table-cell table:formula="of:=([$'F1-mean'.E38]*[$'f-AUC'.E38])/([$'F1-mean'.E38]+[$'f-AUC'.E38])" office:value-type="float" office:value="0.284994882319635" calcext:value-type="float">
            <text:p>0.284994882319635</text:p>
          </table:table-cell>
          <table:table-cell table:formula="of:=([$'F1-mean'.F38]*[$'f-AUC'.F38])/([$'F1-mean'.F38]+[$'f-AUC'.F38])" office:value-type="float" office:value="0.36741265887355" calcext:value-type="float">
            <text:p>0.36741265887355</text:p>
          </table:table-cell>
          <table:table-cell table:number-columns-repeated="1017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table:formula="of:=([$'F1-mean'.B39]*[$'f-AUC'.B39])/([$'F1-mean'.B39]+[$'f-AUC'.B39])" office:value-type="float" office:value="0.364840387595846" calcext:value-type="float">
            <text:p>0.364840387595846</text:p>
          </table:table-cell>
          <table:table-cell table:formula="of:=([$'F1-mean'.C39]*[$'f-AUC'.C39])/([$'F1-mean'.C39]+[$'f-AUC'.C39])" office:value-type="float" office:value="0.371026552092354" calcext:value-type="float">
            <text:p>0.371026552092354</text:p>
          </table:table-cell>
          <table:table-cell table:formula="of:=([$'F1-mean'.D39]*[$'f-AUC'.D39])/([$'F1-mean'.D39]+[$'f-AUC'.D39])" office:value-type="float" office:value="0.362940660000329" calcext:value-type="float">
            <text:p>0.362940660000329</text:p>
          </table:table-cell>
          <table:table-cell table:formula="of:=([$'F1-mean'.E39]*[$'f-AUC'.E39])/([$'F1-mean'.E39]+[$'f-AUC'.E39])" office:value-type="float" office:value="0.303787402916401" calcext:value-type="float">
            <text:p>0.303787402916401</text:p>
          </table:table-cell>
          <table:table-cell table:formula="of:=([$'F1-mean'.F39]*[$'f-AUC'.F39])/([$'F1-mean'.F39]+[$'f-AUC'.F39])" office:value-type="float" office:value="0.371083984605047" calcext:value-type="float">
            <text:p>0.371083984605047</text:p>
          </table:table-cell>
          <table:table-cell table:number-columns-repeated="1017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table:formula="of:=([$'F1-mean'.B40]*[$'f-AUC'.B40])/([$'F1-mean'.B40]+[$'f-AUC'.B40])" office:value-type="float" office:value="0.367230469251483" calcext:value-type="float">
            <text:p>0.367230469251483</text:p>
          </table:table-cell>
          <table:table-cell table:formula="of:=([$'F1-mean'.C40]*[$'f-AUC'.C40])/([$'F1-mean'.C40]+[$'f-AUC'.C40])" office:value-type="float" office:value="0.366266588165278" calcext:value-type="float">
            <text:p>0.366266588165278</text:p>
          </table:table-cell>
          <table:table-cell table:formula="of:=([$'F1-mean'.D40]*[$'f-AUC'.D40])/([$'F1-mean'.D40]+[$'f-AUC'.D40])" office:value-type="float" office:value="0.366799499634351" calcext:value-type="float">
            <text:p>0.366799499634351</text:p>
          </table:table-cell>
          <table:table-cell table:formula="of:=([$'F1-mean'.E40]*[$'f-AUC'.E40])/([$'F1-mean'.E40]+[$'f-AUC'.E40])" office:value-type="float" office:value="0.304941825857752" calcext:value-type="float">
            <text:p>0.304941825857752</text:p>
          </table:table-cell>
          <table:table-cell table:formula="of:=([$'F1-mean'.F40]*[$'f-AUC'.F40])/([$'F1-mean'.F40]+[$'f-AUC'.F40])" office:value-type="float" office:value="0.366721398821623" calcext:value-type="float">
            <text:p>0.366721398821623</text:p>
          </table:table-cell>
          <table:table-cell table:number-columns-repeated="1017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table:formula="of:=([$'F1-mean'.B41]*[$'f-AUC'.B41])/([$'F1-mean'.B41]+[$'f-AUC'.B41])" office:value-type="float" office:value="0.363010234511332" calcext:value-type="float">
            <text:p>0.363010234511332</text:p>
          </table:table-cell>
          <table:table-cell table:formula="of:=([$'F1-mean'.C41]*[$'f-AUC'.C41])/([$'F1-mean'.C41]+[$'f-AUC'.C41])" office:value-type="float" office:value="0.373379481894733" calcext:value-type="float">
            <text:p>0.373379481894733</text:p>
          </table:table-cell>
          <table:table-cell table:formula="of:=([$'F1-mean'.D41]*[$'f-AUC'.D41])/([$'F1-mean'.D41]+[$'f-AUC'.D41])" office:value-type="float" office:value="0.364299199872279" calcext:value-type="float">
            <text:p>0.364299199872279</text:p>
          </table:table-cell>
          <table:table-cell table:formula="of:=([$'F1-mean'.E41]*[$'f-AUC'.E41])/([$'F1-mean'.E41]+[$'f-AUC'.E41])" office:value-type="float" office:value="0.309694317938768" calcext:value-type="float">
            <text:p>0.309694317938768</text:p>
          </table:table-cell>
          <table:table-cell table:formula="of:=([$'F1-mean'.F41]*[$'f-AUC'.F41])/([$'F1-mean'.F41]+[$'f-AUC'.F41])" office:value-type="float" office:value="0.3737788288076" calcext:value-type="float">
            <text:p>0.3737788288076</text:p>
          </table:table-cell>
          <table:table-cell table:number-columns-repeated="1017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table:formula="of:=([$'F1-mean'.B42]*[$'f-AUC'.B42])/([$'F1-mean'.B42]+[$'f-AUC'.B42])" office:value-type="float" office:value="0.361035497825519" calcext:value-type="float">
            <text:p>0.361035497825519</text:p>
          </table:table-cell>
          <table:table-cell table:formula="of:=([$'F1-mean'.C42]*[$'f-AUC'.C42])/([$'F1-mean'.C42]+[$'f-AUC'.C42])" office:value-type="float" office:value="0.370558763687004" calcext:value-type="float">
            <text:p>0.370558763687004</text:p>
          </table:table-cell>
          <table:table-cell table:formula="of:=([$'F1-mean'.D42]*[$'f-AUC'.D42])/([$'F1-mean'.D42]+[$'f-AUC'.D42])" office:value-type="float" office:value="0.369562562769968" calcext:value-type="float">
            <text:p>0.369562562769968</text:p>
          </table:table-cell>
          <table:table-cell table:formula="of:=([$'F1-mean'.E42]*[$'f-AUC'.E42])/([$'F1-mean'.E42]+[$'f-AUC'.E42])" office:value-type="float" office:value="0.317046079338508" calcext:value-type="float">
            <text:p>0.317046079338508</text:p>
          </table:table-cell>
          <table:table-cell table:formula="of:=([$'F1-mean'.F42]*[$'f-AUC'.F42])/([$'F1-mean'.F42]+[$'f-AUC'.F42])" office:value-type="float" office:value="0.368709789820864" calcext:value-type="float">
            <text:p>0.368709789820864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0">00/00/0000</text:date>, <text:time style:data-style-name="N2" text:time-value="11:43:19.735052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41:54.421848236</meta:creation-date>
    <dc:date>2023-01-10T10:28:32.004271054</dc:date>
    <meta:editing-duration>P21DT21H8M42S</meta:editing-duration>
    <meta:editing-cycles>281</meta:editing-cycles>
    <meta:generator>LibreOffice/7.0.4.2$Linux_X86_64 LibreOffice_project/00$Build-2</meta:generator>
    <meta:document-statistic meta:table-count="3" meta:cell-count="990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92cm" svg:height="13.158cm" xlink:href=".." xlink:type="simple" chart:class="chart:line" chart:style-name="ch1">
        <chart:title svg:x="10.409cm" svg:y="0.399cm" chart:style-name="ch2">
          <text:p>frame buffer</text:p>
        </chart:title>
        <chart:legend chart:legend-position="end" svg:x="21.069cm" svg:y="5.284cm" style:legend-expansion="high" chart:style-name="ch3"/>
        <chart:plot-area chart:style-name="ch4" table:cell-range-address="'F1-mean f-AUC'.A2:'F1-mean f-AUC'.F42" chart:data-source-has-labels="both" svg:x="0.467cm" svg:y="1.441cm" svg:width="20.135cm" svg:height="11.454cm">
          <chart:coordinate-region svg:x="1.379cm" svg:y="1.562cm" svg:width="19.223cm" svg:height="10.331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C3:'F1-mean f-AUC'.C42" chart:label-cell-address="'F1-mean f-AUC'.C2:'F1-mean f-AUC'.C2" chart:class="chart:line">
            <chart:data-point chart:repeated="40"/>
          </chart:series>
          <chart:series chart:style-name="ch10" chart:values-cell-range-address="'F1-mean f-AUC'.D3:'F1-mean f-AUC'.D42" chart:label-cell-address="'F1-mean f-AUC'.D2:'F1-mean f-AUC'.D2" chart:class="chart:line">
            <chart:data-point chart:repeated="40"/>
          </chart:series>
          <chart:series chart:style-name="ch11" chart:values-cell-range-address="'F1-mean f-AUC'.E3:'F1-mean f-AUC'.E42" chart:label-cell-address="'F1-mean f-AUC'.E2:'F1-mean f-AUC'.E2" chart:class="chart:line">
            <chart:data-point chart:repeated="40"/>
          </chart:series>
          <chart:series chart:style-name="ch12" chart:values-cell-range-address="'F1-mean f-AUC'.F3:'F1-mean f-AUC'.F42" chart:label-cell-address="'F1-mean f-AUC'.F2:'F1-mean f-AUC'.F2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22_3</text:p>
                <draw:g>
                  <svg:desc>'F1-mean f-AUC'.D2:'F1-mean f-AUC'.D2</svg:desc>
                </draw:g>
              </table:table-cell>
              <table:table-cell office:value-type="string">
                <text:p>V22_4</text:p>
                <draw:g>
                  <svg:desc>'F1-mean f-AUC'.E2:'F1-mean f-AUC'.E2</svg:desc>
                </draw:g>
              </table:table-cell>
              <table:table-cell office:value-type="string">
                <text:p>V22_5</text:p>
                <draw:g>
                  <svg:desc>'F1-mean f-AUC'.F2:'F1-mean f-AUC'.F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42</svg:desc>
                </draw:g>
              </table:table-cell>
              <table:table-cell office:value-type="float" office:value="0.153558938647231">
                <text:p>0.153558938647231</text:p>
                <draw:g>
                  <svg:desc>'F1-mean f-AUC'.D3:'F1-mean f-AUC'.D42</svg:desc>
                </draw:g>
              </table:table-cell>
              <table:table-cell office:value-type="float" office:value="0.0818410565142351">
                <text:p>0.0818410565142351</text:p>
                <draw:g>
                  <svg:desc>'F1-mean f-AUC'.E3:'F1-mean f-AUC'.E42</svg:desc>
                </draw:g>
              </table:table-cell>
              <table:table-cell office:value-type="float" office:value="0.303812835618077">
                <text:p>0.303812835618077</text:p>
                <draw:g>
                  <svg:desc>'F1-mean f-AUC'.F3:'F1-mean f-AUC'.F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27215142051885">
                <text:p>0.327215142051885</text:p>
              </table:table-cell>
              <table:table-cell office:value-type="float" office:value="0.263395164325928">
                <text:p>0.263395164325928</text:p>
              </table:table-cell>
              <table:table-cell office:value-type="float" office:value="0.329433368218702">
                <text:p>0.3294333682187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1480667052022">
                <text:p>0.341480667052022</text:p>
              </table:table-cell>
              <table:table-cell office:value-type="float" office:value="0.282566258285537">
                <text:p>0.282566258285537</text:p>
              </table:table-cell>
              <table:table-cell office:value-type="float" office:value="0.341165005311924">
                <text:p>0.3411650053119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37791570601269">
                <text:p>0.337791570601269</text:p>
              </table:table-cell>
              <table:table-cell office:value-type="float" office:value="0.286870954284388">
                <text:p>0.286870954284388</text:p>
              </table:table-cell>
              <table:table-cell office:value-type="float" office:value="0.345418021150874">
                <text:p>0.3454180211508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0638602887502">
                <text:p>0.350638602887502</text:p>
              </table:table-cell>
              <table:table-cell office:value-type="float" office:value="0.29622885452826">
                <text:p>0.29622885452826</text:p>
              </table:table-cell>
              <table:table-cell office:value-type="float" office:value="0.338470124267532">
                <text:p>0.3384701242675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4276939976879">
                <text:p>0.34276939976879</text:p>
              </table:table-cell>
              <table:table-cell office:value-type="float" office:value="0.300921497125375">
                <text:p>0.300921497125375</text:p>
              </table:table-cell>
              <table:table-cell office:value-type="float" office:value="0.352226951852116">
                <text:p>0.3522269518521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54382584788164">
                <text:p>0.354382584788164</text:p>
              </table:table-cell>
              <table:table-cell office:value-type="float" office:value="0.302050817130333">
                <text:p>0.302050817130333</text:p>
              </table:table-cell>
              <table:table-cell office:value-type="float" office:value="0.352777671774478">
                <text:p>0.3527776717744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56536493268535">
                <text:p>0.356536493268535</text:p>
              </table:table-cell>
              <table:table-cell office:value-type="float" office:value="0.309617953946181">
                <text:p>0.309617953946181</text:p>
              </table:table-cell>
              <table:table-cell office:value-type="float" office:value="0.361804247573116">
                <text:p>0.3618042475731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60511853133442">
                <text:p>0.360511853133442</text:p>
              </table:table-cell>
              <table:table-cell office:value-type="float" office:value="0.308699967851589">
                <text:p>0.308699967851589</text:p>
              </table:table-cell>
              <table:table-cell office:value-type="float" office:value="0.359973893166037">
                <text:p>0.3599738931660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60190141380808">
                <text:p>0.360190141380808</text:p>
              </table:table-cell>
              <table:table-cell office:value-type="float" office:value="0.313097034757443">
                <text:p>0.313097034757443</text:p>
              </table:table-cell>
              <table:table-cell office:value-type="float" office:value="0.357617804911639">
                <text:p>0.3576178049116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53922425364048">
                <text:p>0.353922425364048</text:p>
              </table:table-cell>
              <table:table-cell office:value-type="float" office:value="0.292782171033254">
                <text:p>0.292782171033254</text:p>
              </table:table-cell>
              <table:table-cell office:value-type="float" office:value="0.361148661378136">
                <text:p>0.3611486613781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0676518680812">
                <text:p>0.360676518680812</text:p>
              </table:table-cell>
              <table:table-cell office:value-type="float" office:value="0.308051571113784">
                <text:p>0.308051571113784</text:p>
              </table:table-cell>
              <table:table-cell office:value-type="float" office:value="0.359450221087974">
                <text:p>0.3594502210879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61581714758974">
                <text:p>0.361581714758974</text:p>
              </table:table-cell>
              <table:table-cell office:value-type="float" office:value="0.318450530417865">
                <text:p>0.318450530417865</text:p>
              </table:table-cell>
              <table:table-cell office:value-type="float" office:value="0.362466077035742">
                <text:p>0.3624660770357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62104294028684">
                <text:p>0.362104294028684</text:p>
              </table:table-cell>
              <table:table-cell office:value-type="float" office:value="0.310039096154232">
                <text:p>0.310039096154232</text:p>
              </table:table-cell>
              <table:table-cell office:value-type="float" office:value="0.359491298380747">
                <text:p>0.35949129838074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53158556027138">
                <text:p>0.353158556027138</text:p>
              </table:table-cell>
              <table:table-cell office:value-type="float" office:value="0.311984516960778">
                <text:p>0.311984516960778</text:p>
              </table:table-cell>
              <table:table-cell office:value-type="float" office:value="0.363544774734505">
                <text:p>0.36354477473450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65663943520425">
                <text:p>0.365663943520425</text:p>
              </table:table-cell>
              <table:table-cell office:value-type="float" office:value="0.318386938796408">
                <text:p>0.318386938796408</text:p>
              </table:table-cell>
              <table:table-cell office:value-type="float" office:value="0.369753652383451">
                <text:p>0.36975365238345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6234402522986">
                <text:p>0.36234402522986</text:p>
              </table:table-cell>
              <table:table-cell office:value-type="float" office:value="0.320505826047534">
                <text:p>0.320505826047534</text:p>
              </table:table-cell>
              <table:table-cell office:value-type="float" office:value="0.363636846028602">
                <text:p>0.3636368460286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64967872363369">
                <text:p>0.364967872363369</text:p>
              </table:table-cell>
              <table:table-cell office:value-type="float" office:value="0.318585603320357">
                <text:p>0.318585603320357</text:p>
              </table:table-cell>
              <table:table-cell office:value-type="float" office:value="0.368314579898171">
                <text:p>0.36831457989817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6426484096765">
                <text:p>0.36426484096765</text:p>
              </table:table-cell>
              <table:table-cell office:value-type="float" office:value="0.312328017667994">
                <text:p>0.312328017667994</text:p>
              </table:table-cell>
              <table:table-cell office:value-type="float" office:value="0.366323324513845">
                <text:p>0.3663233245138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52650112005983">
                <text:p>0.352650112005983</text:p>
              </table:table-cell>
              <table:table-cell office:value-type="float" office:value="0.315862016388699">
                <text:p>0.315862016388699</text:p>
              </table:table-cell>
              <table:table-cell office:value-type="float" office:value="0.364719735428042">
                <text:p>0.36471973542804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57093245385197">
                <text:p>0.357093245385197</text:p>
              </table:table-cell>
              <table:table-cell office:value-type="float" office:value="0.304336594717926">
                <text:p>0.304336594717926</text:p>
              </table:table-cell>
              <table:table-cell office:value-type="float" office:value="0.352430348655778">
                <text:p>0.3524303486557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65162743620668">
                <text:p>0.365162743620668</text:p>
              </table:table-cell>
              <table:table-cell office:value-type="float" office:value="0.313874159435679">
                <text:p>0.313874159435679</text:p>
              </table:table-cell>
              <table:table-cell office:value-type="float" office:value="0.360303538397768">
                <text:p>0.36030353839776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67859631108221">
                <text:p>0.367859631108221</text:p>
              </table:table-cell>
              <table:table-cell office:value-type="float" office:value="0.313955736359912">
                <text:p>0.313955736359912</text:p>
              </table:table-cell>
              <table:table-cell office:value-type="float" office:value="0.367330294851083">
                <text:p>0.3673302948510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60794757063914">
                <text:p>0.360794757063914</text:p>
              </table:table-cell>
              <table:table-cell office:value-type="float" office:value="0.313128465889853">
                <text:p>0.313128465889853</text:p>
              </table:table-cell>
              <table:table-cell office:value-type="float" office:value="0.363973477434269">
                <text:p>0.3639734774342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67805996383919">
                <text:p>0.367805996383919</text:p>
              </table:table-cell>
              <table:table-cell office:value-type="float" office:value="0.316663255001373">
                <text:p>0.316663255001373</text:p>
              </table:table-cell>
              <table:table-cell office:value-type="float" office:value="0.365256113894374">
                <text:p>0.3652561138943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63917700730913">
                <text:p>0.363917700730913</text:p>
              </table:table-cell>
              <table:table-cell office:value-type="float" office:value="0.319338206968626">
                <text:p>0.319338206968626</text:p>
              </table:table-cell>
              <table:table-cell office:value-type="float" office:value="0.373371947487424">
                <text:p>0.37337194748742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65416741614387">
                <text:p>0.365416741614387</text:p>
              </table:table-cell>
              <table:table-cell office:value-type="float" office:value="0.3125891376236">
                <text:p>0.3125891376236</text:p>
              </table:table-cell>
              <table:table-cell office:value-type="float" office:value="0.371394353638396">
                <text:p>0.37139435363839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69365269487914">
                <text:p>0.369365269487914</text:p>
              </table:table-cell>
              <table:table-cell office:value-type="float" office:value="0.315031408366778">
                <text:p>0.315031408366778</text:p>
              </table:table-cell>
              <table:table-cell office:value-type="float" office:value="0.367873795898113">
                <text:p>0.36787379589811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65208754300523">
                <text:p>0.365208754300523</text:p>
              </table:table-cell>
              <table:table-cell office:value-type="float" office:value="0.32132098181388">
                <text:p>0.32132098181388</text:p>
              </table:table-cell>
              <table:table-cell office:value-type="float" office:value="0.37406674722072">
                <text:p>0.3740667472207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59187586056493">
                <text:p>0.359187586056493</text:p>
              </table:table-cell>
              <table:table-cell office:value-type="float" office:value="0.325446404319841">
                <text:p>0.325446404319841</text:p>
              </table:table-cell>
              <table:table-cell office:value-type="float" office:value="0.365382067597516">
                <text:p>0.36538206759751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60719955551613">
                <text:p>0.360719955551613</text:p>
              </table:table-cell>
              <table:table-cell office:value-type="float" office:value="0.321787994884494">
                <text:p>0.321787994884494</text:p>
              </table:table-cell>
              <table:table-cell office:value-type="float" office:value="0.366105842944541">
                <text:p>0.36610584294454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67354266808172">
                <text:p>0.367354266808172</text:p>
              </table:table-cell>
              <table:table-cell office:value-type="float" office:value="0.316578783433005">
                <text:p>0.316578783433005</text:p>
              </table:table-cell>
              <table:table-cell office:value-type="float" office:value="0.369393310118484">
                <text:p>0.3693933101184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68419222599115">
                <text:p>0.368419222599115</text:p>
              </table:table-cell>
              <table:table-cell office:value-type="float" office:value="0.321320039329685">
                <text:p>0.321320039329685</text:p>
              </table:table-cell>
              <table:table-cell office:value-type="float" office:value="0.373995307846769">
                <text:p>0.37399530784676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68902350427397">
                <text:p>0.368902350427397</text:p>
              </table:table-cell>
              <table:table-cell office:value-type="float" office:value="0.316012924429709">
                <text:p>0.316012924429709</text:p>
              </table:table-cell>
              <table:table-cell office:value-type="float" office:value="0.373811864079431">
                <text:p>0.37381186407943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65920129447697">
                <text:p>0.365920129447697</text:p>
              </table:table-cell>
              <table:table-cell office:value-type="float" office:value="0.264882579377084">
                <text:p>0.264882579377084</text:p>
              </table:table-cell>
              <table:table-cell office:value-type="float" office:value="0.366403596772913">
                <text:p>0.3664035967729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70488190617206">
                <text:p>0.370488190617206</text:p>
              </table:table-cell>
              <table:table-cell office:value-type="float" office:value="0.284994882319635">
                <text:p>0.284994882319635</text:p>
              </table:table-cell>
              <table:table-cell office:value-type="float" office:value="0.36741265887355">
                <text:p>0.3674126588735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62940660000329">
                <text:p>0.362940660000329</text:p>
              </table:table-cell>
              <table:table-cell office:value-type="float" office:value="0.303787402916401">
                <text:p>0.303787402916401</text:p>
              </table:table-cell>
              <table:table-cell office:value-type="float" office:value="0.371083984605047">
                <text:p>0.37108398460504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66799499634351">
                <text:p>0.366799499634351</text:p>
              </table:table-cell>
              <table:table-cell office:value-type="float" office:value="0.304941825857752">
                <text:p>0.304941825857752</text:p>
              </table:table-cell>
              <table:table-cell office:value-type="float" office:value="0.366721398821623">
                <text:p>0.36672139882162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64299199872279">
                <text:p>0.364299199872279</text:p>
              </table:table-cell>
              <table:table-cell office:value-type="float" office:value="0.309694317938768">
                <text:p>0.309694317938768</text:p>
              </table:table-cell>
              <table:table-cell office:value-type="float" office:value="0.3737788288076">
                <text:p>0.37377882880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69562562769968">
                <text:p>0.369562562769968</text:p>
              </table:table-cell>
              <table:table-cell office:value-type="float" office:value="0.317046079338508">
                <text:p>0.317046079338508</text:p>
              </table:table-cell>
              <table:table-cell office:value-type="float" office:value="0.368709789820864">
                <text:p>0.368709789820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Random frame order</text:p>
        </chart:title>
        <chart:legend chart:legend-position="end" svg:x="14.1cm" svg:y="3.952cm" style:legend-expansion="high" chart:style-name="ch3"/>
        <chart:plot-area chart:style-name="ch4" table:cell-range-address="'F1-mean f-AUC'.A2:'F1-mean f-AUC'.B21 'F1-mean f-AUC'.G2:'F1-mean f-AUC'.G21" chart:data-source-has-labels="both" svg:x="0.32cm" svg:y="1.275cm" svg:width="13.46cm" svg:height="7.545cm">
          <chart:coordinate-region svg:x="1.232cm" svg:y="1.275cm" svg:width="12.268cm" svg:height="6.898cm"/>
          <chart:axis chart:dimension="x" chart:name="primary-x" chart:style-name="ch5" chartooo:axis-type="auto">
            <chartooo:date-scale/>
            <chart:categories table:cell-range-address="'F1-mean f-AUC'.A3:'F1-mean f-AUC'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21" chart:label-cell-address="'F1-mean f-AUC'.B2:'F1-mean f-AUC'.B2" chart:class="chart:line">
            <chart:data-point chart:repeated="19"/>
          </chart:series>
          <chart:series chart:style-name="ch9" chart:values-cell-range-address="'F1-mean f-AUC'.G3:'F1-mean f-AUC'.G21" chart:label-cell-address="'F1-mean f-AUC'.G2:'F1-mean f-AUC'.G2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3</text:p>
                <draw:g>
                  <svg:desc>'F1-mean f-AUC'.G2:'F1-mean 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21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21</svg:desc>
                </draw:g>
              </table:table-cell>
              <table:table-cell office:value-type="float" office:value="0.0677926187120326">
                <text:p>0.0677926187120326</text:p>
                <draw:g>
                  <svg:desc>'F1-mean f-AUC'.G3:'F1-mean f-AUC'.G2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02942584437187">
                <text:p>0.3029425844371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22132676112947">
                <text:p>0.322132676112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29621764359261">
                <text:p>0.3296217643592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9429201688801">
                <text:p>0.3394292016888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103214511765">
                <text:p>0.3491032145117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106310402004">
                <text:p>0.351063104020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287061558942">
                <text:p>0.352870615589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026cm" svg:height="12.952cm" xlink:href=".." xlink:type="simple" chart:class="chart:line" chart:style-name="ch1">
        <chart:title svg:x="10.292cm" svg:y="0.395cm" chart:style-name="ch2">
          <text:p># celle lstm</text:p>
        </chart:title>
        <chart:legend chart:legend-position="end" svg:x="20.703cm" svg:y="5.679cm" style:legend-expansion="high" chart:style-name="ch3"/>
        <chart:plot-area chart:style-name="ch4" table:cell-range-address="'F1-mean f-AUC'.B2:'F1-mean f-AUC'.B42 'F1-mean f-AUC'.H2:'F1-mean f-AUC'.I42" chart:data-source-has-labels="row" svg:x="0.46cm" svg:y="1.433cm" svg:width="19.783cm" svg:height="11.26cm">
          <chart:coordinate-region svg:x="1.372cm" svg:y="1.632cm" svg:width="18.684cm" svg:height="10.41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H3:'F1-mean f-AUC'.H42" chart:label-cell-address="'F1-mean f-AUC'.H2:'F1-mean f-AUC'.H2" chart:class="chart:line">
            <chart:data-point chart:repeated="40"/>
          </chart:series>
          <chart:series chart:style-name="ch10" chart:values-cell-range-address="'F1-mean f-AUC'.I3:'F1-mean f-AUC'.I42" chart:label-cell-address="'F1-mean f-AUC'.I2:'F1-mean f-AUC'.I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4_2</text:p>
                <draw:g>
                  <svg:desc>'F1-mean f-AUC'.I2:'F1-mean f-AUC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301153461905249">
                <text:p>0.301153461905249</text:p>
                <draw:g>
                  <svg:desc>'F1-mean f-AUC'.H3:'F1-mean f-AUC'.H42</svg:desc>
                </draw:g>
              </table:table-cell>
              <table:table-cell office:value-type="float" office:value="0">
                <text:p>0</text:p>
                <draw:g>
                  <svg:desc>'F1-mean f-AUC'.I3:'F1-mean f-AUC'.I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235084255446736">
                <text:p>0.235084255446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19459363559287">
                <text:p>0.319459363559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30047932633178">
                <text:p>0.330047932633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38990086483236">
                <text:p>0.338990086483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43090973082398">
                <text:p>0.3430909730823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47574059790981">
                <text:p>0.3475740597909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48523465759344">
                <text:p>0.348523465759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52788791227469">
                <text:p>0.3527887912274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46187163923631">
                <text:p>0.3461871639236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0124384445451">
                <text:p>0.3501243844454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55728733644994">
                <text:p>0.3557287336449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6753413169385">
                <text:p>0.3567534131693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844925182551">
                <text:p>0.35844925182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0572711966966">
                <text:p>0.3605727119669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3547313035065">
                <text:p>0.3535473130350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4044447701695">
                <text:p>0.34044447701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1997177931144">
                <text:p>0.3619971779311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4849626899978">
                <text:p>0.3648496268999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87cm" svg:height="12.705cm" xlink:href=".." xlink:type="simple" chart:class="chart:line" chart:style-name="ch1">
        <chart:title svg:x="9.027cm" svg:y="0.39cm" chart:style-name="ch2">
          <text:p>with vs w/out saliency</text:p>
        </chart:title>
        <chart:legend chart:legend-position="end" svg:x="20.687cm" svg:y="5.804cm" style:legend-expansion="high" chart:style-name="ch3"/>
        <chart:plot-area chart:style-name="ch4" table:cell-range-address="'F1-mean f-AUC'.B2:'F1-mean f-AUC'.B42 'F1-mean f-AUC'.J2:'F1-mean f-AUC'.J42" chart:data-source-has-labels="row" svg:x="0.451cm" svg:y="1.423cm" svg:width="19.785cm" svg:height="11.028cm">
          <chart:coordinate-region svg:x="1.363cm" svg:y="1.423cm" svg:width="18.686cm" svg:height="10.3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J3:'F1-mean f-AUC'.J42" chart:label-cell-address="'F1-mean f-AUC'.J2:'F1-mean 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5</text:p>
                <draw:g>
                  <svg:desc>'F1-mean f-AUC'.J2:'F1-mean f-AUC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276861132329082">
                <text:p>0.276861132329082</text:p>
                <draw:g>
                  <svg:desc>'F1-mean f-AUC'.J3:'F1-mean f-AUC'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27105580844911">
                <text:p>0.327105580844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38652159444164">
                <text:p>0.338652159444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61cm" svg:height="12.915cm" xlink:href=".." xlink:type="simple" chart:class="chart:line" chart:style-name="ch1">
        <chart:title svg:x="9.531cm" svg:y="0.394cm" chart:style-name="ch2">
          <text:p>lstm vs gru (1 cell)</text:p>
        </chart:title>
        <chart:legend chart:legend-position="end" svg:x="21.061cm" svg:y="5.909cm" style:legend-expansion="high" chart:style-name="ch3"/>
        <chart:plot-area chart:style-name="ch4" table:cell-range-address="'F1-mean f-AUC'.H2:'F1-mean f-AUC'.H27 'F1-mean f-AUC'.K2:'F1-mean f-AUC'.K27" chart:data-source-has-labels="row" svg:x="0.459cm" svg:y="1.431cm" svg:width="20.143cm" svg:height="11.226cm">
          <chart:coordinate-region svg:x="1.371cm" svg:y="1.63cm" svg:width="19.044cm" svg:height="10.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H3:'F1-mean f-AUC'.H27" chart:label-cell-address="'F1-mean f-AUC'.H2:'F1-mean f-AUC'.H2" chart:class="chart:line">
            <chart:data-point chart:repeated="25"/>
          </chart:series>
          <chart:series chart:style-name="ch9" chart:values-cell-range-address="'F1-mean f-AUC'.K3:'F1-mean f-AUC'.K27" chart:label-cell-address="'F1-mean f-AUC'.K2:'F1-mean f-AUC'.K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6</text:p>
                <draw:g>
                  <svg:desc>'F1-mean f-AUC'.K2:'F1-mean f-AUC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53461905249">
                <text:p>0.301153461905249</text:p>
                <draw:g>
                  <svg:desc>'F1-mean f-AUC'.H3:'F1-mean f-AUC'.H27</svg:desc>
                </draw:g>
              </table:table-cell>
              <table:table-cell office:value-type="float" office:value="0.314706479488949">
                <text:p>0.314706479488949</text:p>
                <draw:g>
                  <svg:desc>'F1-mean f-AUC'.K3:'F1-mean f-AUC'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.338637166201013">
                <text:p>0.338637166201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344214434500127">
                <text:p>0.344214434500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40326535368439">
                <text:p>0.340326535368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52645501969001">
                <text:p>0.352645501969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57278953562223">
                <text:p>0.357278953562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55349977062722">
                <text:p>0.35534997706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56514657900922">
                <text:p>0.356514657900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57317440468415">
                <text:p>0.357317440468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61162801563157">
                <text:p>0.361162801563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59973555201132">
                <text:p>0.359973555201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8129806867474">
                <text:p>0.35812980686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6129116095438">
                <text:p>0.36129116095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883115213573">
                <text:p>0.35883115213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0941726937123">
                <text:p>0.350941726937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1549283314766">
                <text:p>0.36154928331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66438377029">
                <text:p>0.3566438377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73cm" svg:height="12.191cm" xlink:href=".." xlink:type="simple" chart:class="chart:line" chart:style-name="ch1">
        <chart:title svg:x="9.933cm" svg:y="0.379cm" chart:style-name="ch2">
          <text:p>saliency</text:p>
        </chart:title>
        <chart:legend chart:legend-position="end" svg:x="19.773cm" svg:y="5.547cm" style:legend-expansion="high" chart:style-name="ch3"/>
        <chart:plot-area chart:style-name="ch4" table:cell-range-address="'f-AUC'.A2:'f-AUC'.B42 'f-AUC'.J2:'f-AUC'.J42" chart:data-source-has-labels="both" svg:x="0.433cm" svg:y="1.401cm" svg:width="18.907cm" svg:height="10.547cm">
          <chart:coordinate-region svg:x="1.345cm" svg:y="1.522cm" svg:width="17.995cm" svg:height="9.424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J3:'f-AUC'.J42" chart:label-cell-address="'f-AUC'.J2:'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5</text:p>
                <draw:g>
                  <svg:desc>'f-AUC'.J2:'f-AUC'.J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7179">
                <text:p>0.67179</text:p>
                <draw:g>
                  <svg:desc>'f-AUC'.J3:'f-AUC'.J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14959">
                <text:p>0.7149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24585">
                <text:p>0.7245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74cm" svg:height="12.304cm" xlink:href=".." xlink:type="simple" chart:class="chart:line" chart:style-name="ch1">
        <chart:title svg:x="9.716cm" svg:y="0.382cm" chart:style-name="ch2">
          <text:p># celle lstm</text:p>
        </chart:title>
        <chart:legend chart:legend-position="end" svg:x="19.551cm" svg:y="5.355cm" style:legend-expansion="high" chart:style-name="ch3"/>
        <chart:plot-area chart:style-name="ch4" table:cell-range-address="'f-AUC'.A2:'f-AUC'.B42 'f-AUC'.H2:'f-AUC'.I42" chart:data-source-has-labels="both" svg:x="0.437cm" svg:y="1.407cm" svg:width="18.677cm" svg:height="10.651cm">
          <chart:coordinate-region svg:x="1.349cm" svg:y="1.528cm" svg:width="17.765cm" svg:height="9.528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H3:'f-AUC'.H42" chart:label-cell-address="'f-AUC'.H2:'f-AUC'.H2" chart:class="chart:line">
            <chart:data-point chart:repeated="40"/>
          </chart:series>
          <chart:series chart:style-name="ch10" chart:values-cell-range-address="'f-AUC'.I3:'f-AUC'.I42" chart:label-cell-address="'f-AUC'.I2:'f-AUC'.I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4_2</text:p>
                <draw:g>
                  <svg:desc>'f-AUC'.I2:'f-AUC'.I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705752">
                <text:p>0.705752</text:p>
                <draw:g>
                  <svg:desc>'f-AUC'.H3:'f-AUC'.H42</svg:desc>
                </draw:g>
              </table:table-cell>
              <table:table-cell office:value-type="float" office:value="0.649216">
                <text:p>0.649216</text:p>
                <draw:g>
                  <svg:desc>'f-AUC'.I3:'f-AUC'.I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37651">
                <text:p>0.737651</text:p>
              </table:table-cell>
              <table:table-cell office:value-type="float" office:value="0.664549">
                <text:p>0.66454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38737">
                <text:p>0.738737</text:p>
              </table:table-cell>
              <table:table-cell office:value-type="float" office:value="0.672492">
                <text:p>0.67249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4626">
                <text:p>0.74626</text:p>
              </table:table-cell>
              <table:table-cell office:value-type="float" office:value="0.688253">
                <text:p>0.68825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6028">
                <text:p>0.76028</text:p>
              </table:table-cell>
              <table:table-cell office:value-type="float" office:value="0.712683">
                <text:p>0.71268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65099">
                <text:p>0.765099</text:p>
              </table:table-cell>
              <table:table-cell office:value-type="float" office:value="0.718729">
                <text:p>0.71872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9032">
                <text:p>0.769032</text:p>
              </table:table-cell>
              <table:table-cell office:value-type="float" office:value="0.724623">
                <text:p>0.72462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8329">
                <text:p>0.768329</text:p>
              </table:table-cell>
              <table:table-cell office:value-type="float" office:value="0.734632">
                <text:p>0.7346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73362">
                <text:p>0.773362</text:p>
              </table:table-cell>
              <table:table-cell office:value-type="float" office:value="0.734952">
                <text:p>0.73495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76362">
                <text:p>0.776362</text:p>
              </table:table-cell>
              <table:table-cell office:value-type="float" office:value="0.747237">
                <text:p>0.74723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6281">
                <text:p>0.776281</text:p>
              </table:table-cell>
              <table:table-cell office:value-type="float" office:value="0.748181">
                <text:p>0.74818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708">
                <text:p>0.77708</text:p>
              </table:table-cell>
              <table:table-cell office:value-type="float" office:value="0.748891">
                <text:p>0.74889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82732">
                <text:p>0.782732</text:p>
              </table:table-cell>
              <table:table-cell office:value-type="float" office:value="0.753741">
                <text:p>0.75374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84279">
                <text:p>0.784279</text:p>
              </table:table-cell>
              <table:table-cell office:value-type="float" office:value="0.754215">
                <text:p>0.75421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5379">
                <text:p>0.775379</text:p>
              </table:table-cell>
              <table:table-cell office:value-type="float" office:value="0.762356">
                <text:p>0.76235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9806">
                <text:p>0.779806</text:p>
              </table:table-cell>
              <table:table-cell office:value-type="float" office:value="0.762429">
                <text:p>0.76242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7775">
                <text:p>0.787775</text:p>
              </table:table-cell>
              <table:table-cell office:value-type="float" office:value="0.764684">
                <text:p>0.76468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733">
                <text:p>0.782733</text:p>
              </table:table-cell>
              <table:table-cell office:value-type="float" office:value="0.763183">
                <text:p>0.76318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32011">
                <text:p>0.732011</text:p>
              </table:table-cell>
              <table:table-cell office:value-type="float" office:value="0.773921">
                <text:p>0.77392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7614">
                <text:p>0.77614</text:p>
              </table:table-cell>
              <table:table-cell office:value-type="float" office:value="0.772859">
                <text:p>0.77285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24cm" svg:height="12.332cm" xlink:href=".." xlink:type="simple" chart:class="chart:scatter" chart:style-name="ch1">
        <chart:title svg:x="9.225cm" svg:y="0.382cm" chart:style-name="ch2">
          <text:p>rand frame order</text:p>
        </chart:title>
        <chart:legend chart:legend-position="end" svg:x="20.024cm" svg:y="5.618cm" style:legend-expansion="high" chart:style-name="ch3"/>
        <chart:plot-area chart:style-name="ch4" table:cell-range-address="'f-AUC'.A2:'f-AUC'.B42 'f-AUC'.G2:'f-AUC'.G42" chart:data-source-has-labels="both" svg:x="0.438cm" svg:y="1.407cm" svg:width="19.148cm" svg:height="10.679cm">
          <chart:coordinate-region svg:x="1.35cm" svg:y="1.606cm" svg:width="17.956cm" svg:height="9.833cm"/>
          <chart:axis chart:dimension="x" chart:name="primary-x" chart:style-name="ch5" chartooo:axis-type="auto"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scatter">
            <chart:domain table:cell-range-address="'f-AUC'.A3:'f-AUC'.A42"/>
            <chart:data-point chart:repeated="40"/>
          </chart:series>
          <chart:series chart:style-name="ch9" chart:values-cell-range-address="'f-AUC'.G3:'f-AUC'.G42" chart:label-cell-address="'f-AUC'.G2:'f-AUC'.G2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3</text:p>
                <draw:g>
                  <svg:desc>'f-AUC'.G2:'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29399">
                <text:p>0.629399</text:p>
                <draw:g>
                  <svg:desc>'f-AUC'.G3:'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74892">
                <text:p>0.6748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19383">
                <text:p>0.7193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7631">
                <text:p>0.7376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46746">
                <text:p>0.7467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55027">
                <text:p>0.7550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54872">
                <text:p>0.7548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2881">
                <text:p>0.7628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3884">
                <text:p>0.7638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69152">
                <text:p>0.76915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65844">
                <text:p>0.7658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2908">
                <text:p>0.7729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4795">
                <text:p>0.7747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2097">
                <text:p>0.77209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6756">
                <text:p>0.77675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74833">
                <text:p>0.7748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75386">
                <text:p>0.77538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1962">
                <text:p>0.7819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